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Calibri1" svg:font-family="Calibri"/>
    <style:font-face style:name="Liberation Serif" svg:font-family="'Liberation Serif'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325cm" fo:margin-left="0cm" table:align="left" style:may-break-between-rows="true" style:writing-mode="lr-tb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8.149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1.455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789cm"/>
    </style:style>
    <style:style style:name="Tabla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" style:family="table">
      <style:table-properties style:width="18.309cm" fo:margin-left="0cm" table:align="left" style:may-break-between-rows="true" style:writing-mode="lr-tb"/>
    </style:style>
    <style:style style:name="Tabla2.A" style:family="table-column">
      <style:table-column-properties style:column-width="0.609cm"/>
    </style:style>
    <style:style style:name="Tabla2.B" style:family="table-column">
      <style:table-column-properties style:column-width="8.625cm"/>
    </style:style>
    <style:style style:name="Tabla2.C" style:family="table-column">
      <style:table-column-properties style:column-width="0.556cm"/>
    </style:style>
    <style:style style:name="Tabla2.D" style:family="table-column">
      <style:table-column-properties style:column-width="8.52cm"/>
    </style:style>
    <style:style style:name="Tabla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18.336cm"/>
    </style:style>
    <style:style style:name="Tabla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" style:family="table">
      <style:table-properties style:width="18.362cm" fo:margin-left="0cm" table:align="left" style:may-break-between-rows="true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4.233cm"/>
    </style:style>
    <style:style style:name="Tabla4.C" style:family="table-column">
      <style:table-column-properties style:column-width="4.26cm"/>
    </style:style>
    <style:style style:name="Tabla4.D" style:family="table-column">
      <style:table-column-properties style:column-width="4.868cm"/>
    </style:style>
    <style:style style:name="Tabla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" style:family="table">
      <style:table-properties style:width="18.415cm" fo:margin-left="0cm" table:align="left" style:may-break-between-rows="true" style:writing-mode="lr-tb"/>
    </style:style>
    <style:style style:name="Tabla5.A" style:family="table-column">
      <style:table-column-properties style:column-width="18.415cm"/>
    </style:style>
    <style:style style:name="Tabla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" style:family="table">
      <style:table-properties style:width="18.325cm" fo:margin-left="0cm" table:align="left" style:may-break-between-rows="true" style:writing-mode="lr-tb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8.149cm"/>
    </style:style>
    <style:style style:name="Tabla6.C" style:family="table-column">
      <style:table-column-properties style:column-width="1.296cm"/>
    </style:style>
    <style:style style:name="Tabla6.D" style:family="table-column">
      <style:table-column-properties style:column-width="1.244cm"/>
    </style:style>
    <style:style style:name="Tabla6.E" style:family="table-column">
      <style:table-column-properties style:column-width="1.455cm"/>
    </style:style>
    <style:style style:name="Tabla6.F" style:family="table-column">
      <style:table-column-properties style:column-width="1.588cm"/>
    </style:style>
    <style:style style:name="Tabla6.G" style:family="table-column">
      <style:table-column-properties style:column-width="1.789cm"/>
    </style:style>
    <style:style style:name="Tabla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" style:family="table">
      <style:table-properties style:width="18.309cm" fo:margin-left="0cm" table:align="left" style:may-break-between-rows="true" style:writing-mode="lr-tb"/>
    </style:style>
    <style:style style:name="Tabla7.A" style:family="table-column">
      <style:table-column-properties style:column-width="0.609cm"/>
    </style:style>
    <style:style style:name="Tabla7.B" style:family="table-column">
      <style:table-column-properties style:column-width="8.625cm"/>
    </style:style>
    <style:style style:name="Tabla7.C" style:family="table-column">
      <style:table-column-properties style:column-width="0.556cm"/>
    </style:style>
    <style:style style:name="Tabla7.D" style:family="table-column">
      <style:table-column-properties style:column-width="8.52cm"/>
    </style:style>
    <style:style style:name="Tabla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" style:family="table">
      <style:table-properties style:width="18.336cm" fo:margin-left="0cm" table:align="left" style:may-break-between-rows="true" style:writing-mode="lr-tb"/>
    </style:style>
    <style:style style:name="Tabla8.A" style:family="table-column">
      <style:table-column-properties style:column-width="18.336cm"/>
    </style:style>
    <style:style style:name="Tabla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" style:family="table">
      <style:table-properties style:width="18.362cm" fo:margin-left="0cm" table:align="left" style:may-break-between-rows="true" style:writing-mode="lr-tb"/>
    </style:style>
    <style:style style:name="Tabla9.A" style:family="table-column">
      <style:table-column-properties style:column-width="5.001cm"/>
    </style:style>
    <style:style style:name="Tabla9.B" style:family="table-column">
      <style:table-column-properties style:column-width="4.233cm"/>
    </style:style>
    <style:style style:name="Tabla9.C" style:family="table-column">
      <style:table-column-properties style:column-width="4.26cm"/>
    </style:style>
    <style:style style:name="Tabla9.D" style:family="table-column">
      <style:table-column-properties style:column-width="4.868cm"/>
    </style:style>
    <style:style style:name="Tabla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" style:family="table">
      <style:table-properties style:width="18.415cm" fo:margin-left="0cm" table:align="left" style:may-break-between-rows="true" style:writing-mode="lr-tb"/>
    </style:style>
    <style:style style:name="Tabla10.A" style:family="table-column">
      <style:table-column-properties style:column-width="18.415cm"/>
    </style:style>
    <style:style style:name="Tabla1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" style:family="table">
      <style:table-properties style:width="18.325cm" fo:margin-left="0cm" table:align="left" style:may-break-between-rows="true" style:writing-mode="lr-tb"/>
    </style:style>
    <style:style style:name="Tabla11.A" style:family="table-column">
      <style:table-column-properties style:column-width="2.805cm"/>
    </style:style>
    <style:style style:name="Tabla11.B" style:family="table-column">
      <style:table-column-properties style:column-width="8.149cm"/>
    </style:style>
    <style:style style:name="Tabla11.C" style:family="table-column">
      <style:table-column-properties style:column-width="1.296cm"/>
    </style:style>
    <style:style style:name="Tabla11.D" style:family="table-column">
      <style:table-column-properties style:column-width="1.244cm"/>
    </style:style>
    <style:style style:name="Tabla11.E" style:family="table-column">
      <style:table-column-properties style:column-width="1.455cm"/>
    </style:style>
    <style:style style:name="Tabla11.F" style:family="table-column">
      <style:table-column-properties style:column-width="1.588cm"/>
    </style:style>
    <style:style style:name="Tabla11.G" style:family="table-column">
      <style:table-column-properties style:column-width="1.789cm"/>
    </style:style>
    <style:style style:name="Tabla1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" style:family="table">
      <style:table-properties style:width="18.309cm" fo:margin-left="0cm" table:align="left" style:may-break-between-rows="true" style:writing-mode="lr-tb"/>
    </style:style>
    <style:style style:name="Tabla12.A" style:family="table-column">
      <style:table-column-properties style:column-width="0.503cm"/>
    </style:style>
    <style:style style:name="Tabla12.B" style:family="table-column">
      <style:table-column-properties style:column-width="8.731cm"/>
    </style:style>
    <style:style style:name="Tabla12.C" style:family="table-column">
      <style:table-column-properties style:column-width="0.556cm"/>
    </style:style>
    <style:style style:name="Tabla12.D" style:family="table-column">
      <style:table-column-properties style:column-width="8.52cm"/>
    </style:style>
    <style:style style:name="Tabla1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.3" style:family="table-row">
      <style:table-row-properties style:min-row-height="0.91cm"/>
    </style:style>
    <style:style style:name="Tabla1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" style:family="table">
      <style:table-properties style:width="18.336cm" fo:margin-left="0cm" table:align="left" style:may-break-between-rows="true" style:writing-mode="lr-tb"/>
    </style:style>
    <style:style style:name="Tabla13.A" style:family="table-column">
      <style:table-column-properties style:column-width="18.336cm"/>
    </style:style>
    <style:style style:name="Tabla1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4" style:family="table">
      <style:table-properties style:width="18.362cm" fo:margin-left="0cm" table:align="left" style:may-break-between-rows="true" style:writing-mode="lr-tb"/>
    </style:style>
    <style:style style:name="Tabla14.A" style:family="table-column">
      <style:table-column-properties style:column-width="5.001cm"/>
    </style:style>
    <style:style style:name="Tabla14.B" style:family="table-column">
      <style:table-column-properties style:column-width="4.233cm"/>
    </style:style>
    <style:style style:name="Tabla14.C" style:family="table-column">
      <style:table-column-properties style:column-width="4.26cm"/>
    </style:style>
    <style:style style:name="Tabla14.D" style:family="table-column">
      <style:table-column-properties style:column-width="4.868cm"/>
    </style:style>
    <style:style style:name="Tabla1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5" style:family="table">
      <style:table-properties style:width="18.415cm" fo:margin-left="0cm" table:align="left" style:may-break-between-rows="true" style:writing-mode="lr-tb"/>
    </style:style>
    <style:style style:name="Tabla15.A" style:family="table-column">
      <style:table-column-properties style:column-width="18.415cm"/>
    </style:style>
    <style:style style:name="Tabla1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6" style:family="table">
      <style:table-properties style:width="18.325cm" fo:margin-left="0cm" table:align="left" style:may-break-between-rows="true" style:writing-mode="lr-tb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8.149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4cm"/>
    </style:style>
    <style:style style:name="Tabla16.E" style:family="table-column">
      <style:table-column-properties style:column-width="1.455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789cm"/>
    </style:style>
    <style:style style:name="Tabla1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" style:family="table">
      <style:table-properties style:width="18.309cm" fo:margin-left="0cm" table:align="left" style:may-break-between-rows="true" style:writing-mode="lr-tb"/>
    </style:style>
    <style:style style:name="Tabla17.A" style:family="table-column">
      <style:table-column-properties style:column-width="0.503cm"/>
    </style:style>
    <style:style style:name="Tabla17.B" style:family="table-column">
      <style:table-column-properties style:column-width="8.731cm"/>
    </style:style>
    <style:style style:name="Tabla17.C" style:family="table-column">
      <style:table-column-properties style:column-width="0.556cm"/>
    </style:style>
    <style:style style:name="Tabla17.D" style:family="table-column">
      <style:table-column-properties style:column-width="8.52cm"/>
    </style:style>
    <style:style style:name="Tabla1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7.6" style:family="table-row">
      <style:table-row-properties style:min-row-height="0.353cm"/>
    </style:style>
    <style:style style:name="Tabla18" style:family="table">
      <style:table-properties style:width="18.336cm" fo:margin-left="0cm" table:align="left" style:may-break-between-rows="true" style:writing-mode="lr-tb"/>
    </style:style>
    <style:style style:name="Tabla18.A" style:family="table-column">
      <style:table-column-properties style:column-width="18.336cm"/>
    </style:style>
    <style:style style:name="Tabla1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9" style:family="table">
      <style:table-properties style:width="18.362cm" fo:margin-left="0cm" table:align="left" style:may-break-between-rows="true" style:writing-mode="lr-tb"/>
    </style:style>
    <style:style style:name="Tabla19.A" style:family="table-column">
      <style:table-column-properties style:column-width="5.001cm"/>
    </style:style>
    <style:style style:name="Tabla19.B" style:family="table-column">
      <style:table-column-properties style:column-width="4.233cm"/>
    </style:style>
    <style:style style:name="Tabla19.C" style:family="table-column">
      <style:table-column-properties style:column-width="4.26cm"/>
    </style:style>
    <style:style style:name="Tabla19.D" style:family="table-column">
      <style:table-column-properties style:column-width="4.868cm"/>
    </style:style>
    <style:style style:name="Tabla1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0" style:family="table">
      <style:table-properties style:width="18.362cm" fo:margin-left="0cm" table:align="left" style:may-break-between-rows="true" style:writing-mode="lr-tb"/>
    </style:style>
    <style:style style:name="Tabla20.A" style:family="table-column">
      <style:table-column-properties style:column-width="18.362cm"/>
    </style:style>
    <style:style style:name="Tabla2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1" style:family="table">
      <style:table-properties style:width="18.325cm" fo:margin-left="0cm" table:align="left" style:may-break-between-rows="true" style:writing-mode="lr-tb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8.149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4cm"/>
    </style:style>
    <style:style style:name="Tabla21.E" style:family="table-column">
      <style:table-column-properties style:column-width="1.455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789cm"/>
    </style:style>
    <style:style style:name="Tabla2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2" style:family="table">
      <style:table-properties style:width="18.309cm" fo:margin-left="0cm" table:align="left" style:may-break-between-rows="true" style:writing-mode="lr-tb"/>
    </style:style>
    <style:style style:name="Tabla22.A" style:family="table-column">
      <style:table-column-properties style:column-width="0.503cm"/>
    </style:style>
    <style:style style:name="Tabla22.B" style:family="table-column">
      <style:table-column-properties style:column-width="8.731cm"/>
    </style:style>
    <style:style style:name="Tabla22.C" style:family="table-column">
      <style:table-column-properties style:column-width="0.556cm"/>
    </style:style>
    <style:style style:name="Tabla22.D" style:family="table-column">
      <style:table-column-properties style:column-width="8.52cm"/>
    </style:style>
    <style:style style:name="Tabla2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2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3" style:family="table">
      <style:table-properties style:width="18.389cm" fo:margin-left="0cm" table:align="left" style:may-break-between-rows="true" style:writing-mode="lr-tb"/>
    </style:style>
    <style:style style:name="Tabla23.A" style:family="table-column">
      <style:table-column-properties style:column-width="18.389cm"/>
    </style:style>
    <style:style style:name="Tabla2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4" style:family="table">
      <style:table-properties style:width="18.362cm" fo:margin-left="0cm" table:align="left" style:may-break-between-rows="true" style:writing-mode="lr-tb"/>
    </style:style>
    <style:style style:name="Tabla24.A" style:family="table-column">
      <style:table-column-properties style:column-width="5.001cm"/>
    </style:style>
    <style:style style:name="Tabla24.B" style:family="table-column">
      <style:table-column-properties style:column-width="4.233cm"/>
    </style:style>
    <style:style style:name="Tabla24.C" style:family="table-column">
      <style:table-column-properties style:column-width="4.26cm"/>
    </style:style>
    <style:style style:name="Tabla24.D" style:family="table-column">
      <style:table-column-properties style:column-width="4.868cm"/>
    </style:style>
    <style:style style:name="Tabla2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5" style:family="table">
      <style:table-properties style:width="18.362cm" fo:margin-left="0cm" table:align="left" style:may-break-between-rows="true" style:writing-mode="lr-tb"/>
    </style:style>
    <style:style style:name="Tabla25.A" style:family="table-column">
      <style:table-column-properties style:column-width="18.362cm"/>
    </style:style>
    <style:style style:name="Tabla2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6" style:family="table">
      <style:table-properties style:width="18.325cm" fo:margin-left="0cm" table:align="left" style:may-break-between-rows="true" style:writing-mode="lr-tb"/>
    </style:style>
    <style:style style:name="Tabla26.A" style:family="table-column">
      <style:table-column-properties style:column-width="2.805cm"/>
    </style:style>
    <style:style style:name="Tabla26.B" style:family="table-column">
      <style:table-column-properties style:column-width="8.149cm"/>
    </style:style>
    <style:style style:name="Tabla26.C" style:family="table-column">
      <style:table-column-properties style:column-width="1.296cm"/>
    </style:style>
    <style:style style:name="Tabla26.D" style:family="table-column">
      <style:table-column-properties style:column-width="1.244cm"/>
    </style:style>
    <style:style style:name="Tabla26.E" style:family="table-column">
      <style:table-column-properties style:column-width="1.455cm"/>
    </style:style>
    <style:style style:name="Tabla26.F" style:family="table-column">
      <style:table-column-properties style:column-width="1.588cm"/>
    </style:style>
    <style:style style:name="Tabla26.G" style:family="table-column">
      <style:table-column-properties style:column-width="1.789cm"/>
    </style:style>
    <style:style style:name="Tabla2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7" style:family="table">
      <style:table-properties style:width="18.309cm" fo:margin-left="0cm" table:align="left" style:may-break-between-rows="true" style:writing-mode="lr-tb"/>
    </style:style>
    <style:style style:name="Tabla27.A" style:family="table-column">
      <style:table-column-properties style:column-width="0.503cm"/>
    </style:style>
    <style:style style:name="Tabla27.B" style:family="table-column">
      <style:table-column-properties style:column-width="8.731cm"/>
    </style:style>
    <style:style style:name="Tabla27.C" style:family="table-column">
      <style:table-column-properties style:column-width="0.556cm"/>
    </style:style>
    <style:style style:name="Tabla27.D" style:family="table-column">
      <style:table-column-properties style:column-width="8.52cm"/>
    </style:style>
    <style:style style:name="Tabla2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8" style:family="table">
      <style:table-properties style:width="18.336cm" fo:margin-left="0cm" table:align="left" style:may-break-between-rows="true" style:writing-mode="lr-tb"/>
    </style:style>
    <style:style style:name="Tabla28.A" style:family="table-column">
      <style:table-column-properties style:column-width="18.336cm"/>
    </style:style>
    <style:style style:name="Tabla2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9" style:family="table">
      <style:table-properties style:width="18.362cm" fo:margin-left="0cm" table:align="left" style:may-break-between-rows="true" style:writing-mode="lr-tb"/>
    </style:style>
    <style:style style:name="Tabla29.A" style:family="table-column">
      <style:table-column-properties style:column-width="5.001cm"/>
    </style:style>
    <style:style style:name="Tabla29.B" style:family="table-column">
      <style:table-column-properties style:column-width="4.233cm"/>
    </style:style>
    <style:style style:name="Tabla29.C" style:family="table-column">
      <style:table-column-properties style:column-width="4.26cm"/>
    </style:style>
    <style:style style:name="Tabla29.D" style:family="table-column">
      <style:table-column-properties style:column-width="4.868cm"/>
    </style:style>
    <style:style style:name="Tabla2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0" style:family="table">
      <style:table-properties style:width="18.362cm" fo:margin-left="0cm" table:align="left" style:may-break-between-rows="true" style:writing-mode="lr-tb"/>
    </style:style>
    <style:style style:name="Tabla30.A" style:family="table-column">
      <style:table-column-properties style:column-width="18.362cm"/>
    </style:style>
    <style:style style:name="Tabla30.1" style:family="table-row">
      <style:table-row-properties style:min-row-height="0.688cm"/>
    </style:style>
    <style:style style:name="Tabla3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" style:family="table">
      <style:table-properties style:width="18.325cm" fo:margin-left="0cm" table:align="left" style:may-break-between-rows="true" style:writing-mode="lr-tb"/>
    </style:style>
    <style:style style:name="Tabla31.A" style:family="table-column">
      <style:table-column-properties style:column-width="2.805cm"/>
    </style:style>
    <style:style style:name="Tabla31.B" style:family="table-column">
      <style:table-column-properties style:column-width="8.149cm"/>
    </style:style>
    <style:style style:name="Tabla31.C" style:family="table-column">
      <style:table-column-properties style:column-width="1.296cm"/>
    </style:style>
    <style:style style:name="Tabla31.D" style:family="table-column">
      <style:table-column-properties style:column-width="1.244cm"/>
    </style:style>
    <style:style style:name="Tabla31.E" style:family="table-column">
      <style:table-column-properties style:column-width="1.455cm"/>
    </style:style>
    <style:style style:name="Tabla31.F" style:family="table-column">
      <style:table-column-properties style:column-width="1.588cm"/>
    </style:style>
    <style:style style:name="Tabla31.G" style:family="table-column">
      <style:table-column-properties style:column-width="1.789cm"/>
    </style:style>
    <style:style style:name="Tabla3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" style:family="table">
      <style:table-properties style:width="18.309cm" fo:margin-left="0cm" table:align="left" style:may-break-between-rows="true" style:writing-mode="lr-tb"/>
    </style:style>
    <style:style style:name="Tabla32.A" style:family="table-column">
      <style:table-column-properties style:column-width="0.503cm"/>
    </style:style>
    <style:style style:name="Tabla32.B" style:family="table-column">
      <style:table-column-properties style:column-width="8.731cm"/>
    </style:style>
    <style:style style:name="Tabla32.C" style:family="table-column">
      <style:table-column-properties style:column-width="0.556cm"/>
    </style:style>
    <style:style style:name="Tabla32.D" style:family="table-column">
      <style:table-column-properties style:column-width="8.52cm"/>
    </style:style>
    <style:style style:name="Tabla3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.A3" style:family="table-cell" style:data-style-name="N0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2.B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3" style:family="table">
      <style:table-properties style:width="18.336cm" fo:margin-left="0cm" table:align="left" style:may-break-between-rows="true" style:writing-mode="lr-tb"/>
    </style:style>
    <style:style style:name="Tabla33.A" style:family="table-column">
      <style:table-column-properties style:column-width="18.336cm"/>
    </style:style>
    <style:style style:name="Tabla3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4" style:family="table">
      <style:table-properties style:width="18.362cm" fo:margin-left="0cm" table:align="left" style:may-break-between-rows="true" style:writing-mode="lr-tb"/>
    </style:style>
    <style:style style:name="Tabla34.A" style:family="table-column">
      <style:table-column-properties style:column-width="5.001cm"/>
    </style:style>
    <style:style style:name="Tabla34.B" style:family="table-column">
      <style:table-column-properties style:column-width="4.233cm"/>
    </style:style>
    <style:style style:name="Tabla34.C" style:family="table-column">
      <style:table-column-properties style:column-width="4.26cm"/>
    </style:style>
    <style:style style:name="Tabla34.D" style:family="table-column">
      <style:table-column-properties style:column-width="4.868cm"/>
    </style:style>
    <style:style style:name="Tabla3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5" style:family="table">
      <style:table-properties style:width="18.362cm" fo:margin-left="0cm" table:align="left" style:may-break-between-rows="true" style:writing-mode="lr-tb"/>
    </style:style>
    <style:style style:name="Tabla35.A" style:family="table-column">
      <style:table-column-properties style:column-width="18.362cm"/>
    </style:style>
    <style:style style:name="Tabla3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" style:family="table">
      <style:table-properties style:width="18.325cm" fo:margin-left="0cm" table:align="left" style:may-break-between-rows="true" style:writing-mode="lr-tb"/>
    </style:style>
    <style:style style:name="Tabla36.A" style:family="table-column">
      <style:table-column-properties style:column-width="2.805cm"/>
    </style:style>
    <style:style style:name="Tabla36.B" style:family="table-column">
      <style:table-column-properties style:column-width="8.149cm"/>
    </style:style>
    <style:style style:name="Tabla36.C" style:family="table-column">
      <style:table-column-properties style:column-width="1.296cm"/>
    </style:style>
    <style:style style:name="Tabla36.D" style:family="table-column">
      <style:table-column-properties style:column-width="1.244cm"/>
    </style:style>
    <style:style style:name="Tabla36.E" style:family="table-column">
      <style:table-column-properties style:column-width="1.455cm"/>
    </style:style>
    <style:style style:name="Tabla36.F" style:family="table-column">
      <style:table-column-properties style:column-width="1.588cm"/>
    </style:style>
    <style:style style:name="Tabla36.G" style:family="table-column">
      <style:table-column-properties style:column-width="1.789cm"/>
    </style:style>
    <style:style style:name="Tabla3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6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" style:family="table">
      <style:table-properties style:width="18.309cm" fo:margin-left="0cm" table:align="left" style:may-break-between-rows="true" style:writing-mode="lr-tb"/>
    </style:style>
    <style:style style:name="Tabla37.A" style:family="table-column">
      <style:table-column-properties style:column-width="0.503cm"/>
    </style:style>
    <style:style style:name="Tabla37.B" style:family="table-column">
      <style:table-column-properties style:column-width="8.731cm"/>
    </style:style>
    <style:style style:name="Tabla37.C" style:family="table-column">
      <style:table-column-properties style:column-width="0.767cm"/>
    </style:style>
    <style:style style:name="Tabla37.D" style:family="table-column">
      <style:table-column-properties style:column-width="8.308cm"/>
    </style:style>
    <style:style style:name="Tabla3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7.C4" style:family="table-cell" style:data-style-name="N0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8" style:family="table">
      <style:table-properties style:width="18.336cm" fo:margin-left="0cm" table:align="left" style:may-break-between-rows="true" style:writing-mode="lr-tb"/>
    </style:style>
    <style:style style:name="Tabla38.A" style:family="table-column">
      <style:table-column-properties style:column-width="18.336cm"/>
    </style:style>
    <style:style style:name="Tabla3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9" style:family="table">
      <style:table-properties style:width="18.362cm" fo:margin-left="0cm" table:align="left" style:may-break-between-rows="true" style:writing-mode="lr-tb"/>
    </style:style>
    <style:style style:name="Tabla39.A" style:family="table-column">
      <style:table-column-properties style:column-width="5.001cm"/>
    </style:style>
    <style:style style:name="Tabla39.B" style:family="table-column">
      <style:table-column-properties style:column-width="4.233cm"/>
    </style:style>
    <style:style style:name="Tabla39.C" style:family="table-column">
      <style:table-column-properties style:column-width="4.26cm"/>
    </style:style>
    <style:style style:name="Tabla39.D" style:family="table-column">
      <style:table-column-properties style:column-width="4.868cm"/>
    </style:style>
    <style:style style:name="Tabla3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" style:family="table">
      <style:table-properties style:width="18.325cm" fo:margin-left="0cm" table:align="left" style:may-break-between-rows="true" style:writing-mode="lr-tb"/>
    </style:style>
    <style:style style:name="Tabla40.A" style:family="table-column">
      <style:table-column-properties style:column-width="2.805cm"/>
    </style:style>
    <style:style style:name="Tabla40.B" style:family="table-column">
      <style:table-column-properties style:column-width="8.149cm"/>
    </style:style>
    <style:style style:name="Tabla40.C" style:family="table-column">
      <style:table-column-properties style:column-width="1.296cm"/>
    </style:style>
    <style:style style:name="Tabla40.D" style:family="table-column">
      <style:table-column-properties style:column-width="1.244cm"/>
    </style:style>
    <style:style style:name="Tabla40.E" style:family="table-column">
      <style:table-column-properties style:column-width="1.455cm"/>
    </style:style>
    <style:style style:name="Tabla40.F" style:family="table-column">
      <style:table-column-properties style:column-width="1.588cm"/>
    </style:style>
    <style:style style:name="Tabla40.G" style:family="table-column">
      <style:table-column-properties style:column-width="1.789cm"/>
    </style:style>
    <style:style style:name="Tabla4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" style:family="table">
      <style:table-properties style:width="18.309cm" fo:margin-left="0cm" table:align="left" style:may-break-between-rows="true" style:writing-mode="lr-tb"/>
    </style:style>
    <style:style style:name="Tabla41.A" style:family="table-column">
      <style:table-column-properties style:column-width="0.503cm"/>
    </style:style>
    <style:style style:name="Tabla41.B" style:family="table-column">
      <style:table-column-properties style:column-width="8.731cm"/>
    </style:style>
    <style:style style:name="Tabla41.C" style:family="table-column">
      <style:table-column-properties style:column-width="0.556cm"/>
    </style:style>
    <style:style style:name="Tabla41.D" style:family="table-column">
      <style:table-column-properties style:column-width="8.52cm"/>
    </style:style>
    <style:style style:name="Tabla4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1.A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41.C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42" style:family="table">
      <style:table-properties style:width="18.336cm" fo:margin-left="0cm" table:align="left" style:may-break-between-rows="true" style:writing-mode="lr-tb"/>
    </style:style>
    <style:style style:name="Tabla42.A" style:family="table-column">
      <style:table-column-properties style:column-width="18.336cm"/>
    </style:style>
    <style:style style:name="Tabla4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3" style:family="table">
      <style:table-properties style:width="18.362cm" fo:margin-left="0cm" table:align="left" style:may-break-between-rows="true" style:writing-mode="lr-tb"/>
    </style:style>
    <style:style style:name="Tabla43.A" style:family="table-column">
      <style:table-column-properties style:column-width="5.001cm"/>
    </style:style>
    <style:style style:name="Tabla43.B" style:family="table-column">
      <style:table-column-properties style:column-width="4.233cm"/>
    </style:style>
    <style:style style:name="Tabla43.C" style:family="table-column">
      <style:table-column-properties style:column-width="4.26cm"/>
    </style:style>
    <style:style style:name="Tabla43.D" style:family="table-column">
      <style:table-column-properties style:column-width="4.868cm"/>
    </style:style>
    <style:style style:name="Tabla4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4" style:family="table">
      <style:table-properties style:width="18.362cm" fo:margin-left="0cm" table:align="left" style:may-break-between-rows="true" style:writing-mode="lr-tb"/>
    </style:style>
    <style:style style:name="Tabla44.A" style:family="table-column">
      <style:table-column-properties style:column-width="18.362cm"/>
    </style:style>
    <style:style style:name="Tabla4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5" style:family="table">
      <style:table-properties style:width="18.325cm" fo:margin-left="0cm" table:align="left" style:may-break-between-rows="true" style:writing-mode="lr-tb"/>
    </style:style>
    <style:style style:name="Tabla45.A" style:family="table-column">
      <style:table-column-properties style:column-width="2.805cm"/>
    </style:style>
    <style:style style:name="Tabla45.B" style:family="table-column">
      <style:table-column-properties style:column-width="8.149cm"/>
    </style:style>
    <style:style style:name="Tabla45.C" style:family="table-column">
      <style:table-column-properties style:column-width="1.296cm"/>
    </style:style>
    <style:style style:name="Tabla45.D" style:family="table-column">
      <style:table-column-properties style:column-width="1.244cm"/>
    </style:style>
    <style:style style:name="Tabla45.E" style:family="table-column">
      <style:table-column-properties style:column-width="1.455cm"/>
    </style:style>
    <style:style style:name="Tabla45.F" style:family="table-column">
      <style:table-column-properties style:column-width="1.588cm"/>
    </style:style>
    <style:style style:name="Tabla45.G" style:family="table-column">
      <style:table-column-properties style:column-width="1.789cm"/>
    </style:style>
    <style:style style:name="Tabla4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6" style:family="table">
      <style:table-properties style:width="18.309cm" fo:margin-left="0cm" table:align="left" style:may-break-between-rows="true" style:writing-mode="lr-tb"/>
    </style:style>
    <style:style style:name="Tabla46.A" style:family="table-column">
      <style:table-column-properties style:column-width="0.503cm"/>
    </style:style>
    <style:style style:name="Tabla46.B" style:family="table-column">
      <style:table-column-properties style:column-width="8.731cm"/>
    </style:style>
    <style:style style:name="Tabla46.C" style:family="table-column">
      <style:table-column-properties style:column-width="0.556cm"/>
    </style:style>
    <style:style style:name="Tabla46.D" style:family="table-column">
      <style:table-column-properties style:column-width="8.52cm"/>
    </style:style>
    <style:style style:name="Tabla4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7" style:family="table">
      <style:table-properties style:width="18.336cm" fo:margin-left="0cm" table:align="left" style:may-break-between-rows="true" style:writing-mode="lr-tb"/>
    </style:style>
    <style:style style:name="Tabla47.A" style:family="table-column">
      <style:table-column-properties style:column-width="18.336cm"/>
    </style:style>
    <style:style style:name="Tabla4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8" style:family="table">
      <style:table-properties style:width="18.362cm" fo:margin-left="0cm" table:align="left" style:may-break-between-rows="true" style:writing-mode="lr-tb"/>
    </style:style>
    <style:style style:name="Tabla48.A" style:family="table-column">
      <style:table-column-properties style:column-width="5.001cm"/>
    </style:style>
    <style:style style:name="Tabla48.B" style:family="table-column">
      <style:table-column-properties style:column-width="4.233cm"/>
    </style:style>
    <style:style style:name="Tabla48.C" style:family="table-column">
      <style:table-column-properties style:column-width="4.26cm"/>
    </style:style>
    <style:style style:name="Tabla48.D" style:family="table-column">
      <style:table-column-properties style:column-width="4.868cm"/>
    </style:style>
    <style:style style:name="Tabla4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9" style:family="table">
      <style:table-properties style:width="18.362cm" fo:margin-left="0cm" table:align="left" style:may-break-between-rows="true" style:writing-mode="lr-tb"/>
    </style:style>
    <style:style style:name="Tabla49.A" style:family="table-column">
      <style:table-column-properties style:column-width="18.362cm"/>
    </style:style>
    <style:style style:name="Tabla4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" style:family="table">
      <style:table-properties style:width="18.325cm" fo:margin-left="0cm" table:align="left" style:may-break-between-rows="true" style:writing-mode="lr-tb"/>
    </style:style>
    <style:style style:name="Tabla50.A" style:family="table-column">
      <style:table-column-properties style:column-width="2.805cm"/>
    </style:style>
    <style:style style:name="Tabla50.B" style:family="table-column">
      <style:table-column-properties style:column-width="8.149cm"/>
    </style:style>
    <style:style style:name="Tabla50.C" style:family="table-column">
      <style:table-column-properties style:column-width="1.296cm"/>
    </style:style>
    <style:style style:name="Tabla50.D" style:family="table-column">
      <style:table-column-properties style:column-width="1.244cm"/>
    </style:style>
    <style:style style:name="Tabla50.E" style:family="table-column">
      <style:table-column-properties style:column-width="1.455cm"/>
    </style:style>
    <style:style style:name="Tabla50.F" style:family="table-column">
      <style:table-column-properties style:column-width="1.588cm"/>
    </style:style>
    <style:style style:name="Tabla50.G" style:family="table-column">
      <style:table-column-properties style:column-width="1.789cm"/>
    </style:style>
    <style:style style:name="Tabla5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" style:family="table">
      <style:table-properties style:width="18.309cm" fo:margin-left="0cm" table:align="left" style:may-break-between-rows="true" style:writing-mode="lr-tb"/>
    </style:style>
    <style:style style:name="Tabla51.A" style:family="table-column">
      <style:table-column-properties style:column-width="0.503cm"/>
    </style:style>
    <style:style style:name="Tabla51.B" style:family="table-column">
      <style:table-column-properties style:column-width="8.731cm"/>
    </style:style>
    <style:style style:name="Tabla51.C" style:family="table-column">
      <style:table-column-properties style:column-width="0.556cm"/>
    </style:style>
    <style:style style:name="Tabla51.D" style:family="table-column">
      <style:table-column-properties style:column-width="8.52cm"/>
    </style:style>
    <style:style style:name="Tabla5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1.A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51.B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52" style:family="table">
      <style:table-properties style:width="18.336cm" fo:margin-left="0cm" table:align="left" style:may-break-between-rows="true" style:writing-mode="lr-tb"/>
    </style:style>
    <style:style style:name="Tabla52.A" style:family="table-column">
      <style:table-column-properties style:column-width="18.336cm"/>
    </style:style>
    <style:style style:name="Tabla5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3" style:family="table">
      <style:table-properties style:width="18.362cm" fo:margin-left="0cm" table:align="left" style:may-break-between-rows="true" style:writing-mode="lr-tb"/>
    </style:style>
    <style:style style:name="Tabla53.A" style:family="table-column">
      <style:table-column-properties style:column-width="5.001cm"/>
    </style:style>
    <style:style style:name="Tabla53.B" style:family="table-column">
      <style:table-column-properties style:column-width="4.233cm"/>
    </style:style>
    <style:style style:name="Tabla53.C" style:family="table-column">
      <style:table-column-properties style:column-width="4.26cm"/>
    </style:style>
    <style:style style:name="Tabla53.D" style:family="table-column">
      <style:table-column-properties style:column-width="4.868cm"/>
    </style:style>
    <style:style style:name="Tabla5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4" style:family="table">
      <style:table-properties style:width="18.362cm" fo:margin-left="0cm" table:align="left" style:may-break-between-rows="true" style:writing-mode="lr-tb"/>
    </style:style>
    <style:style style:name="Tabla54.A" style:family="table-column">
      <style:table-column-properties style:column-width="18.362cm"/>
    </style:style>
    <style:style style:name="Tabla5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" style:family="table">
      <style:table-properties style:width="18.325cm" fo:margin-left="0cm" table:align="left" style:may-break-between-rows="true" style:writing-mode="lr-tb"/>
    </style:style>
    <style:style style:name="Tabla55.A" style:family="table-column">
      <style:table-column-properties style:column-width="2.805cm"/>
    </style:style>
    <style:style style:name="Tabla55.B" style:family="table-column">
      <style:table-column-properties style:column-width="8.149cm"/>
    </style:style>
    <style:style style:name="Tabla55.C" style:family="table-column">
      <style:table-column-properties style:column-width="1.296cm"/>
    </style:style>
    <style:style style:name="Tabla55.D" style:family="table-column">
      <style:table-column-properties style:column-width="1.244cm"/>
    </style:style>
    <style:style style:name="Tabla55.E" style:family="table-column">
      <style:table-column-properties style:column-width="1.455cm"/>
    </style:style>
    <style:style style:name="Tabla55.F" style:family="table-column">
      <style:table-column-properties style:column-width="1.588cm"/>
    </style:style>
    <style:style style:name="Tabla55.G" style:family="table-column">
      <style:table-column-properties style:column-width="1.789cm"/>
    </style:style>
    <style:style style:name="Tabla5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6" style:family="table">
      <style:table-properties style:width="18.309cm" fo:margin-left="0cm" table:align="left" style:may-break-between-rows="true" style:writing-mode="lr-tb"/>
    </style:style>
    <style:style style:name="Tabla56.A" style:family="table-column">
      <style:table-column-properties style:column-width="0.503cm"/>
    </style:style>
    <style:style style:name="Tabla56.B" style:family="table-column">
      <style:table-column-properties style:column-width="8.731cm"/>
    </style:style>
    <style:style style:name="Tabla56.C" style:family="table-column">
      <style:table-column-properties style:column-width="0.556cm"/>
    </style:style>
    <style:style style:name="Tabla56.D" style:family="table-column">
      <style:table-column-properties style:column-width="8.52cm"/>
    </style:style>
    <style:style style:name="Tabla5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7" style:family="table">
      <style:table-properties style:width="18.336cm" fo:margin-left="0cm" table:align="left" style:may-break-between-rows="true" style:writing-mode="lr-tb"/>
    </style:style>
    <style:style style:name="Tabla57.A" style:family="table-column">
      <style:table-column-properties style:column-width="18.336cm"/>
    </style:style>
    <style:style style:name="Tabla5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8" style:family="table">
      <style:table-properties style:width="18.362cm" fo:margin-left="0cm" table:align="left" style:may-break-between-rows="true" style:writing-mode="lr-tb"/>
    </style:style>
    <style:style style:name="Tabla58.A" style:family="table-column">
      <style:table-column-properties style:column-width="5.001cm"/>
    </style:style>
    <style:style style:name="Tabla58.B" style:family="table-column">
      <style:table-column-properties style:column-width="4.233cm"/>
    </style:style>
    <style:style style:name="Tabla58.C" style:family="table-column">
      <style:table-column-properties style:column-width="4.26cm"/>
    </style:style>
    <style:style style:name="Tabla58.D" style:family="table-column">
      <style:table-column-properties style:column-width="4.868cm"/>
    </style:style>
    <style:style style:name="Tabla5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9" style:family="table">
      <style:table-properties style:width="18.362cm" fo:margin-left="0cm" table:align="left" style:may-break-between-rows="true" style:writing-mode="lr-tb"/>
    </style:style>
    <style:style style:name="Tabla59.A" style:family="table-column">
      <style:table-column-properties style:column-width="18.362cm"/>
    </style:style>
    <style:style style:name="Tabla5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" style:family="table">
      <style:table-properties style:width="18.325cm" fo:margin-left="0cm" table:align="left" style:may-break-between-rows="true" style:writing-mode="lr-tb"/>
    </style:style>
    <style:style style:name="Tabla60.A" style:family="table-column">
      <style:table-column-properties style:column-width="2.805cm"/>
    </style:style>
    <style:style style:name="Tabla60.B" style:family="table-column">
      <style:table-column-properties style:column-width="8.149cm"/>
    </style:style>
    <style:style style:name="Tabla60.C" style:family="table-column">
      <style:table-column-properties style:column-width="1.296cm"/>
    </style:style>
    <style:style style:name="Tabla60.D" style:family="table-column">
      <style:table-column-properties style:column-width="1.244cm"/>
    </style:style>
    <style:style style:name="Tabla60.E" style:family="table-column">
      <style:table-column-properties style:column-width="1.455cm"/>
    </style:style>
    <style:style style:name="Tabla60.F" style:family="table-column">
      <style:table-column-properties style:column-width="1.588cm"/>
    </style:style>
    <style:style style:name="Tabla60.G" style:family="table-column">
      <style:table-column-properties style:column-width="1.789cm"/>
    </style:style>
    <style:style style:name="Tabla6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1" style:family="table">
      <style:table-properties style:width="18.309cm" fo:margin-left="0cm" table:align="left" style:may-break-between-rows="true" style:writing-mode="lr-tb"/>
    </style:style>
    <style:style style:name="Tabla61.A" style:family="table-column">
      <style:table-column-properties style:column-width="0.503cm"/>
    </style:style>
    <style:style style:name="Tabla61.B" style:family="table-column">
      <style:table-column-properties style:column-width="8.731cm"/>
    </style:style>
    <style:style style:name="Tabla61.C" style:family="table-column">
      <style:table-column-properties style:column-width="0.556cm"/>
    </style:style>
    <style:style style:name="Tabla61.D" style:family="table-column">
      <style:table-column-properties style:column-width="8.52cm"/>
    </style:style>
    <style:style style:name="Tabla6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2" style:family="table">
      <style:table-properties style:width="18.336cm" fo:margin-left="0cm" table:align="left" style:may-break-between-rows="true" style:writing-mode="lr-tb"/>
    </style:style>
    <style:style style:name="Tabla62.A" style:family="table-column">
      <style:table-column-properties style:column-width="18.336cm"/>
    </style:style>
    <style:style style:name="Tabla6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3" style:family="table">
      <style:table-properties style:width="18.362cm" fo:margin-left="0cm" table:align="left" style:may-break-between-rows="true" style:writing-mode="lr-tb"/>
    </style:style>
    <style:style style:name="Tabla63.A" style:family="table-column">
      <style:table-column-properties style:column-width="5.001cm"/>
    </style:style>
    <style:style style:name="Tabla63.B" style:family="table-column">
      <style:table-column-properties style:column-width="4.233cm"/>
    </style:style>
    <style:style style:name="Tabla63.C" style:family="table-column">
      <style:table-column-properties style:column-width="4.26cm"/>
    </style:style>
    <style:style style:name="Tabla63.D" style:family="table-column">
      <style:table-column-properties style:column-width="4.868cm"/>
    </style:style>
    <style:style style:name="Tabla6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4" style:family="table">
      <style:table-properties style:width="18.362cm" fo:margin-left="0cm" table:align="left" style:may-break-between-rows="true" style:writing-mode="lr-tb"/>
    </style:style>
    <style:style style:name="Tabla64.A" style:family="table-column">
      <style:table-column-properties style:column-width="18.362cm"/>
    </style:style>
    <style:style style:name="Tabla6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" style:family="table">
      <style:table-properties style:width="18.325cm" fo:margin-left="0cm" table:align="left" style:may-break-between-rows="true" style:writing-mode="lr-tb"/>
    </style:style>
    <style:style style:name="Tabla65.A" style:family="table-column">
      <style:table-column-properties style:column-width="2.805cm"/>
    </style:style>
    <style:style style:name="Tabla65.B" style:family="table-column">
      <style:table-column-properties style:column-width="8.149cm"/>
    </style:style>
    <style:style style:name="Tabla65.C" style:family="table-column">
      <style:table-column-properties style:column-width="1.296cm"/>
    </style:style>
    <style:style style:name="Tabla65.D" style:family="table-column">
      <style:table-column-properties style:column-width="1.244cm"/>
    </style:style>
    <style:style style:name="Tabla65.E" style:family="table-column">
      <style:table-column-properties style:column-width="1.455cm"/>
    </style:style>
    <style:style style:name="Tabla65.F" style:family="table-column">
      <style:table-column-properties style:column-width="1.588cm"/>
    </style:style>
    <style:style style:name="Tabla65.G" style:family="table-column">
      <style:table-column-properties style:column-width="1.789cm"/>
    </style:style>
    <style:style style:name="Tabla6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6" style:family="table">
      <style:table-properties style:width="18.309cm" fo:margin-left="0cm" table:align="left" style:may-break-between-rows="true" style:writing-mode="lr-tb"/>
    </style:style>
    <style:style style:name="Tabla66.A" style:family="table-column">
      <style:table-column-properties style:column-width="0.503cm"/>
    </style:style>
    <style:style style:name="Tabla66.B" style:family="table-column">
      <style:table-column-properties style:column-width="8.731cm"/>
    </style:style>
    <style:style style:name="Tabla66.C" style:family="table-column">
      <style:table-column-properties style:column-width="0.556cm"/>
    </style:style>
    <style:style style:name="Tabla66.D" style:family="table-column">
      <style:table-column-properties style:column-width="8.52cm"/>
    </style:style>
    <style:style style:name="Tabla6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7" style:family="table">
      <style:table-properties style:width="18.336cm" fo:margin-left="0cm" table:align="left" style:may-break-between-rows="true" style:writing-mode="lr-tb"/>
    </style:style>
    <style:style style:name="Tabla67.A" style:family="table-column">
      <style:table-column-properties style:column-width="18.336cm"/>
    </style:style>
    <style:style style:name="Tabla6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8" style:family="table">
      <style:table-properties style:width="18.362cm" fo:margin-left="0cm" table:align="left" style:may-break-between-rows="true" style:writing-mode="lr-tb"/>
    </style:style>
    <style:style style:name="Tabla68.A" style:family="table-column">
      <style:table-column-properties style:column-width="5.001cm"/>
    </style:style>
    <style:style style:name="Tabla68.B" style:family="table-column">
      <style:table-column-properties style:column-width="4.233cm"/>
    </style:style>
    <style:style style:name="Tabla68.C" style:family="table-column">
      <style:table-column-properties style:column-width="4.26cm"/>
    </style:style>
    <style:style style:name="Tabla68.D" style:family="table-column">
      <style:table-column-properties style:column-width="4.868cm"/>
    </style:style>
    <style:style style:name="Tabla6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9" style:family="table">
      <style:table-properties style:width="18.362cm" fo:margin-left="0cm" table:align="left" style:may-break-between-rows="true" style:writing-mode="lr-tb"/>
    </style:style>
    <style:style style:name="Tabla69.A" style:family="table-column">
      <style:table-column-properties style:column-width="18.362cm"/>
    </style:style>
    <style:style style:name="Tabla6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" style:family="table">
      <style:table-properties style:width="18.325cm" fo:margin-left="0cm" table:align="left" style:may-break-between-rows="true" style:writing-mode="lr-tb"/>
    </style:style>
    <style:style style:name="Tabla70.A" style:family="table-column">
      <style:table-column-properties style:column-width="2.805cm"/>
    </style:style>
    <style:style style:name="Tabla70.B" style:family="table-column">
      <style:table-column-properties style:column-width="8.149cm"/>
    </style:style>
    <style:style style:name="Tabla70.C" style:family="table-column">
      <style:table-column-properties style:column-width="1.296cm"/>
    </style:style>
    <style:style style:name="Tabla70.D" style:family="table-column">
      <style:table-column-properties style:column-width="1.244cm"/>
    </style:style>
    <style:style style:name="Tabla70.E" style:family="table-column">
      <style:table-column-properties style:column-width="1.455cm"/>
    </style:style>
    <style:style style:name="Tabla70.F" style:family="table-column">
      <style:table-column-properties style:column-width="1.588cm"/>
    </style:style>
    <style:style style:name="Tabla70.G" style:family="table-column">
      <style:table-column-properties style:column-width="1.789cm"/>
    </style:style>
    <style:style style:name="Tabla7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1" style:family="table">
      <style:table-properties style:width="18.309cm" fo:margin-left="0cm" table:align="left" style:may-break-between-rows="true" style:writing-mode="lr-tb"/>
    </style:style>
    <style:style style:name="Tabla71.A" style:family="table-column">
      <style:table-column-properties style:column-width="0.503cm"/>
    </style:style>
    <style:style style:name="Tabla71.B" style:family="table-column">
      <style:table-column-properties style:column-width="8.731cm"/>
    </style:style>
    <style:style style:name="Tabla71.C" style:family="table-column">
      <style:table-column-properties style:column-width="0.556cm"/>
    </style:style>
    <style:style style:name="Tabla71.D" style:family="table-column">
      <style:table-column-properties style:column-width="8.52cm"/>
    </style:style>
    <style:style style:name="Tabla7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2" style:family="table">
      <style:table-properties style:width="18.336cm" fo:margin-left="0cm" table:align="left" style:may-break-between-rows="true" style:writing-mode="lr-tb"/>
    </style:style>
    <style:style style:name="Tabla72.A" style:family="table-column">
      <style:table-column-properties style:column-width="18.336cm"/>
    </style:style>
    <style:style style:name="Tabla7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3" style:family="table">
      <style:table-properties style:width="18.362cm" fo:margin-left="0cm" table:align="left" style:may-break-between-rows="true" style:writing-mode="lr-tb"/>
    </style:style>
    <style:style style:name="Tabla73.A" style:family="table-column">
      <style:table-column-properties style:column-width="5.001cm"/>
    </style:style>
    <style:style style:name="Tabla73.B" style:family="table-column">
      <style:table-column-properties style:column-width="4.233cm"/>
    </style:style>
    <style:style style:name="Tabla73.C" style:family="table-column">
      <style:table-column-properties style:column-width="4.26cm"/>
    </style:style>
    <style:style style:name="Tabla73.D" style:family="table-column">
      <style:table-column-properties style:column-width="4.868cm"/>
    </style:style>
    <style:style style:name="Tabla7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4" style:family="table">
      <style:table-properties style:width="18.362cm" fo:margin-left="0cm" table:align="left" style:may-break-between-rows="true" style:writing-mode="lr-tb"/>
    </style:style>
    <style:style style:name="Tabla74.A" style:family="table-column">
      <style:table-column-properties style:column-width="18.362cm"/>
    </style:style>
    <style:style style:name="Tabla7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" style:family="table">
      <style:table-properties style:width="18.325cm" fo:margin-left="0cm" table:align="left" style:may-break-between-rows="true" style:writing-mode="lr-tb"/>
    </style:style>
    <style:style style:name="Tabla75.A" style:family="table-column">
      <style:table-column-properties style:column-width="2.805cm"/>
    </style:style>
    <style:style style:name="Tabla75.B" style:family="table-column">
      <style:table-column-properties style:column-width="8.149cm"/>
    </style:style>
    <style:style style:name="Tabla75.C" style:family="table-column">
      <style:table-column-properties style:column-width="1.296cm"/>
    </style:style>
    <style:style style:name="Tabla75.D" style:family="table-column">
      <style:table-column-properties style:column-width="1.244cm"/>
    </style:style>
    <style:style style:name="Tabla75.E" style:family="table-column">
      <style:table-column-properties style:column-width="1.455cm"/>
    </style:style>
    <style:style style:name="Tabla75.F" style:family="table-column">
      <style:table-column-properties style:column-width="1.588cm"/>
    </style:style>
    <style:style style:name="Tabla75.G" style:family="table-column">
      <style:table-column-properties style:column-width="1.789cm"/>
    </style:style>
    <style:style style:name="Tabla7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6" style:family="table">
      <style:table-properties style:width="18.309cm" fo:margin-left="0cm" table:align="left" style:may-break-between-rows="true" style:writing-mode="lr-tb"/>
    </style:style>
    <style:style style:name="Tabla76.A" style:family="table-column">
      <style:table-column-properties style:column-width="0.503cm"/>
    </style:style>
    <style:style style:name="Tabla76.B" style:family="table-column">
      <style:table-column-properties style:column-width="8.731cm"/>
    </style:style>
    <style:style style:name="Tabla76.C" style:family="table-column">
      <style:table-column-properties style:column-width="0.556cm"/>
    </style:style>
    <style:style style:name="Tabla76.D" style:family="table-column">
      <style:table-column-properties style:column-width="8.52cm"/>
    </style:style>
    <style:style style:name="Tabla7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7" style:family="table">
      <style:table-properties style:width="18.336cm" fo:margin-left="0cm" table:align="left" style:may-break-between-rows="true" style:writing-mode="lr-tb"/>
    </style:style>
    <style:style style:name="Tabla77.A" style:family="table-column">
      <style:table-column-properties style:column-width="18.336cm"/>
    </style:style>
    <style:style style:name="Tabla7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8" style:family="table">
      <style:table-properties style:width="18.362cm" fo:margin-left="0cm" table:align="left" style:may-break-between-rows="true" style:writing-mode="lr-tb"/>
    </style:style>
    <style:style style:name="Tabla78.A" style:family="table-column">
      <style:table-column-properties style:column-width="5.001cm"/>
    </style:style>
    <style:style style:name="Tabla78.B" style:family="table-column">
      <style:table-column-properties style:column-width="4.233cm"/>
    </style:style>
    <style:style style:name="Tabla78.C" style:family="table-column">
      <style:table-column-properties style:column-width="4.26cm"/>
    </style:style>
    <style:style style:name="Tabla78.D" style:family="table-column">
      <style:table-column-properties style:column-width="4.868cm"/>
    </style:style>
    <style:style style:name="Tabla7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9" style:family="table">
      <style:table-properties style:width="18.362cm" fo:margin-left="0cm" table:align="left" style:may-break-between-rows="true" style:writing-mode="lr-tb"/>
    </style:style>
    <style:style style:name="Tabla79.A" style:family="table-column">
      <style:table-column-properties style:column-width="18.362cm"/>
    </style:style>
    <style:style style:name="Tabla7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" style:family="table">
      <style:table-properties style:width="18.325cm" fo:margin-left="0cm" table:align="left" style:may-break-between-rows="true" style:writing-mode="lr-tb"/>
    </style:style>
    <style:style style:name="Tabla80.A" style:family="table-column">
      <style:table-column-properties style:column-width="2.805cm"/>
    </style:style>
    <style:style style:name="Tabla80.B" style:family="table-column">
      <style:table-column-properties style:column-width="8.149cm"/>
    </style:style>
    <style:style style:name="Tabla80.C" style:family="table-column">
      <style:table-column-properties style:column-width="1.296cm"/>
    </style:style>
    <style:style style:name="Tabla80.D" style:family="table-column">
      <style:table-column-properties style:column-width="1.244cm"/>
    </style:style>
    <style:style style:name="Tabla80.E" style:family="table-column">
      <style:table-column-properties style:column-width="1.455cm"/>
    </style:style>
    <style:style style:name="Tabla80.F" style:family="table-column">
      <style:table-column-properties style:column-width="1.588cm"/>
    </style:style>
    <style:style style:name="Tabla80.G" style:family="table-column">
      <style:table-column-properties style:column-width="1.789cm"/>
    </style:style>
    <style:style style:name="Tabla8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1" style:family="table">
      <style:table-properties style:width="18.309cm" fo:margin-left="0cm" table:align="left" style:may-break-between-rows="true" style:writing-mode="lr-tb"/>
    </style:style>
    <style:style style:name="Tabla81.A" style:family="table-column">
      <style:table-column-properties style:column-width="0.503cm"/>
    </style:style>
    <style:style style:name="Tabla81.B" style:family="table-column">
      <style:table-column-properties style:column-width="8.731cm"/>
    </style:style>
    <style:style style:name="Tabla81.C" style:family="table-column">
      <style:table-column-properties style:column-width="0.556cm"/>
    </style:style>
    <style:style style:name="Tabla81.D" style:family="table-column">
      <style:table-column-properties style:column-width="8.52cm"/>
    </style:style>
    <style:style style:name="Tabla8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2" style:family="table">
      <style:table-properties style:width="18.336cm" fo:margin-left="0cm" table:align="left" style:may-break-between-rows="true" style:writing-mode="lr-tb"/>
    </style:style>
    <style:style style:name="Tabla82.A" style:family="table-column">
      <style:table-column-properties style:column-width="18.336cm"/>
    </style:style>
    <style:style style:name="Tabla8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3" style:family="table">
      <style:table-properties style:width="18.362cm" fo:margin-left="0cm" table:align="left" style:may-break-between-rows="true" style:writing-mode="lr-tb"/>
    </style:style>
    <style:style style:name="Tabla83.A" style:family="table-column">
      <style:table-column-properties style:column-width="5.001cm"/>
    </style:style>
    <style:style style:name="Tabla83.B" style:family="table-column">
      <style:table-column-properties style:column-width="4.233cm"/>
    </style:style>
    <style:style style:name="Tabla83.C" style:family="table-column">
      <style:table-column-properties style:column-width="4.26cm"/>
    </style:style>
    <style:style style:name="Tabla83.D" style:family="table-column">
      <style:table-column-properties style:column-width="4.868cm"/>
    </style:style>
    <style:style style:name="Tabla8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4" style:family="table">
      <style:table-properties style:width="18.362cm" fo:margin-left="0cm" table:align="left" style:may-break-between-rows="true" style:writing-mode="lr-tb"/>
    </style:style>
    <style:style style:name="Tabla84.A" style:family="table-column">
      <style:table-column-properties style:column-width="18.362cm"/>
    </style:style>
    <style:style style:name="Tabla8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" style:family="table">
      <style:table-properties style:width="18.325cm" fo:margin-left="0cm" table:align="left" style:may-break-between-rows="true" style:writing-mode="lr-tb"/>
    </style:style>
    <style:style style:name="Tabla85.A" style:family="table-column">
      <style:table-column-properties style:column-width="2.805cm"/>
    </style:style>
    <style:style style:name="Tabla85.B" style:family="table-column">
      <style:table-column-properties style:column-width="8.149cm"/>
    </style:style>
    <style:style style:name="Tabla85.C" style:family="table-column">
      <style:table-column-properties style:column-width="1.296cm"/>
    </style:style>
    <style:style style:name="Tabla85.D" style:family="table-column">
      <style:table-column-properties style:column-width="1.244cm"/>
    </style:style>
    <style:style style:name="Tabla85.E" style:family="table-column">
      <style:table-column-properties style:column-width="1.455cm"/>
    </style:style>
    <style:style style:name="Tabla85.F" style:family="table-column">
      <style:table-column-properties style:column-width="1.588cm"/>
    </style:style>
    <style:style style:name="Tabla85.G" style:family="table-column">
      <style:table-column-properties style:column-width="1.789cm"/>
    </style:style>
    <style:style style:name="Tabla8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" style:family="table">
      <style:table-properties style:width="18.309cm" fo:margin-left="0cm" table:align="left" style:may-break-between-rows="true" style:writing-mode="lr-tb"/>
    </style:style>
    <style:style style:name="Tabla86.A" style:family="table-column">
      <style:table-column-properties style:column-width="0.503cm"/>
    </style:style>
    <style:style style:name="Tabla86.B" style:family="table-column">
      <style:table-column-properties style:column-width="8.731cm"/>
    </style:style>
    <style:style style:name="Tabla86.C" style:family="table-column">
      <style:table-column-properties style:column-width="0.556cm"/>
    </style:style>
    <style:style style:name="Tabla86.D" style:family="table-column">
      <style:table-column-properties style:column-width="8.52cm"/>
    </style:style>
    <style:style style:name="Tabla8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6.A4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86.C4" style:family="table-cell" style:data-style-name="N0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a87" style:family="table">
      <style:table-properties style:width="18.336cm" fo:margin-left="0cm" table:align="left" style:may-break-between-rows="true" style:writing-mode="lr-tb"/>
    </style:style>
    <style:style style:name="Tabla87.A" style:family="table-column">
      <style:table-column-properties style:column-width="18.336cm"/>
    </style:style>
    <style:style style:name="Tabla8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8" style:family="table">
      <style:table-properties style:width="18.362cm" fo:margin-left="0cm" table:align="left" style:may-break-between-rows="true" style:writing-mode="lr-tb"/>
    </style:style>
    <style:style style:name="Tabla88.A" style:family="table-column">
      <style:table-column-properties style:column-width="5.001cm"/>
    </style:style>
    <style:style style:name="Tabla88.B" style:family="table-column">
      <style:table-column-properties style:column-width="4.233cm"/>
    </style:style>
    <style:style style:name="Tabla88.C" style:family="table-column">
      <style:table-column-properties style:column-width="4.26cm"/>
    </style:style>
    <style:style style:name="Tabla88.D" style:family="table-column">
      <style:table-column-properties style:column-width="4.868cm"/>
    </style:style>
    <style:style style:name="Tabla8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9" style:family="table">
      <style:table-properties style:width="18.362cm" fo:margin-left="0cm" table:align="left" style:may-break-between-rows="true" style:writing-mode="lr-tb"/>
    </style:style>
    <style:style style:name="Tabla89.A" style:family="table-column">
      <style:table-column-properties style:column-width="18.362cm"/>
    </style:style>
    <style:style style:name="Tabla8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" style:family="table">
      <style:table-properties style:width="18.325cm" fo:margin-left="0cm" table:align="left" style:may-break-between-rows="true" style:writing-mode="lr-tb"/>
    </style:style>
    <style:style style:name="Tabla90.A" style:family="table-column">
      <style:table-column-properties style:column-width="2.805cm"/>
    </style:style>
    <style:style style:name="Tabla90.B" style:family="table-column">
      <style:table-column-properties style:column-width="8.149cm"/>
    </style:style>
    <style:style style:name="Tabla90.C" style:family="table-column">
      <style:table-column-properties style:column-width="1.296cm"/>
    </style:style>
    <style:style style:name="Tabla90.D" style:family="table-column">
      <style:table-column-properties style:column-width="1.244cm"/>
    </style:style>
    <style:style style:name="Tabla90.E" style:family="table-column">
      <style:table-column-properties style:column-width="1.455cm"/>
    </style:style>
    <style:style style:name="Tabla90.F" style:family="table-column">
      <style:table-column-properties style:column-width="1.588cm"/>
    </style:style>
    <style:style style:name="Tabla90.G" style:family="table-column">
      <style:table-column-properties style:column-width="1.789cm"/>
    </style:style>
    <style:style style:name="Tabla9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0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1" style:family="table">
      <style:table-properties style:width="18.309cm" fo:margin-left="0cm" table:align="left" style:may-break-between-rows="true" style:writing-mode="lr-tb"/>
    </style:style>
    <style:style style:name="Tabla91.A" style:family="table-column">
      <style:table-column-properties style:column-width="0.503cm"/>
    </style:style>
    <style:style style:name="Tabla91.B" style:family="table-column">
      <style:table-column-properties style:column-width="8.731cm"/>
    </style:style>
    <style:style style:name="Tabla91.C" style:family="table-column">
      <style:table-column-properties style:column-width="0.556cm"/>
    </style:style>
    <style:style style:name="Tabla91.D" style:family="table-column">
      <style:table-column-properties style:column-width="8.52cm"/>
    </style:style>
    <style:style style:name="Tabla9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1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2" style:family="table">
      <style:table-properties style:width="18.336cm" fo:margin-left="0cm" table:align="left" style:may-break-between-rows="true" style:writing-mode="lr-tb"/>
    </style:style>
    <style:style style:name="Tabla92.A" style:family="table-column">
      <style:table-column-properties style:column-width="18.336cm"/>
    </style:style>
    <style:style style:name="Tabla9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2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3" style:family="table">
      <style:table-properties style:width="18.362cm" fo:margin-left="0cm" table:align="left" style:may-break-between-rows="true" style:writing-mode="lr-tb"/>
    </style:style>
    <style:style style:name="Tabla93.A" style:family="table-column">
      <style:table-column-properties style:column-width="5.001cm"/>
    </style:style>
    <style:style style:name="Tabla93.B" style:family="table-column">
      <style:table-column-properties style:column-width="4.233cm"/>
    </style:style>
    <style:style style:name="Tabla93.C" style:family="table-column">
      <style:table-column-properties style:column-width="4.26cm"/>
    </style:style>
    <style:style style:name="Tabla93.D" style:family="table-column">
      <style:table-column-properties style:column-width="4.868cm"/>
    </style:style>
    <style:style style:name="Tabla9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3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4" style:family="table">
      <style:table-properties style:width="18.362cm" fo:margin-left="0cm" table:align="left" style:may-break-between-rows="true" style:writing-mode="lr-tb"/>
    </style:style>
    <style:style style:name="Tabla94.A" style:family="table-column">
      <style:table-column-properties style:column-width="18.362cm"/>
    </style:style>
    <style:style style:name="Tabla9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4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5" style:family="table">
      <style:table-properties style:width="18.325cm" fo:margin-left="0cm" table:align="left" style:may-break-between-rows="true" style:writing-mode="lr-tb"/>
    </style:style>
    <style:style style:name="Tabla95.A" style:family="table-column">
      <style:table-column-properties style:column-width="2.805cm"/>
    </style:style>
    <style:style style:name="Tabla95.B" style:family="table-column">
      <style:table-column-properties style:column-width="8.149cm"/>
    </style:style>
    <style:style style:name="Tabla95.C" style:family="table-column">
      <style:table-column-properties style:column-width="1.296cm"/>
    </style:style>
    <style:style style:name="Tabla95.D" style:family="table-column">
      <style:table-column-properties style:column-width="1.244cm"/>
    </style:style>
    <style:style style:name="Tabla95.E" style:family="table-column">
      <style:table-column-properties style:column-width="1.455cm"/>
    </style:style>
    <style:style style:name="Tabla95.F" style:family="table-column">
      <style:table-column-properties style:column-width="1.588cm"/>
    </style:style>
    <style:style style:name="Tabla95.G" style:family="table-column">
      <style:table-column-properties style:column-width="1.789cm"/>
    </style:style>
    <style:style style:name="Tabla9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5.E1" style:family="table-cell" style:data-style-name="N0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5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6" style:family="table">
      <style:table-properties style:width="18.309cm" fo:margin-left="0cm" table:align="left" style:may-break-between-rows="true" style:writing-mode="lr-tb"/>
    </style:style>
    <style:style style:name="Tabla96.A" style:family="table-column">
      <style:table-column-properties style:column-width="0.503cm"/>
    </style:style>
    <style:style style:name="Tabla96.B" style:family="table-column">
      <style:table-column-properties style:column-width="8.731cm"/>
    </style:style>
    <style:style style:name="Tabla96.C" style:family="table-column">
      <style:table-column-properties style:column-width="0.556cm"/>
    </style:style>
    <style:style style:name="Tabla96.D" style:family="table-column">
      <style:table-column-properties style:column-width="8.52cm"/>
    </style:style>
    <style:style style:name="Tabla9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6.A3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7" style:family="table">
      <style:table-properties style:width="18.336cm" fo:margin-left="0cm" table:align="left" style:may-break-between-rows="true" style:writing-mode="lr-tb"/>
    </style:style>
    <style:style style:name="Tabla97.A" style:family="table-column">
      <style:table-column-properties style:column-width="18.336cm"/>
    </style:style>
    <style:style style:name="Tabla9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7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8" style:family="table">
      <style:table-properties style:width="18.362cm" fo:margin-left="0cm" table:align="left" style:may-break-between-rows="true" style:writing-mode="lr-tb"/>
    </style:style>
    <style:style style:name="Tabla98.A" style:family="table-column">
      <style:table-column-properties style:column-width="5.001cm"/>
    </style:style>
    <style:style style:name="Tabla98.B" style:family="table-column">
      <style:table-column-properties style:column-width="4.233cm"/>
    </style:style>
    <style:style style:name="Tabla98.C" style:family="table-column">
      <style:table-column-properties style:column-width="4.26cm"/>
    </style:style>
    <style:style style:name="Tabla98.D" style:family="table-column">
      <style:table-column-properties style:column-width="4.868cm"/>
    </style:style>
    <style:style style:name="Tabla9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8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9" style:family="table">
      <style:table-properties style:width="18.362cm" fo:margin-left="0cm" table:align="left" style:may-break-between-rows="true" style:writing-mode="lr-tb"/>
    </style:style>
    <style:style style:name="Tabla99.A" style:family="table-column">
      <style:table-column-properties style:column-width="18.362cm"/>
    </style:style>
    <style:style style:name="Tabla9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9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Caso de uso</text:p>
          </table:table-cell>
          <table:table-cell table:style-name="Tabla1.A1" table:number-columns-spanned="3" office:value-type="string">
            <text:p text:style-name="P4">Confirmar registro Restaurante</text:p>
          </table:table-cell>
          <table:covered-table-cell/>
          <table:covered-table-cell/>
          <table:table-cell table:style-name="Tabla1.A1" table:number-columns-spanned="3" office:value-type="string">
            <text:p text:style-name="P4">2.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Tipo</text:p>
          </table:table-cell>
          <table:table-cell table:style-name="Tabla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opósito</text:p>
          </table:table-cell>
          <table:table-cell table:style-name="Tabla1.A2" table:number-columns-spanned="6" office:value-type="string">
            <text:p text:style-name="P5">Atender peticiones de registro en el sistema de un nuevo restaurant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A2" table:number-columns-spanned="6" office:value-type="string">
            <text:p text:style-name="P5">El administrador confirma o rechaza el registro en el sistema de un nuevo restaurante comunicando la decisión al solicit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Referencias</text:p>
          </table:table-cell>
          <table:table-cell table:style-name="Tabla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ón</text:p>
          </table:table-cell>
          <table:table-cell table:style-name="Tabla1.A2" table:number-columns-spanned="6" office:value-type="string">
            <text:p text:style-name="P5">El responsable del restaurante ha solicitado el registro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ostcondición</text:p>
          </table:table-cell>
          <table:table-cell table:style-name="Tabla1.A2" table:number-columns-spanned="6" office:value-type="string">
            <text:p text:style-name="P5">El registro del restaurante es rechazado, o es aceptado y añadido dicho restaurante a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Autor</text:p>
          </table:table-cell>
          <table:table-cell table:style-name="Tabla1.A2" office:value-type="string">
            <text:p text:style-name="P5">David Morales</text:p>
          </table:table-cell>
          <table:table-cell table:style-name="Tabla1.A2" office:value-type="string">
            <text:p text:style-name="P3">Fecha</text:p>
          </table:table-cell>
          <table:table-cell table:style-name="Tabla1.A2" table:number-columns-spanned="2" office:value-type="string">
            <text:p text:style-name="P5">14/4/2016</text:p>
          </table:table-cell>
          <table:covered-table-cell/>
          <table:table-cell table:style-name="Tabla1.A2" office:value-type="string">
            <text:p text:style-name="P3">Versión</text:p>
          </table:table-cell>
          <table:table-cell table:style-name="Tabla1.A2" office:value-type="string">
            <text:p text:style-name="P5">1.0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3">Acción de actor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3">Acción del sistema</text:p>
          </table:table-cell>
        </table:table-row>
        <table:table-row>
          <table:table-cell table:style-name="Tabla2.A3" office:value-type="string">
            <text:p text:style-name="P6">1</text:p>
          </table:table-cell>
          <table:table-cell table:style-name="Tabla2.A3" office:value-type="string">
            <text:p text:style-name="P5">Administrador: se conecta al servicio.</text:p>
          </table:table-cell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6">2</text:p>
          </table:table-cell>
          <table:table-cell table:style-name="Tabla2.A3" office:value-type="string">
            <text:p text:style-name="P5">Administrador: acepta o rechaza la solicitud de registro justificando la decisión tomada.</text:p>
          </table:table-cell>
          <table:table-cell table:style-name="Tabla2.A3" office:value-type="string">
            <text:p text:style-name="P6">3</text:p>
          </table:table-cell>
          <table:table-cell table:style-name="Tabla2.A3" office:value-type="string">
            <text:p text:style-name="P5">Comunica al solicitante la respuesta del administrador.</text:p>
          </table:table-cell>
        </table:table-row>
        <table:table-row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2"/>
          </table:table-cell>
          <table:table-cell table:style-name="Tabla2.A3" office:value-type="string">
            <text:p text:style-name="P6">4</text:p>
          </table:table-cell>
          <table:table-cell table:style-name="Tabla2.A3" office:value-type="string">
            <text:p text:style-name="P5">En caso de ser aceptada la propuesta, incorpora el nuevo restaurante al sistema.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Curso Alternos </text:p>
          </table:table-cell>
        </table:table-row>
        <table:table-row>
          <table:table-cell table:style-name="Tabla3.A2" office:value-type="string">
            <text:p text:style-name="P1"><text:span text:style-name="T1">(4a) </text:span><text:span text:style-name="T2">En caso de ser rechazada la solicitud, se declaran los motivos al solicitante los motivos.</text:span>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">Frecuencia esperada</text:p>
          </table:table-cell>
          <table:table-cell table:style-name="Tabla4.A2" office:value-type="string">
            <text:p text:style-name="P4">Alta</text:p>
          </table:table-cell>
          <table:table-cell table:style-name="Tabla4.A2" office:value-type="string">
            <text:p text:style-name="P3">Rendimiento</text:p>
          </table:table-cell>
          <table:table-cell table:style-name="Tabla4.A2" office:value-type="string">
            <text:p text:style-name="P4">Alto</text:p>
          </table:table-cell>
        </table:table-row>
        <table:table-row>
          <table:table-cell table:style-name="Tabla4.A2" office:value-type="string">
            <text:p text:style-name="P3">Importancia</text:p>
          </table:table-cell>
          <table:table-cell table:style-name="Tabla4.A2" office:value-type="string">
            <text:p text:style-name="P4">Vital</text:p>
          </table:table-cell>
          <table:table-cell table:style-name="Tabla4.A2" office:value-type="string">
            <text:p text:style-name="P3">Urgencia</text:p>
          </table:table-cell>
          <table:table-cell table:style-name="Tabla4.A2" office:value-type="string">
            <text:p text:style-name="P4">Alta</text:p>
          </table:table-cell>
        </table:table-row>
        <table:table-row>
          <table:table-cell table:style-name="Tabla4.A2" office:value-type="string">
            <text:p text:style-name="P3">Estado</text:p>
          </table:table-cell>
          <table:table-cell table:style-name="Tabla4.A2" office:value-type="string">
            <text:p text:style-name="P4">Diseño</text:p>
          </table:table-cell>
          <table:table-cell table:style-name="Tabla4.A2" office:value-type="string">
            <text:p text:style-name="P3">Estabilidad</text:p>
          </table:table-cell>
          <table:table-cell table:style-name="Tabla4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3">Comentarios</text:p>
          </table:table-cell>
        </table:table-row>
        <table:table-row>
          <table:table-cell table:style-name="Tabla5.A2" office:value-type="string">
            <text:p text:style-name="P2">El sistema proporciona al solicitante la argumentación que el administrador elabore para justificar la respuesta.</text:p>
          </table:table-cell>
        </table:table-row>
      </table:table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3">Caso de uso</text:p>
          </table:table-cell>
          <table:table-cell table:style-name="Tabla6.A1" table:number-columns-spanned="3" office:value-type="string">
            <text:p text:style-name="P4">Confirmar Eliminar Restaurante</text:p>
          </table:table-cell>
          <table:covered-table-cell/>
          <table:covered-table-cell/>
          <table:table-cell table:style-name="Tabla6.A1" table:number-columns-spanned="3" office:value-type="string">
            <text:p text:style-name="P4">2.2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">Actores</text:p>
          </table:table-cell>
          <table:table-cell table:style-name="Tabla6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Tipo</text:p>
          </table:table-cell>
          <table:table-cell table:style-name="Tabla6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ropósito</text:p>
          </table:table-cell>
          <table:table-cell table:style-name="Tabla6.A2" table:number-columns-spanned="6" office:value-type="string">
            <text:p text:style-name="P5">Atender peticiones de eliminación de restaurantes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Descripción</text:p>
          </table:table-cell>
          <table:table-cell table:style-name="Tabla6.A2" table:number-columns-spanned="6" office:value-type="string">
            <text:p text:style-name="P5">El administrador acepta o rechaza la petición justificando la decisión tomada y comunicándola al solicit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Referencias</text:p>
          </table:table-cell>
          <table:table-cell table:style-name="Tabla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recondición</text:p>
          </table:table-cell>
          <table:table-cell table:style-name="Tabla6.A2" table:number-columns-spanned="6" office:value-type="string">
            <text:p text:style-name="P5">El responsable del restaurante ha solicitado la eliminación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Postcondición</text:p>
          </table:table-cell>
          <table:table-cell table:style-name="Tabla6.A2" table:number-columns-spanned="6" office:value-type="string">
            <text:p text:style-name="P5">El restaurante es eliminado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Autor</text:p>
          </table:table-cell>
          <table:table-cell table:style-name="Tabla6.A2" office:value-type="string">
            <text:p text:style-name="P5">David Morales</text:p>
          </table:table-cell>
          <table:table-cell table:style-name="Tabla6.A2" office:value-type="string">
            <text:p text:style-name="P3">Fecha</text:p>
          </table:table-cell>
          <table:table-cell table:style-name="Tabla6.A2" table:number-columns-spanned="2" office:value-type="string">
            <text:p text:style-name="P5">14/4/2016</text:p>
          </table:table-cell>
          <table:covered-table-cell/>
          <table:table-cell table:style-name="Tabla6.A2" office:value-type="string">
            <text:p text:style-name="P3">Versión</text:p>
          </table:table-cell>
          <table:table-cell table:style-name="Tabla6.A2" office:value-type="string">
            <text:p text:style-name="P5">1.0</text:p>
          </table:table-cell>
        </table:table-row>
      </table:table>
      <text:p text:style-name="P2"/>
      <text:p text:style-name="P2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3">Acción de actor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3">Acción del sistema</text:p>
          </table:table-cell>
        </table:table-row>
        <table:table-row>
          <table:table-cell table:style-name="Tabla7.A3" office:value-type="string">
            <text:p text:style-name="P6">1</text:p>
          </table:table-cell>
          <table:table-cell table:style-name="Tabla7.A3" office:value-type="string">
            <text:p text:style-name="P5">Administrador: se conecta al servicio.</text:p>
          </table:table-cell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2"/>
          </table:table-cell>
        </table:table-row>
        <table:table-row>
          <table:table-cell table:style-name="Tabla7.A3" office:value-type="string">
            <text:p text:style-name="P6">2</text:p>
          </table:table-cell>
          <table:table-cell table:style-name="Tabla7.A3" office:value-type="string">
            <text:p text:style-name="P5">Administrador: indica la decisión tomada y la justificación.</text:p>
          </table:table-cell>
          <table:table-cell table:style-name="Tabla7.A3" office:value-type="string">
            <text:p text:style-name="P6">3</text:p>
          </table:table-cell>
          <table:table-cell table:style-name="Tabla7.A3" office:value-type="string">
            <text:p text:style-name="P5">Comunica la decisión al solicitante.</text:p>
          </table:table-cell>
        </table:table-row>
        <table:table-row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2"/>
          </table:table-cell>
          <table:table-cell table:style-name="Tabla7.A3" office:value-type="string">
            <text:p text:style-name="P6">4</text:p>
          </table:table-cell>
          <table:table-cell table:style-name="Tabla7.A3" office:value-type="string">
            <text:p text:style-name="P5">Elimina el restaurante del sistema.</text:p>
          </table:table-cell>
        </table:table-row>
      </table:table>
      <text:p text:style-name="P2"/>
      <text:p text:style-name="P2"/>
      <table:table table:name="Tabla8" table:style-name="Tabla8">
        <table:table-column table:style-name="Tabla8.A"/>
        <table:table-row>
          <table:table-cell table:style-name="Tabla8.A1" office:value-type="string">
            <text:p text:style-name="P3">Curso Alternos </text:p>
          </table:table-cell>
        </table:table-row>
        <table:table-row>
          <table:table-cell table:style-name="Tabla8.A2" office:value-type="string">
            <text:p text:style-name="P1"><text:span text:style-name="T1">(4b) </text:span><text:span text:style-name="T2">La solicitud es denegada y el restaurante no es eliminado.</text:span>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3">Frecuencia esperada</text:p>
          </table:table-cell>
          <table:table-cell table:style-name="Tabla9.A2" office:value-type="string">
            <text:p text:style-name="P4">Baja</text:p>
          </table:table-cell>
          <table:table-cell table:style-name="Tabla9.A2" office:value-type="string">
            <text:p text:style-name="P3">Rendimiento</text:p>
          </table:table-cell>
          <table:table-cell table:style-name="Tabla9.A2" office:value-type="string">
            <text:p text:style-name="P4">Alto</text:p>
          </table:table-cell>
        </table:table-row>
        <table:table-row>
          <table:table-cell table:style-name="Tabla9.A2" office:value-type="string">
            <text:p text:style-name="P3">Importancia</text:p>
          </table:table-cell>
          <table:table-cell table:style-name="Tabla9.A2" office:value-type="string">
            <text:p text:style-name="P4">Media</text:p>
          </table:table-cell>
          <table:table-cell table:style-name="Tabla9.A2" office:value-type="string">
            <text:p text:style-name="P3">Urgencia</text:p>
          </table:table-cell>
          <table:table-cell table:style-name="Tabla9.A2" office:value-type="string">
            <text:p text:style-name="P4">Media</text:p>
          </table:table-cell>
        </table:table-row>
        <table:table-row>
          <table:table-cell table:style-name="Tabla9.A2" office:value-type="string">
            <text:p text:style-name="P3">Estado</text:p>
          </table:table-cell>
          <table:table-cell table:style-name="Tabla9.A2" office:value-type="string">
            <text:p text:style-name="P4">Diseño</text:p>
          </table:table-cell>
          <table:table-cell table:style-name="Tabla9.A2" office:value-type="string">
            <text:p text:style-name="P3">Estabilidad</text:p>
          </table:table-cell>
          <table:table-cell table:style-name="Tabla9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Comentarios</text:p>
          </table:table-cell>
        </table:table-row>
        <table:table-row>
          <table:table-cell table:style-name="Tabla10.A2" office:value-type="string">
            <text:p text:style-name="P5">Se contempla denegar la petición aunque no se espera dicho comportamiento.</text:p>
          </table:table-cell>
        </table:table-row>
      </table:table>
      <text:p text:style-name="P2"/>
      <text:p text:style-name="P2"/>
      <text:p text:style-name="P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>
          <table:table-cell table:style-name="Tabla11.A1" office:value-type="string">
            <text:p text:style-name="P3">Caso de uso</text:p>
          </table:table-cell>
          <table:table-cell table:style-name="Tabla11.A1" table:number-columns-spanned="3" office:value-type="string">
            <text:p text:style-name="P4">Consultar restaurantes.</text:p>
          </table:table-cell>
          <table:covered-table-cell/>
          <table:covered-table-cell/>
          <table:table-cell table:style-name="Tabla11.A1" table:number-columns-spanned="3" office:value-type="string">
            <text:p text:style-name="P4">2.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3">Actores</text:p>
          </table:table-cell>
          <table:table-cell table:style-name="Tabla11.A2" table:number-columns-spanned="6" office:value-type="string">
            <text:p text:style-name="P5">Administr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Tipo</text:p>
          </table:table-cell>
          <table:table-cell table:style-name="Tabla1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ropósito</text:p>
          </table:table-cell>
          <table:table-cell table:style-name="Tabla11.A2" table:number-columns-spanned="6" office:value-type="string">
            <text:p text:style-name="P5">Consultar el estado y la información almacenada de los restaurantes registrados en el sistema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Descripción</text:p>
          </table:table-cell>
          <table:table-cell table:style-name="Tabla11.A2" table:number-columns-spanned="6" office:value-type="string">
            <text:p text:style-name="P5">El administrador solicita información sobre un restaurante o sobre una lista de restaurantes realizando la petición por distintas campos de búsqueda (nombre,ubicación,tipo de comida...). El sistema lista los restaurantes que satisfagan la búsqueda junto con la información solici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Referencias</text:p>
          </table:table-cell>
          <table:table-cell table:style-name="Tabla1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recondición</text:p>
          </table:table-cell>
          <table:table-cell table:style-name="Tabla1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Postcondición</text:p>
          </table:table-cell>
          <table:table-cell table:style-name="Tabla11.A2" table:number-columns-spanned="6" office:value-type="string">
            <text:p text:style-name="P5">Se muestra en el terminal la información disponibl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Autor</text:p>
          </table:table-cell>
          <table:table-cell table:style-name="Tabla11.A2" office:value-type="string">
            <text:p text:style-name="P5">David Morales</text:p>
          </table:table-cell>
          <table:table-cell table:style-name="Tabla11.A2" office:value-type="string">
            <text:p text:style-name="P3">Fecha</text:p>
          </table:table-cell>
          <table:table-cell table:style-name="Tabla11.A2" table:number-columns-spanned="2" office:value-type="string">
            <text:p text:style-name="P5">14/4/2016</text:p>
          </table:table-cell>
          <table:covered-table-cell/>
          <table:table-cell table:style-name="Tabla11.A2" office:value-type="string">
            <text:p text:style-name="P3">Versión</text:p>
          </table:table-cell>
          <table:table-cell table:style-name="Tabla11.A2" office:value-type="string">
            <text:p text:style-name="P5">1.0</text:p>
          </table:table-cell>
        </table:table-row>
      </table:table>
      <text:p text:style-name="P2"/>
      <text:p text:style-name="P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2"/>
          </table:table-cell>
          <table:table-cell table:style-name="Tabla12.A1" office:value-type="string">
            <text:p text:style-name="P3">Acción de actor</text:p>
          </table:table-cell>
          <table:table-cell table:style-name="Tabla12.A1" office:value-type="string">
            <text:p text:style-name="P2"/>
          </table:table-cell>
          <table:table-cell table:style-name="Tabla12.A1" office:value-type="string">
            <text:p text:style-name="P3">Acción del sistema</text:p>
          </table:table-cell>
        </table:table-row>
        <table:table-row table:style-name="Tabla12.3">
          <table:table-cell table:style-name="Tabla12.A3" office:value-type="string">
            <text:p text:style-name="P6">1</text:p>
          </table:table-cell>
          <table:table-cell table:style-name="Tabla12.A3" office:value-type="string">
            <text:p text:style-name="P5">Administrador: introduce los patrones de búsqueda</text:p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</table:table-row>
        <table:table-row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6">2</text:p>
          </table:table-cell>
          <table:table-cell table:style-name="Tabla12.A3" office:value-type="string">
            <text:p text:style-name="P5">Busca la información solicitada.</text:p>
          </table:table-cell>
        </table:table-row>
        <table:table-row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2"/>
          </table:table-cell>
          <table:table-cell table:style-name="Tabla12.A3" office:value-type="string">
            <text:p text:style-name="P6">3</text:p>
          </table:table-cell>
          <table:table-cell table:style-name="Tabla12.A3" office:value-type="string">
            <text:p text:style-name="P5">Muestra en el terminal la información encontrada.</text:p>
          </table:table-cell>
        </table:table-row>
      </table:table>
      <text:p text:style-name="P2"/>
      <text:p text:style-name="P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Curso Alternos </text:p>
          </table:table-cell>
        </table:table-row>
        <table:table-row>
          <table:table-cell table:style-name="Tabla13.A2" office:value-type="string">
            <text:p text:style-name="P5">3b) En caso de no haber coincidencias en la búsqueda se ofrece al administrador sugerencias para búsquedas alternativas.</text:p>
          </table:table-cell>
        </table:table-row>
      </table:table>
      <text:p text:style-name="P2"><text:soft-page-break/></text:p>
      <text:p text:style-name="P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3">Frecuencia esperada</text:p>
          </table:table-cell>
          <table:table-cell table:style-name="Tabla14.A2" office:value-type="string">
            <text:p text:style-name="P4">Alta</text:p>
          </table:table-cell>
          <table:table-cell table:style-name="Tabla14.A2" office:value-type="string">
            <text:p text:style-name="P3">Rendimiento</text:p>
          </table:table-cell>
          <table:table-cell table:style-name="Tabla14.A2" office:value-type="string">
            <text:p text:style-name="P4">Alto</text:p>
          </table:table-cell>
        </table:table-row>
        <table:table-row>
          <table:table-cell table:style-name="Tabla14.A2" office:value-type="string">
            <text:p text:style-name="P3">Importancia</text:p>
          </table:table-cell>
          <table:table-cell table:style-name="Tabla14.A2" office:value-type="string">
            <text:p text:style-name="P4">Alta</text:p>
          </table:table-cell>
          <table:table-cell table:style-name="Tabla14.A2" office:value-type="string">
            <text:p text:style-name="P3">Urgencia</text:p>
          </table:table-cell>
          <table:table-cell table:style-name="Tabla14.A2" office:value-type="string">
            <text:p text:style-name="P4">Alta</text:p>
          </table:table-cell>
        </table:table-row>
        <table:table-row>
          <table:table-cell table:style-name="Tabla14.A2" office:value-type="string">
            <text:p text:style-name="P3">Estado</text:p>
          </table:table-cell>
          <table:table-cell table:style-name="Tabla14.A2" office:value-type="string">
            <text:p text:style-name="P4">Diseño</text:p>
          </table:table-cell>
          <table:table-cell table:style-name="Tabla14.A2" office:value-type="string">
            <text:p text:style-name="P3">Estabilidad</text:p>
          </table:table-cell>
          <table:table-cell table:style-name="Tabla14.A2" office:value-type="string">
            <text:p text:style-name="P4">Moderada</text:p>
          </table:table-cell>
        </table:table-row>
      </table:table>
      <text:p text:style-name="P2"/>
      <text:p text:style-name="P2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Comentarios</text:p>
          </table:table-cell>
        </table:table-row>
        <table:table-row>
          <table:table-cell table:style-name="Tabla15.A2" office:value-type="string">
            <text:p text:style-name="P5">Tanto los patrones de búsqueda como los patrones de clasificación de información deben de ser exhaustivos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Standard"/>
      <text:p text:style-name="P2"/>
      <text:p text:style-name="P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3">Caso de uso</text:p>
          </table:table-cell>
          <table:table-cell table:style-name="Tabla16.A1" table:number-columns-spanned="3" office:value-type="string">
            <text:p text:style-name="P4">Solicitar registro restaurante.</text:p>
          </table:table-cell>
          <table:covered-table-cell/>
          <table:covered-table-cell/>
          <table:table-cell table:style-name="Tabla16.A1" table:number-columns-spanned="3" office:value-type="string">
            <text:p text:style-name="P4">2.4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3">Actores</text:p>
          </table:table-cell>
          <table:table-cell table:style-name="Tabla1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Tipo</text:p>
          </table:table-cell>
          <table:table-cell table:style-name="Tabla16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ropósito</text:p>
          </table:table-cell>
          <table:table-cell table:style-name="Tabla16.A2" table:number-columns-spanned="6" office:value-type="string">
            <text:p text:style-name="P5">Solicitar el registro de un nuevo restaura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Descripción</text:p>
          </table:table-cell>
          <table:table-cell table:style-name="Tabla16.A2" table:number-columns-spanned="6" office:value-type="string">
            <text:p text:style-name="P5">El responsable del restaurante solicita el registro en el sistema de un nuevo restaurante aportando la información necesar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Referencias</text:p>
          </table:table-cell>
          <table:table-cell table:style-name="Tabla1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recondición</text:p>
          </table:table-cell>
          <table:table-cell table:style-name="Tabla16.A2" table:number-columns-spanned="6" office:value-type="string">
            <text:p text:style-name="P5">El responsable del restaurante se encuentra registrado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Postcondición</text:p>
          </table:table-cell>
          <table:table-cell table:style-name="Tabla16.A2" table:number-columns-spanned="6" office:value-type="string">
            <text:p text:style-name="P5">Se informa del éxito o no de su solicitud. Si tiene éxito, se añade el restaurante a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3">Autor</text:p>
          </table:table-cell>
          <table:table-cell table:style-name="Tabla16.A2" office:value-type="string">
            <text:p text:style-name="P5">David Morales</text:p>
          </table:table-cell>
          <table:table-cell table:style-name="Tabla16.A2" office:value-type="string">
            <text:p text:style-name="P3">Fecha</text:p>
          </table:table-cell>
          <table:table-cell table:style-name="Tabla16.A2" table:number-columns-spanned="2" office:value-type="string">
            <text:p text:style-name="P5">14/4/2016</text:p>
          </table:table-cell>
          <table:covered-table-cell/>
          <table:table-cell table:style-name="Tabla16.A2" office:value-type="string">
            <text:p text:style-name="P3">Versión</text:p>
          </table:table-cell>
          <table:table-cell table:style-name="Tabla16.A2" office:value-type="string">
            <text:p text:style-name="P5">1.0</text:p>
          </table:table-cell>
        </table:table-row>
      </table:table>
      <text:p text:style-name="P2"/>
      <text:p text:style-name="P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17.A1" office:value-type="string">
            <text:p text:style-name="P2"/>
          </table:table-cell>
          <table:table-cell table:style-name="Tabla17.A1" office:value-type="string">
            <text:p text:style-name="P3">Acción de actor</text:p>
          </table:table-cell>
          <table:table-cell table:style-name="Tabla17.A1" office:value-type="string">
            <text:p text:style-name="P2"/>
          </table:table-cell>
          <table:table-cell table:style-name="Tabla17.A1" office:value-type="string">
            <text:p text:style-name="P3">Acción del sistema</text:p>
          </table:table-cell>
        </table:table-row>
        <table:table-row>
          <table:table-cell table:style-name="Tabla17.A3" office:value-type="string">
            <text:p text:style-name="P6">1</text:p>
          </table:table-cell>
          <table:table-cell table:style-name="Tabla17.A3" office:value-type="string">
            <text:p text:style-name="P5">Responsable restaurante: solicita registrar un nuevo restaurante. </text:p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</table:table-row>
        <table:table-row>
          <table:table-cell table:style-name="Tabla17.A3" office:value-type="string">
            <text:p text:style-name="P6">2</text:p>
          </table:table-cell>
          <table:table-cell table:style-name="Tabla17.A3" office:value-type="string">
            <text:p text:style-name="P5">Responsable restaurante: aporta la información necesaria. </text:p>
          </table:table-cell>
          <table:table-cell table:style-name="Tabla17.A3" office:value-type="string">
            <text:p text:style-name="P6">3</text:p>
          </table:table-cell>
          <table:table-cell table:style-name="Tabla17.A3" office:value-type="string">
            <text:p text:style-name="P5">Realiza la solicitud y la presenta para ser confirmada</text:p>
          </table:table-cell>
        </table:table-row>
        <table:table-row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6">4</text:p>
          </table:table-cell>
          <table:table-cell table:style-name="Tabla17.A3" office:value-type="string">
            <text:p text:style-name="P5">Se informa del éxito de la solicitud.</text:p>
          </table:table-cell>
        </table:table-row>
        <table:table-row table:style-name="Tabla17.6"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  <table:table-cell table:style-name="Tabla17.A3" office:value-type="string">
            <text:p text:style-name="P2"/>
          </table:table-cell>
        </table:table-row>
      </table:table>
      <text:p text:style-name="P2"/>
      <text:p text:style-name="P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">Curso Alternos </text:p>
          </table:table-cell>
        </table:table-row>
        <table:table-row>
          <table:table-cell table:style-name="Tabla18.A2" office:value-type="string">
            <text:p text:style-name="P1"><text:span text:style-name="T1">(4a) </text:span><text:span text:style-name="T2">La solicitud es denegada, el sistema informa de las razones aportadas por el administrador.</text:span></text:p>
          </table:table-cell>
        </table:table-row>
      </table:table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3">Frecuencia esperada</text:p>
          </table:table-cell>
          <table:table-cell table:style-name="Tabla19.A2" office:value-type="string">
            <text:p text:style-name="P4">Moderada</text:p>
          </table:table-cell>
          <table:table-cell table:style-name="Tabla19.A2" office:value-type="string">
            <text:p text:style-name="P3">Rendimiento</text:p>
          </table:table-cell>
          <table:table-cell table:style-name="Tabla19.A2" office:value-type="string">
            <text:p text:style-name="P4">Alto</text:p>
          </table:table-cell>
        </table:table-row>
        <table:table-row>
          <table:table-cell table:style-name="Tabla19.A2" office:value-type="string">
            <text:p text:style-name="P3">Importancia</text:p>
          </table:table-cell>
          <table:table-cell table:style-name="Tabla19.A2" office:value-type="string">
            <text:p text:style-name="P4">Alta</text:p>
          </table:table-cell>
          <table:table-cell table:style-name="Tabla19.A2" office:value-type="string">
            <text:p text:style-name="P3">Urgencia</text:p>
          </table:table-cell>
          <table:table-cell table:style-name="Tabla19.A2" office:value-type="string">
            <text:p text:style-name="P4">Moderada</text:p>
          </table:table-cell>
        </table:table-row>
        <table:table-row>
          <table:table-cell table:style-name="Tabla19.A2" office:value-type="string">
            <text:p text:style-name="P3">Estado</text:p>
          </table:table-cell>
          <table:table-cell table:style-name="Tabla19.A2" office:value-type="string">
            <text:p text:style-name="P4">Diseño</text:p>
          </table:table-cell>
          <table:table-cell table:style-name="Tabla19.A2" office:value-type="string">
            <text:p text:style-name="P3">Estabilidad</text:p>
          </table:table-cell>
          <table:table-cell table:style-name="Tabla19.A2" office:value-type="string">
            <text:p text:style-name="P4">Alta</text:p>
          </table:table-cell>
        </table:table-row>
      </table:table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">Comentarios</text:p>
          </table:table-cell>
        </table:table-row>
        <text:soft-page-break/>
        <table:table-row>
          <table:table-cell table:style-name="Tabla20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3">Caso de uso</text:p>
          </table:table-cell>
          <table:table-cell table:style-name="Tabla21.A1" table:number-columns-spanned="3" office:value-type="string">
            <text:p text:style-name="P4">Actualizar datos restaurante.</text:p>
          </table:table-cell>
          <table:covered-table-cell/>
          <table:covered-table-cell/>
          <table:table-cell table:style-name="Tabla21.A1" table:number-columns-spanned="3" office:value-type="string">
            <text:p text:style-name="P4">2.5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3">Actores</text:p>
          </table:table-cell>
          <table:table-cell table:style-name="Tabla21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Tipo</text:p>
          </table:table-cell>
          <table:table-cell table:style-name="Tabla21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ropósito</text:p>
          </table:table-cell>
          <table:table-cell table:style-name="Tabla21.A2" table:number-columns-spanned="6" office:value-type="string">
            <text:p text:style-name="P5">Permite al responsable del restaurante actualizar la información de es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Descripción</text:p>
          </table:table-cell>
          <table:table-cell table:style-name="Tabla21.A2" table:number-columns-spanned="6" office:value-type="string">
            <text:p text:style-name="P5">El responsable <text:s/>del restaurante accede al perfil del local y modifica la información dese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Referencias</text:p>
          </table:table-cell>
          <table:table-cell table:style-name="Tabla2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recondición</text:p>
          </table:table-cell>
          <table:table-cell table:style-name="Tabla21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Postcondición</text:p>
          </table:table-cell>
          <table:table-cell table:style-name="Tabla21.A2" table:number-columns-spanned="6" office:value-type="string">
            <text:p text:style-name="P5">La información es modific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3">Autor</text:p>
          </table:table-cell>
          <table:table-cell table:style-name="Tabla21.A2" office:value-type="string">
            <text:p text:style-name="P5">David Morales</text:p>
          </table:table-cell>
          <table:table-cell table:style-name="Tabla21.A2" office:value-type="string">
            <text:p text:style-name="P3">Fecha</text:p>
          </table:table-cell>
          <table:table-cell table:style-name="Tabla21.A2" table:number-columns-spanned="2" office:value-type="string">
            <text:p text:style-name="P5">14/4/2016</text:p>
          </table:table-cell>
          <table:covered-table-cell/>
          <table:table-cell table:style-name="Tabla21.A2" office:value-type="string">
            <text:p text:style-name="P3">Versión</text:p>
          </table:table-cell>
          <table:table-cell table:style-name="Tabla21.A2" office:value-type="string">
            <text:p text:style-name="P5">1.0</text:p>
          </table:table-cell>
        </table:table-row>
      </table:table>
      <text:p text:style-name="P2"/>
      <text:p text:style-name="P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2.A1" office:value-type="string">
            <text:p text:style-name="P2"/>
          </table:table-cell>
          <table:table-cell table:style-name="Tabla22.A1" office:value-type="string">
            <text:p text:style-name="P3">Acción de actor</text:p>
          </table:table-cell>
          <table:table-cell table:style-name="Tabla22.A1" office:value-type="string">
            <text:p text:style-name="P2"/>
          </table:table-cell>
          <table:table-cell table:style-name="Tabla22.A1" office:value-type="string">
            <text:p text:style-name="P3">Acción del sistema</text:p>
          </table:table-cell>
        </table:table-row>
        <table:table-row>
          <table:table-cell table:style-name="Tabla22.A3" office:value-type="string">
            <text:p text:style-name="P6">1</text:p>
          </table:table-cell>
          <table:table-cell table:style-name="Tabla22.A3" office:value-type="string">
            <text:p text:style-name="P5">Responsable: selecciona modificar la información del local.</text:p>
          </table:table-cell>
          <table:table-cell table:style-name="Tabla22.A3" office:value-type="string">
            <text:p text:style-name="P2"/>
          </table:table-cell>
          <table:table-cell table:style-name="Tabla22.A3" office:value-type="string">
            <text:p text:style-name="P2"/>
          </table:table-cell>
        </table:table-row>
        <table:table-row>
          <table:table-cell table:style-name="Tabla22.A3" office:value-type="string">
            <text:p text:style-name="P6">2</text:p>
          </table:table-cell>
          <table:table-cell table:style-name="Tabla22.A3" office:value-type="string">
            <text:p text:style-name="P5">Responsable: modifica la información deseada.</text:p>
          </table:table-cell>
          <table:table-cell table:style-name="Tabla22.A3" office:value-type="string">
            <text:p text:style-name="P6">3</text:p>
          </table:table-cell>
          <table:table-cell table:style-name="Tabla22.A3" office:value-type="string">
            <text:p text:style-name="P5">Modifica la información del restaurante y la actualiza en el sistema.</text:p>
          </table:table-cell>
        </table:table-row>
      </table:table>
      <text:p text:style-name="P2"/>
      <text:p text:style-name="P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">Curso Alternos </text:p>
          </table:table-cell>
        </table:table-row>
        <table:table-row>
          <table:table-cell table:style-name="Tabla23.A2" office:value-type="string">
            <text:p text:style-name="P1"><text:span text:style-name="T1">(3a) </text:span><text:span text:style-name="T2">La información no se puede modificar o la información introducida no es válida, el sistema avisa del error.</text:span></text:p>
          </table:table-cell>
        </table:table-row>
      </table:table>
      <text:p text:style-name="P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3">Frecuencia esperada</text:p>
          </table:table-cell>
          <table:table-cell table:style-name="Tabla24.A2" office:value-type="string">
            <text:p text:style-name="P4">Media</text:p>
          </table:table-cell>
          <table:table-cell table:style-name="Tabla24.A2" office:value-type="string">
            <text:p text:style-name="P3">Rendimiento</text:p>
          </table:table-cell>
          <table:table-cell table:style-name="Tabla24.A2" office:value-type="string">
            <text:p text:style-name="P4">Alto.</text:p>
          </table:table-cell>
        </table:table-row>
        <table:table-row>
          <table:table-cell table:style-name="Tabla24.A2" office:value-type="string">
            <text:p text:style-name="P3">Importancia</text:p>
          </table:table-cell>
          <table:table-cell table:style-name="Tabla24.A2" office:value-type="string">
            <text:p text:style-name="P4">Alta</text:p>
          </table:table-cell>
          <table:table-cell table:style-name="Tabla24.A2" office:value-type="string">
            <text:p text:style-name="P3">Urgencia</text:p>
          </table:table-cell>
          <table:table-cell table:style-name="Tabla24.A2" office:value-type="string">
            <text:p text:style-name="P4">Alta</text:p>
          </table:table-cell>
        </table:table-row>
        <table:table-row>
          <table:table-cell table:style-name="Tabla24.A2" office:value-type="string">
            <text:p text:style-name="P3">Estado</text:p>
          </table:table-cell>
          <table:table-cell table:style-name="Tabla24.A2" office:value-type="string">
            <text:p text:style-name="P4">Diseño</text:p>
          </table:table-cell>
          <table:table-cell table:style-name="Tabla24.A2" office:value-type="string">
            <text:p text:style-name="P3">Estabilidad</text:p>
          </table:table-cell>
          <table:table-cell table:style-name="Tabla24.A2" office:value-type="string">
            <text:p text:style-name="P4">Alta</text:p>
          </table:table-cell>
        </table:table-row>
      </table:table>
      <text:p text:style-name="P2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">Comentarios</text:p>
          </table:table-cell>
        </table:table-row>
        <table:table-row>
          <table:table-cell table:style-name="Tabla25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row>
          <table:table-cell table:style-name="Tabla26.A1" office:value-type="string">
            <text:p text:style-name="P3">Caso de uso</text:p>
          </table:table-cell>
          <table:table-cell table:style-name="Tabla26.A1" table:number-columns-spanned="3" office:value-type="string">
            <text:p text:style-name="P4">Definir ofertas.</text:p>
          </table:table-cell>
          <table:covered-table-cell/>
          <table:covered-table-cell/>
          <table:table-cell table:style-name="Tabla26.A1" table:number-columns-spanned="3" office:value-type="string">
            <text:p text:style-name="P4">2.6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3">Actores</text:p>
          </table:table-cell>
          <table:table-cell table:style-name="Tabla2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Tipo</text:p>
          </table:table-cell>
          <table:table-cell table:style-name="Tabla26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ropósito</text:p>
          </table:table-cell>
          <table:table-cell table:style-name="Tabla2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Descripción</text:p>
          </table:table-cell>
          <table:table-cell table:style-name="Tabla26.A2" table:number-columns-spanned="6" office:value-type="string">
            <text:p text:style-name="P5">El responsable <text:s/>del restaurante accede al perfil del local y define ofertas para dicho local por un período de tiemp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Referencias</text:p>
          </table:table-cell>
          <table:table-cell table:style-name="Tabla2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recondición</text:p>
          </table:table-cell>
          <table:table-cell table:style-name="Tabla26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3">Postcondición</text:p>
          </table:table-cell>
          <table:table-cell table:style-name="Tabla26.A2" table:number-columns-spanned="6" office:value-type="string">
            <text:p text:style-name="P5">Se añaden las nuevas ofertas asociadas a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6.A2" office:value-type="string">
            <text:p text:style-name="P3">Autor</text:p>
          </table:table-cell>
          <table:table-cell table:style-name="Tabla26.A2" office:value-type="string">
            <text:p text:style-name="P5">David Morales.</text:p>
          </table:table-cell>
          <table:table-cell table:style-name="Tabla26.A2" office:value-type="string">
            <text:p text:style-name="P3">Fecha</text:p>
          </table:table-cell>
          <table:table-cell table:style-name="Tabla26.A2" table:number-columns-spanned="2" office:value-type="string">
            <text:p text:style-name="P5">14/4/2016</text:p>
          </table:table-cell>
          <table:covered-table-cell/>
          <table:table-cell table:style-name="Tabla26.A2" office:value-type="string">
            <text:p text:style-name="P3">Versión</text:p>
          </table:table-cell>
          <table:table-cell table:style-name="Tabla26.A2" office:value-type="string">
            <text:p text:style-name="P5">1.0</text:p>
          </table:table-cell>
        </table:table-row>
      </table:table>
      <text:p text:style-name="P2"/>
      <text:p text:style-name="P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27.A1" office:value-type="string">
            <text:p text:style-name="P2"/>
          </table:table-cell>
          <table:table-cell table:style-name="Tabla27.A1" office:value-type="string">
            <text:p text:style-name="P3">Acción de actor</text:p>
          </table:table-cell>
          <table:table-cell table:style-name="Tabla27.A1" office:value-type="string">
            <text:p text:style-name="P2"/>
          </table:table-cell>
          <table:table-cell table:style-name="Tabla27.A1" office:value-type="string">
            <text:p text:style-name="P3">Acción del sistema</text:p>
          </table:table-cell>
        </table:table-row>
        <table:table-row>
          <table:table-cell table:style-name="Tabla27.A3" office:value-type="string">
            <text:p text:style-name="P6">1</text:p>
          </table:table-cell>
          <table:table-cell table:style-name="Tabla27.A3" office:value-type="string">
            <text:p text:style-name="P5">Responsable: selecciona la sección de ofertas de su perfil. </text:p>
          </table:table-cell>
          <table:table-cell table:style-name="Tabla27.A3" office:value-type="string">
            <text:p text:style-name="P2"/>
          </table:table-cell>
          <table:table-cell table:style-name="Tabla27.A3" office:value-type="string">
            <text:p text:style-name="P2"/>
          </table:table-cell>
        </table:table-row>
        <table:table-row>
          <table:table-cell table:style-name="Tabla27.A3" office:value-type="string">
            <text:p text:style-name="P6">2</text:p>
          </table:table-cell>
          <table:table-cell table:style-name="Tabla27.A3" office:value-type="string">
            <text:p text:style-name="P5">Responsable: incorpora la información de la oferta (incluyendo el período).</text:p>
          </table:table-cell>
          <table:table-cell table:style-name="Tabla27.A3" office:value-type="string">
            <text:p text:style-name="P6">3</text:p>
          </table:table-cell>
          <table:table-cell table:style-name="Tabla27.A3" office:value-type="string">
            <text:p text:style-name="P5">Actualiza las ofertas que ofrece el restaurante.</text:p>
          </table:table-cell>
        </table:table-row>
      </table:table>
      <text:p text:style-name="P2"/>
      <text:p text:style-name="P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">Curso Alternos </text:p>
          </table:table-cell>
        </table:table-row>
        <table:table-row>
          <table:table-cell table:style-name="Tabla28.A2" office:value-type="string">
            <text:p text:style-name="P2"/>
          </table:table-cell>
        </table:table-row>
      </table:table>
      <text:p text:style-name="P2"/>
      <text:p text:style-name="P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29.A2" office:value-type="string">
            <text:p text:style-name="P3">Frecuencia esperada</text:p>
          </table:table-cell>
          <table:table-cell table:style-name="Tabla29.A2" office:value-type="string">
            <text:p text:style-name="P4">Alta</text:p>
          </table:table-cell>
          <table:table-cell table:style-name="Tabla29.A2" office:value-type="string">
            <text:p text:style-name="P3">Rendimiento</text:p>
          </table:table-cell>
          <table:table-cell table:style-name="Tabla29.A2" office:value-type="string">
            <text:p text:style-name="P4">Alto</text:p>
          </table:table-cell>
        </table:table-row>
        <table:table-row>
          <table:table-cell table:style-name="Tabla29.A2" office:value-type="string">
            <text:p text:style-name="P3">Importancia</text:p>
          </table:table-cell>
          <table:table-cell table:style-name="Tabla29.A2" office:value-type="string">
            <text:p text:style-name="P4">Alta</text:p>
          </table:table-cell>
          <table:table-cell table:style-name="Tabla29.A2" office:value-type="string">
            <text:p text:style-name="P3">Urgencia</text:p>
          </table:table-cell>
          <table:table-cell table:style-name="Tabla29.A2" office:value-type="string">
            <text:p text:style-name="P4">Alta</text:p>
          </table:table-cell>
        </table:table-row>
        <table:table-row>
          <table:table-cell table:style-name="Tabla29.A2" office:value-type="string">
            <text:p text:style-name="P3">Estado</text:p>
          </table:table-cell>
          <table:table-cell table:style-name="Tabla29.A2" office:value-type="string">
            <text:p text:style-name="P4">Diseño</text:p>
          </table:table-cell>
          <table:table-cell table:style-name="Tabla29.A2" office:value-type="string">
            <text:p text:style-name="P3">Estabilidad</text:p>
          </table:table-cell>
          <table:table-cell table:style-name="Tabla29.A2" office:value-type="string">
            <text:p text:style-name="P4">Alta</text:p>
          </table:table-cell>
        </table:table-row>
      </table:table>
      <text:p text:style-name="P2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">Comentarios</text:p>
          </table:table-cell>
        </table:table-row>
        <table:table-row>
          <table:table-cell table:style-name="Tabla30.A2" office:value-type="string">
            <text:p text:style-name="P5">La oferta podrá tanto <text:s/>aparecer en el perfil del restaurante como ser <text:s/>presentada a clientes.La oferta será eliminada cuando caduque.</text:p>
          </table:table-cell>
        </table:table-row>
      </table:table>
      <text:p text:style-name="P2"/>
      <text:p text:style-name="P2"/>
      <text:p text:style-name="P2"/>
      <text:p text:style-name="P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>
          <table:table-cell table:style-name="Tabla31.A1" office:value-type="string">
            <text:p text:style-name="P3">Caso de uso</text:p>
          </table:table-cell>
          <table:table-cell table:style-name="Tabla31.A1" table:number-columns-spanned="3" office:value-type="string">
            <text:p text:style-name="P4">Introducir carta.</text:p>
          </table:table-cell>
          <table:covered-table-cell/>
          <table:covered-table-cell/>
          <table:table-cell table:style-name="Tabla31.E1" table:number-columns-spanned="3" office:value-type="float" office:value="2.7">
            <text:p text:style-name="P4">2,7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3">Actores</text:p>
          </table:table-cell>
          <table:table-cell table:style-name="Tabla31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Tipo</text:p>
          </table:table-cell>
          <table:table-cell table:style-name="Tabla31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ropósito</text:p>
          </table:table-cell>
          <table:table-cell table:style-name="Tabla31.A2" table:number-columns-spanned="6" office:value-type="string">
            <text:p text:style-name="P5">Permite al restaurante presentar su car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Descripción</text:p>
          </table:table-cell>
          <table:table-cell table:style-name="Tabla31.A2" table:number-columns-spanned="6" office:value-type="string">
            <text:p text:style-name="P5">El responsable <text:s/>del restaurante introduce la carta que oferta el restaura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Referencias</text:p>
          </table:table-cell>
          <table:table-cell table:style-name="Tabla3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recondición</text:p>
          </table:table-cell>
          <table:table-cell table:style-name="Tabla31.A2" table:number-columns-spanned="6" office:value-type="string">
            <text:p text:style-name="P5">Estar identificado como responsable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Postcondición</text:p>
          </table:table-cell>
          <table:table-cell table:style-name="Tabla31.A2" table:number-columns-spanned="6" office:value-type="string">
            <text:p text:style-name="P5">Se añade la información de la car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3">Autor</text:p>
          </table:table-cell>
          <table:table-cell table:style-name="Tabla31.A2" office:value-type="string">
            <text:p text:style-name="P5">David Morales.</text:p>
          </table:table-cell>
          <table:table-cell table:style-name="Tabla31.A2" office:value-type="string">
            <text:p text:style-name="P3">Fecha</text:p>
          </table:table-cell>
          <table:table-cell table:style-name="Tabla31.A2" table:number-columns-spanned="2" office:value-type="string">
            <text:p text:style-name="P5">14/4/2016</text:p>
          </table:table-cell>
          <table:covered-table-cell/>
          <table:table-cell table:style-name="Tabla31.A2" office:value-type="string">
            <text:p text:style-name="P3">Versión</text:p>
          </table:table-cell>
          <table:table-cell table:style-name="Tabla31.A2" office:value-type="string">
            <text:p text:style-name="P5">1.0</text:p>
          </table:table-cell>
        </table:table-row>
      </table:table>
      <text:p text:style-name="P2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columns-spanned="4" office:value-type="string">
            <text:p text:style-name="Standard">Curso Normal</text:p>
          </table:table-cell>
          <table:covered-table-cell/>
          <table:covered-table-cell/>
          <table:covered-table-cell/>
        </table:table-row>
        <table:table-row>
          <table:table-cell table:style-name="Tabla32.A1" office:value-type="string">
            <text:p text:style-name="Standard"/>
          </table:table-cell>
          <table:table-cell table:style-name="Tabla32.A1" office:value-type="string">
            <text:p text:style-name="Standard">Acción de actor</text:p>
          </table:table-cell>
          <table:table-cell table:style-name="Tabla32.A1" office:value-type="string">
            <text:p text:style-name="Standard"/>
          </table:table-cell>
          <table:table-cell table:style-name="Tabla32.A1" office:value-type="string">
            <text:p text:style-name="Standard">Acción del sistema</text:p>
          </table:table-cell>
        </table:table-row>
        <table:table-row>
          <table:table-cell table:style-name="Tabla32.A3" office:value-type="float" office:value="1">
            <text:p text:style-name="Standard">1</text:p>
          </table:table-cell>
          <table:table-cell table:style-name="Tabla32.B3" office:value-type="string">
            <text:p text:style-name="Standard">Responsable:aporta la información necesaria</text:p>
          </table:table-cell>
          <table:table-cell table:style-name="Tabla32.A3" office:value-type="float" office:value="2">
            <text:p text:style-name="Standard">2</text:p>
          </table:table-cell>
          <table:table-cell table:style-name="Tabla32.B3" office:value-type="string">
            <text:p text:style-name="Standard">Añade la información al sistema.</text:p>
          </table:table-cell>
        </table:table-row>
      </table:table>
      <text:p text:style-name="Standard"/>
      <text:p text:style-name="Standard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Standard">Curso Alternos </text:p>
          </table:table-cell>
        </table:table-row>
        <table:table-row>
          <table:table-cell table:style-name="Tabla33.A2" office:value-type="string">
            <text:p text:style-name="Standard"/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34.A2" office:value-type="string">
            <text:p text:style-name="P3">Frecuencia esperada</text:p>
          </table:table-cell>
          <table:table-cell table:style-name="Tabla34.A2" office:value-type="string">
            <text:p text:style-name="P4">Moderada</text:p>
          </table:table-cell>
          <table:table-cell table:style-name="Tabla34.A2" office:value-type="string">
            <text:p text:style-name="P3">Rendimiento</text:p>
          </table:table-cell>
          <table:table-cell table:style-name="Tabla34.A2" office:value-type="string">
            <text:p text:style-name="P4">Alto</text:p>
          </table:table-cell>
        </table:table-row>
        <table:table-row>
          <table:table-cell table:style-name="Tabla34.A2" office:value-type="string">
            <text:p text:style-name="P3">Importancia</text:p>
          </table:table-cell>
          <table:table-cell table:style-name="Tabla34.A2" office:value-type="string">
            <text:p text:style-name="P4">Alta</text:p>
          </table:table-cell>
          <table:table-cell table:style-name="Tabla34.A2" office:value-type="string">
            <text:p text:style-name="P3">Urgencia</text:p>
          </table:table-cell>
          <table:table-cell table:style-name="Tabla34.A2" office:value-type="string">
            <text:p text:style-name="P4">Alta</text:p>
          </table:table-cell>
        </table:table-row>
        <text:soft-page-break/>
        <table:table-row>
          <table:table-cell table:style-name="Tabla34.A2" office:value-type="string">
            <text:p text:style-name="P3">Estado</text:p>
          </table:table-cell>
          <table:table-cell table:style-name="Tabla34.A2" office:value-type="string">
            <text:p text:style-name="P4">Diseño</text:p>
          </table:table-cell>
          <table:table-cell table:style-name="Tabla34.A2" office:value-type="string">
            <text:p text:style-name="P3">Estabilidad</text:p>
          </table:table-cell>
          <table:table-cell table:style-name="Tabla34.A2" office:value-type="string">
            <text:p text:style-name="P4">Alta</text:p>
          </table:table-cell>
        </table:table-row>
      </table:table>
      <text:p text:style-name="P2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3">Comentarios</text:p>
          </table:table-cell>
        </table:table-row>
        <table:table-row>
          <table:table-cell table:style-name="Tabla35.A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>
          <table:table-cell table:style-name="Tabla36.A1" office:value-type="string">
            <text:p text:style-name="P3">Caso de uso</text:p>
          </table:table-cell>
          <table:table-cell table:style-name="Tabla36.A1" table:number-columns-spanned="3" office:value-type="string">
            <text:p text:style-name="P4">Modificar carta</text:p>
          </table:table-cell>
          <table:covered-table-cell/>
          <table:covered-table-cell/>
          <table:table-cell table:style-name="Tabla36.E1" table:number-columns-spanned="3" office:value-type="float" office:value="2.8">
            <text:p text:style-name="P4">2,8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3">Actores</text:p>
          </table:table-cell>
          <table:table-cell table:style-name="Tabla36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Tipo</text:p>
          </table:table-cell>
          <table:table-cell table:style-name="Tabla36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ropósito</text:p>
          </table:table-cell>
          <table:table-cell table:style-name="Tabla36.A2" table:number-columns-spanned="6" office:value-type="string">
            <text:p text:style-name="P5">Permite al responsable de un restaurante modificar la carta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Descripción</text:p>
          </table:table-cell>
          <table:table-cell table:style-name="Tabla36.A2" table:number-columns-spanned="6" office:value-type="string">
            <text:p text:style-name="Standard">El responsable selecciona moficar la carta e introduce la nueva info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Referencias</text:p>
          </table:table-cell>
          <table:table-cell table:style-name="Tabla36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recondición</text:p>
          </table:table-cell>
          <table:table-cell table:style-name="Tabla36.A2" table:number-columns-spanned="6" office:value-type="string">
            <text:p text:style-name="P5">Estar identificado como responsable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Postcondición</text:p>
          </table:table-cell>
          <table:table-cell table:style-name="Tabla36.A2" table:number-columns-spanned="6" office:value-type="string">
            <text:p text:style-name="P5">Se almacena actualiza la informa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3">Autor</text:p>
          </table:table-cell>
          <table:table-cell table:style-name="Tabla36.A2" office:value-type="string">
            <text:p text:style-name="P5">David Morales</text:p>
          </table:table-cell>
          <table:table-cell table:style-name="Tabla36.A2" office:value-type="string">
            <text:p text:style-name="P3">Fecha</text:p>
          </table:table-cell>
          <table:table-cell table:style-name="Tabla36.A2" table:number-columns-spanned="2" office:value-type="string">
            <text:p text:style-name="P5">14/4/2016</text:p>
          </table:table-cell>
          <table:covered-table-cell/>
          <table:table-cell table:style-name="Tabla36.A2" office:value-type="string">
            <text:p text:style-name="P3">Versión</text:p>
          </table:table-cell>
          <table:table-cell table:style-name="Tabla36.A2" office:value-type="string">
            <text:p text:style-name="P5">1.0</text:p>
          </table:table-cell>
        </table:table-row>
      </table:table>
      <text:p text:style-name="P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37.A1" office:value-type="string">
            <text:p text:style-name="P2"/>
          </table:table-cell>
          <table:table-cell table:style-name="Tabla37.A1" office:value-type="string">
            <text:p text:style-name="P3">Acción de actor</text:p>
          </table:table-cell>
          <table:table-cell table:style-name="Tabla37.A1" office:value-type="string">
            <text:p text:style-name="P2"/>
          </table:table-cell>
          <table:table-cell table:style-name="Tabla37.A1" office:value-type="string">
            <text:p text:style-name="P3">Acción del sistema</text:p>
          </table:table-cell>
        </table:table-row>
        <table:table-row>
          <table:table-cell table:style-name="Tabla37.A3" office:value-type="string">
            <text:p text:style-name="P6">1</text:p>
          </table:table-cell>
          <table:table-cell table:style-name="Tabla37.A3" office:value-type="string">
            <text:p text:style-name="Standard">Administrador:selecciona moficar la carta.</text:p>
          </table:table-cell>
          <table:table-cell table:style-name="Tabla37.A3" office:value-type="string">
            <text:p text:style-name="P6">2</text:p>
          </table:table-cell>
          <table:table-cell table:style-name="Tabla37.A3" office:value-type="string">
            <text:p text:style-name="P5">Muestra la información de la carta</text:p>
          </table:table-cell>
        </table:table-row>
        <table:table-row>
          <table:table-cell table:style-name="Tabla37.A3" office:value-type="string">
            <text:p text:style-name="P6">3</text:p>
          </table:table-cell>
          <table:table-cell table:style-name="Tabla37.A3" office:value-type="string">
            <text:p text:style-name="Standard">Administrador:actualiza la información deseada.</text:p>
          </table:table-cell>
          <table:table-cell table:style-name="Tabla37.C4" office:value-type="float" office:value="4">
            <text:p text:style-name="P6">4</text:p>
          </table:table-cell>
          <table:table-cell table:style-name="Tabla37.A3" office:value-type="string">
            <text:p text:style-name="P5">Actualiza la carta.</text:p>
          </table:table-cell>
        </table:table-row>
      </table:table>
      <text:p text:style-name="P2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3">Curso Alternos </text:p>
          </table:table-cell>
        </table:table-row>
        <table:table-row>
          <table:table-cell table:style-name="Tabla38.A2" office:value-type="string">
            <text:p text:style-name="P2"/>
          </table:table-cell>
        </table:table-row>
      </table:table>
      <text:p text:style-name="P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39.A2" office:value-type="string">
            <text:p text:style-name="P3">Frecuencia esperada</text:p>
          </table:table-cell>
          <table:table-cell table:style-name="Tabla39.A2" office:value-type="string">
            <text:p text:style-name="P4">Media</text:p>
          </table:table-cell>
          <table:table-cell table:style-name="Tabla39.A2" office:value-type="string">
            <text:p text:style-name="P3">Rendimiento</text:p>
          </table:table-cell>
          <table:table-cell table:style-name="Tabla39.A2" office:value-type="string">
            <text:p text:style-name="P4">Alto</text:p>
          </table:table-cell>
        </table:table-row>
        <table:table-row>
          <table:table-cell table:style-name="Tabla39.A2" office:value-type="string">
            <text:p text:style-name="P3">Importancia</text:p>
          </table:table-cell>
          <table:table-cell table:style-name="Tabla39.A2" office:value-type="string">
            <text:p text:style-name="P4">Media.</text:p>
          </table:table-cell>
          <table:table-cell table:style-name="Tabla39.A2" office:value-type="string">
            <text:p text:style-name="P3">Urgencia</text:p>
          </table:table-cell>
          <table:table-cell table:style-name="Tabla39.A2" office:value-type="string">
            <text:p text:style-name="P4">Media.</text:p>
          </table:table-cell>
        </table:table-row>
        <table:table-row>
          <table:table-cell table:style-name="Tabla39.A2" office:value-type="string">
            <text:p text:style-name="P3">Estado</text:p>
          </table:table-cell>
          <table:table-cell table:style-name="Tabla39.A2" office:value-type="string">
            <text:p text:style-name="P4">Diseño</text:p>
          </table:table-cell>
          <table:table-cell table:style-name="Tabla39.A2" office:value-type="string">
            <text:p text:style-name="P3">Estabilidad</text:p>
          </table:table-cell>
          <table:table-cell table:style-name="Tabla39.A2" office:value-type="string">
            <text:p text:style-name="P4">Alta</text:p>
          </table:table-cell>
        </table:table-row>
      </table:table>
      <text:p text:style-name="P2"/>
      <text:p text:style-name="P2"/>
      <text:p text:style-name="P2"/>
      <text:p text:style-name="P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>
          <table:table-cell table:style-name="Tabla40.A1" office:value-type="string">
            <text:p text:style-name="P3">Caso de uso</text:p>
          </table:table-cell>
          <table:table-cell table:style-name="Tabla40.A1" table:number-columns-spanned="3" office:value-type="string">
            <text:p text:style-name="P4">Solicitar eliminar Restaurante</text:p>
          </table:table-cell>
          <table:covered-table-cell/>
          <table:covered-table-cell/>
          <table:table-cell table:style-name="Tabla40.E1" table:number-columns-spanned="3" office:value-type="float" office:value="2.9">
            <text:p text:style-name="P4">2,9</text:p>
          </table:table-cell>
          <table:covered-table-cell/>
          <table:covered-table-cell/>
        </table:table-row>
        <table:table-row>
          <table:table-cell table:style-name="Tabla40.A2" office:value-type="string">
            <text:p text:style-name="P3">Actores</text:p>
          </table:table-cell>
          <table:table-cell table:style-name="Tabla40.A2" table:number-columns-spanned="6" office:value-type="string">
            <text:p text:style-name="P5">Responsable restaurante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Tipo</text:p>
          </table:table-cell>
          <table:table-cell table:style-name="Tabla4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Propósito</text:p>
          </table:table-cell>
          <table:table-cell table:style-name="Tabla40.A2" table:number-columns-spanned="6" office:value-type="string">
            <text:p text:style-name="P5">Permite al responsable del restaurante solicitar la eliminación de este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Descripción</text:p>
          </table:table-cell>
          <table:table-cell table:style-name="Tabla40.A2" table:number-columns-spanned="6" office:value-type="string">
            <text:p text:style-name="P5">El responsable ha seleccionado la opción eliminar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Referencias</text:p>
          </table:table-cell>
          <table:table-cell table:style-name="Tabla4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40.A2" office:value-type="string">
            <text:p text:style-name="P3">Precondición</text:p>
          </table:table-cell>
          <table:table-cell table:style-name="Tabla40.A2" table:number-columns-spanned="6" office:value-type="string">
            <text:p text:style-name="P5">Estar identificado como responsable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Postcondición</text:p>
          </table:table-cell>
          <table:table-cell table:style-name="Tabla40.A2" table:number-columns-spanned="6" office:value-type="string">
            <text:p text:style-name="P5">Se informa al responsable de la resolución de la solicitud. El restaurante es eliminado del sistema si la solicitud es acep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2" office:value-type="string">
            <text:p text:style-name="P3">Autor</text:p>
          </table:table-cell>
          <table:table-cell table:style-name="Tabla40.A2" office:value-type="string">
            <text:p text:style-name="P5">David Morales.</text:p>
          </table:table-cell>
          <table:table-cell table:style-name="Tabla40.A2" office:value-type="string">
            <text:p text:style-name="P3">Fecha</text:p>
          </table:table-cell>
          <table:table-cell table:style-name="Tabla40.A2" table:number-columns-spanned="2" office:value-type="string">
            <text:p text:style-name="P5">14/4/2016</text:p>
          </table:table-cell>
          <table:covered-table-cell/>
          <table:table-cell table:style-name="Tabla40.A2" office:value-type="string">
            <text:p text:style-name="P3">Versión</text:p>
          </table:table-cell>
          <table:table-cell table:style-name="Tabla40.A2" office:value-type="string">
            <text:p text:style-name="P5">1.0</text:p>
          </table:table-cell>
        </table:table-row>
      </table:table>
      <text:p text:style-name="P2"/>
      <text:p text:style-name="P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41.A1" office:value-type="string">
            <text:p text:style-name="P2"/>
          </table:table-cell>
          <table:table-cell table:style-name="Tabla41.A1" office:value-type="string">
            <text:p text:style-name="P3">Acción de actor</text:p>
          </table:table-cell>
          <table:table-cell table:style-name="Tabla41.A1" office:value-type="string">
            <text:p text:style-name="P2"/>
          </table:table-cell>
          <table:table-cell table:style-name="Tabla41.A1" office:value-type="string">
            <text:p text:style-name="P3">Acción del sistema</text:p>
          </table:table-cell>
        </table:table-row>
        <table:table-row>
          <table:table-cell table:style-name="Tabla41.A3" office:value-type="string">
            <text:p text:style-name="P6">1</text:p>
          </table:table-cell>
          <table:table-cell table:style-name="Tabla41.A3" office:value-type="string">
            <text:p text:style-name="P5">Responsable: en el perfil del restaurante selecciona la opción eliminar restaurante.</text:p>
          </table:table-cell>
          <table:table-cell table:style-name="Tabla41.A3" office:value-type="string">
            <text:p text:style-name="P6">2</text:p>
          </table:table-cell>
          <table:table-cell table:style-name="Tabla41.A3" office:value-type="string">
            <text:p text:style-name="P5">Se presenta la solicitud al administrador.</text:p>
          </table:table-cell>
        </table:table-row>
        <table:table-row>
          <table:table-cell table:style-name="Tabla41.A4" office:value-type="string">
            <text:p text:style-name="P6"/>
          </table:table-cell>
          <table:table-cell table:style-name="Tabla41.A4" office:value-type="string">
            <text:p text:style-name="P5"/>
          </table:table-cell>
          <table:table-cell table:style-name="Tabla41.C4" office:value-type="float" office:value="3">
            <text:p text:style-name="P6">3</text:p>
          </table:table-cell>
          <table:table-cell table:style-name="Tabla41.A4" office:value-type="string">
            <text:p text:style-name="P5">Se informa al responsable de la resolución.</text:p>
          </table:table-cell>
        </table:table-row>
        <table:table-row>
          <table:table-cell table:style-name="Tabla41.A4" office:value-type="string">
            <text:p text:style-name="P6"/>
          </table:table-cell>
          <table:table-cell table:style-name="Tabla41.A4" office:value-type="string">
            <text:p text:style-name="P5"/>
          </table:table-cell>
          <table:table-cell table:style-name="Tabla41.C4" office:value-type="float" office:value="4">
            <text:p text:style-name="P6">4</text:p>
          </table:table-cell>
          <table:table-cell table:style-name="Tabla41.A4" office:value-type="string">
            <text:p text:style-name="P5">Se elimina el restaurante.</text:p>
          </table:table-cell>
        </table:table-row>
      </table:table>
      <text:p text:style-name="P2"/>
      <text:p text:style-name="P2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3">Curso Alternos </text:p>
          </table:table-cell>
        </table:table-row>
        <table:table-row>
          <table:table-cell table:style-name="Tabla42.A2" office:value-type="string">
            <text:p text:style-name="P1"><text:span text:style-name="T1">(4a)</text:span><text:span text:style-name="T2">La solicitud es denegada y el restaurante no se elimina.</text:span></text:p>
          </table:table-cell>
        </table:table-row>
      </table:table>
      <text:p text:style-name="P2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3.A2" office:value-type="string">
            <text:p text:style-name="P3">Frecuencia esperada</text:p>
          </table:table-cell>
          <table:table-cell table:style-name="Tabla43.A2" office:value-type="string">
            <text:p text:style-name="P4">Baja</text:p>
          </table:table-cell>
          <table:table-cell table:style-name="Tabla43.A2" office:value-type="string">
            <text:p text:style-name="P3">Rendimiento</text:p>
          </table:table-cell>
          <table:table-cell table:style-name="Tabla43.A2" office:value-type="string">
            <text:p text:style-name="P4">Alto</text:p>
          </table:table-cell>
        </table:table-row>
        <table:table-row>
          <table:table-cell table:style-name="Tabla43.A2" office:value-type="string">
            <text:p text:style-name="P3">Importancia</text:p>
          </table:table-cell>
          <table:table-cell table:style-name="Tabla43.A2" office:value-type="string">
            <text:p text:style-name="P4">Alta</text:p>
          </table:table-cell>
          <table:table-cell table:style-name="Tabla43.A2" office:value-type="string">
            <text:p text:style-name="P3">Urgencia</text:p>
          </table:table-cell>
          <table:table-cell table:style-name="Tabla43.A2" office:value-type="string">
            <text:p text:style-name="P4">Alta</text:p>
          </table:table-cell>
        </table:table-row>
        <table:table-row>
          <table:table-cell table:style-name="Tabla43.A2" office:value-type="string">
            <text:p text:style-name="P3">Estado</text:p>
          </table:table-cell>
          <table:table-cell table:style-name="Tabla43.A2" office:value-type="string">
            <text:p text:style-name="P4">Diseño</text:p>
          </table:table-cell>
          <table:table-cell table:style-name="Tabla43.A2" office:value-type="string">
            <text:p text:style-name="P3">Estabilidad</text:p>
          </table:table-cell>
          <table:table-cell table:style-name="Tabla43.A2" office:value-type="string">
            <text:p text:style-name="P4">Alta</text:p>
          </table:table-cell>
        </table:table-row>
      </table:table>
      <text:p text:style-name="P2"/>
      <table:table table:name="Tabla44" table:style-name="Tabla44">
        <table:table-column table:style-name="Tabla44.A"/>
        <table:table-row>
          <table:table-cell table:style-name="Tabla44.A1" office:value-type="string">
            <text:p text:style-name="P3">Comentarios</text:p>
          </table:table-cell>
        </table:table-row>
        <table:table-row>
          <table:table-cell table:style-name="Tabla44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row>
          <table:table-cell table:style-name="Tabla45.A1" office:value-type="string">
            <text:p text:style-name="P3">Caso de uso</text:p>
          </table:table-cell>
          <table:table-cell table:style-name="Tabla45.A1" table:number-columns-spanned="3" office:value-type="string">
            <text:p text:style-name="P4">Eliminar ofertas caducadas.</text:p>
          </table:table-cell>
          <table:covered-table-cell/>
          <table:covered-table-cell/>
          <table:table-cell table:style-name="Tabla45.A1" table:number-columns-spanned="3" office:value-type="string">
            <text:p text:style-name="P4">2_10</text:p>
          </table:table-cell>
          <table:covered-table-cell/>
          <table:covered-table-cell/>
        </table:table-row>
        <table:table-row>
          <table:table-cell table:style-name="Tabla45.A2" office:value-type="string">
            <text:p text:style-name="P3">Actores</text:p>
          </table:table-cell>
          <table:table-cell table:style-name="Tabla45.A2" table:number-columns-spanned="6" office:value-type="string">
            <text:p text:style-name="P5">Temporiz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Tipo</text:p>
          </table:table-cell>
          <table:table-cell table:style-name="Tabla45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ropósito</text:p>
          </table:table-cell>
          <table:table-cell table:style-name="Tabla45.A2" table:number-columns-spanned="6" office:value-type="string">
            <text:p text:style-name="P5">Permite eliminar automáticamente las ofertas caduca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Descripción</text:p>
          </table:table-cell>
          <table:table-cell table:style-name="Tabla45.A2" table:number-columns-spanned="6" office:value-type="string">
            <text:p text:style-name="P5">El sistema elimina las ofertas caducada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Referencias</text:p>
          </table:table-cell>
          <table:table-cell table:style-name="Tabla4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recondición</text:p>
          </table:table-cell>
          <table:table-cell table:style-name="Tabla45.A2" table:number-columns-spanned="6" office:value-type="string">
            <text:p text:style-name="P5">El período por el que fue definida la oferta ha cadu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Postcondición</text:p>
          </table:table-cell>
          <table:table-cell table:style-name="Tabla45.A2" table:number-columns-spanned="6" office:value-type="string">
            <text:p text:style-name="P5">La oferta es elimi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2" office:value-type="string">
            <text:p text:style-name="P3">Autor</text:p>
          </table:table-cell>
          <table:table-cell table:style-name="Tabla45.A2" office:value-type="string">
            <text:p text:style-name="P5">David Morales.</text:p>
          </table:table-cell>
          <table:table-cell table:style-name="Tabla45.A2" office:value-type="string">
            <text:p text:style-name="P3">Fecha</text:p>
          </table:table-cell>
          <table:table-cell table:style-name="Tabla45.A2" table:number-columns-spanned="2" office:value-type="string">
            <text:p text:style-name="P5">14/4/2016</text:p>
          </table:table-cell>
          <table:covered-table-cell/>
          <table:table-cell table:style-name="Tabla45.A2" office:value-type="string">
            <text:p text:style-name="P3">Versión</text:p>
          </table:table-cell>
          <table:table-cell table:style-name="Tabla45.A2" office:value-type="string">
            <text:p text:style-name="P5">1.0</text:p>
          </table:table-cell>
        </table:table-row>
      </table:table>
      <text:p text:style-name="P2"/>
      <text:p text:style-name="P2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46.A1" office:value-type="string">
            <text:p text:style-name="P2"/>
          </table:table-cell>
          <table:table-cell table:style-name="Tabla46.A1" office:value-type="string">
            <text:p text:style-name="P3">Acción de actor</text:p>
          </table:table-cell>
          <table:table-cell table:style-name="Tabla46.A1" office:value-type="string">
            <text:p text:style-name="P2"/>
          </table:table-cell>
          <table:table-cell table:style-name="Tabla46.A1" office:value-type="string">
            <text:p text:style-name="P3">Acción del sistema</text:p>
          </table:table-cell>
        </table:table-row>
        <table:table-row>
          <table:table-cell table:style-name="Tabla46.A3" office:value-type="string">
            <text:p text:style-name="P6">1</text:p>
          </table:table-cell>
          <table:table-cell table:style-name="Tabla46.A3" office:value-type="string">
            <text:p text:style-name="P5">Temporizador: marca para eliminar las ofertas caducadas.</text:p>
          </table:table-cell>
          <table:table-cell table:style-name="Tabla46.A3" office:value-type="string">
            <text:p text:style-name="P6">2</text:p>
          </table:table-cell>
          <table:table-cell table:style-name="Tabla46.A3" office:value-type="string">
            <text:p text:style-name="P5">Elimina las ofertas señaladas por el temporizador.</text:p>
          </table:table-cell>
        </table:table-row>
      </table:table>
      <text:p text:style-name="P2"/>
      <text:p text:style-name="P2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3">Curso Alternos </text:p>
          </table:table-cell>
        </table:table-row>
        <table:table-row>
          <table:table-cell table:style-name="Tabla47.A2" office:value-type="string">
            <text:p text:style-name="P4"/>
          </table:table-cell>
        </table:table-row>
      </table:table>
      <text:p text:style-name="P2"><text:soft-page-break/></text:p>
      <text:p text:style-name="P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48.A2" office:value-type="string">
            <text:p text:style-name="P3">Frecuencia esperada</text:p>
          </table:table-cell>
          <table:table-cell table:style-name="Tabla48.A2" office:value-type="string">
            <text:p text:style-name="P4">Alta</text:p>
          </table:table-cell>
          <table:table-cell table:style-name="Tabla48.A2" office:value-type="string">
            <text:p text:style-name="P3">Rendimiento</text:p>
          </table:table-cell>
          <table:table-cell table:style-name="Tabla48.A2" office:value-type="string">
            <text:p text:style-name="P4">Moderada</text:p>
          </table:table-cell>
        </table:table-row>
        <table:table-row>
          <table:table-cell table:style-name="Tabla48.A2" office:value-type="string">
            <text:p text:style-name="P3">Importancia</text:p>
          </table:table-cell>
          <table:table-cell table:style-name="Tabla48.A2" office:value-type="string">
            <text:p text:style-name="P4">Moderada</text:p>
          </table:table-cell>
          <table:table-cell table:style-name="Tabla48.A2" office:value-type="string">
            <text:p text:style-name="P3">Urgencia</text:p>
          </table:table-cell>
          <table:table-cell table:style-name="Tabla48.A2" office:value-type="string">
            <text:p text:style-name="P4">Moderada</text:p>
          </table:table-cell>
        </table:table-row>
        <table:table-row>
          <table:table-cell table:style-name="Tabla48.A2" office:value-type="string">
            <text:p text:style-name="P3">Estado</text:p>
          </table:table-cell>
          <table:table-cell table:style-name="Tabla48.A2" office:value-type="string">
            <text:p text:style-name="P4">Diseño</text:p>
          </table:table-cell>
          <table:table-cell table:style-name="Tabla48.A2" office:value-type="string">
            <text:p text:style-name="P3">Estabilidad</text:p>
          </table:table-cell>
          <table:table-cell table:style-name="Tabla48.A2" office:value-type="string">
            <text:p text:style-name="P4">Alta</text:p>
          </table:table-cell>
        </table:table-row>
      </table:table>
      <text:p text:style-name="P2"/>
      <text:p text:style-name="P2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3">Comentarios</text:p>
          </table:table-cell>
        </table:table-row>
        <table:table-row>
          <table:table-cell table:style-name="Tabla49.A2" office:value-type="string">
            <text:p text:style-name="P5">Se lleva a cabo de manera períodica.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row>
          <table:table-cell table:style-name="Tabla50.A1" office:value-type="string">
            <text:p text:style-name="P3">Caso de uso</text:p>
          </table:table-cell>
          <table:table-cell table:style-name="Tabla50.A1" table:number-columns-spanned="3" office:value-type="string">
            <text:p text:style-name="P4">Introducir mis datos</text:p>
          </table:table-cell>
          <table:covered-table-cell/>
          <table:covered-table-cell/>
          <table:table-cell table:style-name="Tabla50.E1" table:number-columns-spanned="3" office:value-type="float" office:value="5.1">
            <text:p text:style-name="P4">5,1</text:p>
          </table:table-cell>
          <table:covered-table-cell/>
          <table:covered-table-cell/>
        </table:table-row>
        <table:table-row>
          <table:table-cell table:style-name="Tabla50.A2" office:value-type="string">
            <text:p text:style-name="P3">Actores</text:p>
          </table:table-cell>
          <table:table-cell table:style-name="Tabla5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Tipo</text:p>
          </table:table-cell>
          <table:table-cell table:style-name="Tabla5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ropósito</text:p>
          </table:table-cell>
          <table:table-cell table:style-name="Tabla50.A2" table:number-columns-spanned="6" office:value-type="string">
            <text:p text:style-name="P5">Permite al cliente introducir sus datos personale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Descripción</text:p>
          </table:table-cell>
          <table:table-cell table:style-name="Tabla50.A2" table:number-columns-spanned="6" office:value-type="string">
            <text:p text:style-name="P5">El cliente ha seleccionado la opción introducir datos personales e introduce su información personal en 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Referencias</text:p>
          </table:table-cell>
          <table:table-cell table:style-name="Tabla5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recondición</text:p>
          </table:table-cell>
          <table:table-cell table:style-name="Tabla5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Postcondición</text:p>
          </table:table-cell>
          <table:table-cell table:style-name="Tabla50.A2" table:number-columns-spanned="6" office:value-type="string">
            <text:p text:style-name="P5">La información personal del cliente se actualiza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2" office:value-type="string">
            <text:p text:style-name="P3">Autor</text:p>
          </table:table-cell>
          <table:table-cell table:style-name="Tabla50.A2" office:value-type="string">
            <text:p text:style-name="P5">David Morales</text:p>
          </table:table-cell>
          <table:table-cell table:style-name="Tabla50.A2" office:value-type="string">
            <text:p text:style-name="P3">Fecha</text:p>
          </table:table-cell>
          <table:table-cell table:style-name="Tabla50.A2" table:number-columns-spanned="2" office:value-type="string">
            <text:p text:style-name="P5">14/4/2016</text:p>
          </table:table-cell>
          <table:covered-table-cell/>
          <table:table-cell table:style-name="Tabla50.A2" office:value-type="string">
            <text:p text:style-name="P3">Versión</text:p>
          </table:table-cell>
          <table:table-cell table:style-name="Tabla50.A2" office:value-type="string">
            <text:p text:style-name="P5">1.0</text:p>
          </table:table-cell>
        </table:table-row>
      </table:table>
      <text:p text:style-name="P2"/>
      <text:p text:style-name="P2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51.A1" office:value-type="string">
            <text:p text:style-name="P2"/>
          </table:table-cell>
          <table:table-cell table:style-name="Tabla51.A1" office:value-type="string">
            <text:p text:style-name="P3">Acción de actor</text:p>
          </table:table-cell>
          <table:table-cell table:style-name="Tabla51.A1" office:value-type="string">
            <text:p text:style-name="P2"/>
          </table:table-cell>
          <table:table-cell table:style-name="Tabla51.A1" office:value-type="string">
            <text:p text:style-name="P3">Acción del sistema</text:p>
          </table:table-cell>
        </table:table-row>
        <table:table-row>
          <table:table-cell table:style-name="Tabla51.A3" office:value-type="string">
            <text:p text:style-name="P6">1</text:p>
          </table:table-cell>
          <table:table-cell table:style-name="Tabla51.A3" office:value-type="string">
            <text:p text:style-name="P5">Cliente: selecciona introducir datos personales.</text:p>
          </table:table-cell>
          <table:table-cell table:style-name="Tabla51.A3" office:value-type="string">
            <text:p text:style-name="P6">2</text:p>
          </table:table-cell>
          <table:table-cell table:style-name="Tabla51.A3" office:value-type="string">
            <text:p text:style-name="P5">Muestra la plantilla de datos personales.</text:p>
          </table:table-cell>
        </table:table-row>
        <table:table-row>
          <table:table-cell table:style-name="Tabla51.A4" office:value-type="float" office:value="3">
            <text:p text:style-name="P6">3</text:p>
          </table:table-cell>
          <table:table-cell table:style-name="Tabla51.B4" office:value-type="string">
            <text:p text:style-name="P5">Cliente:Introduce la información personal.</text:p>
          </table:table-cell>
          <table:table-cell table:style-name="Tabla51.A4" office:value-type="float" office:value="4">
            <text:p text:style-name="P6">4</text:p>
          </table:table-cell>
          <table:table-cell table:style-name="Tabla51.B4" office:value-type="string">
            <text:p text:style-name="P5">Confirma y guarda los cambios.</text:p>
          </table:table-cell>
        </table:table-row>
      </table:table>
      <text:p text:style-name="P2"/>
      <text:p text:style-name="P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3">Curso Alternos </text:p>
          </table:table-cell>
        </table:table-row>
        <table:table-row>
          <table:table-cell table:style-name="Tabla52.A2" office:value-type="string">
            <text:p text:style-name="P3"/>
          </table:table-cell>
        </table:table-row>
      </table:table>
      <text:p text:style-name="P2"/>
      <text:p text:style-name="P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53.A2" office:value-type="string">
            <text:p text:style-name="P3">Frecuencia esperada</text:p>
          </table:table-cell>
          <table:table-cell table:style-name="Tabla53.A2" office:value-type="string">
            <text:p text:style-name="P4">Media</text:p>
          </table:table-cell>
          <table:table-cell table:style-name="Tabla53.A2" office:value-type="string">
            <text:p text:style-name="P3">Rendimiento</text:p>
          </table:table-cell>
          <table:table-cell table:style-name="Tabla53.A2" office:value-type="string">
            <text:p text:style-name="P4">Moderada</text:p>
          </table:table-cell>
        </table:table-row>
        <table:table-row>
          <table:table-cell table:style-name="Tabla53.A2" office:value-type="string">
            <text:p text:style-name="P3">Importancia</text:p>
          </table:table-cell>
          <table:table-cell table:style-name="Tabla53.A2" office:value-type="string">
            <text:p text:style-name="P4">Alta.</text:p>
          </table:table-cell>
          <table:table-cell table:style-name="Tabla53.A2" office:value-type="string">
            <text:p text:style-name="P3">Urgencia</text:p>
          </table:table-cell>
          <table:table-cell table:style-name="Tabla53.A2" office:value-type="string">
            <text:p text:style-name="P4">Alta</text:p>
          </table:table-cell>
        </table:table-row>
        <table:table-row>
          <table:table-cell table:style-name="Tabla53.A2" office:value-type="string">
            <text:p text:style-name="P3">Estado</text:p>
          </table:table-cell>
          <table:table-cell table:style-name="Tabla53.A2" office:value-type="string">
            <text:p text:style-name="P4">Diseño</text:p>
          </table:table-cell>
          <table:table-cell table:style-name="Tabla53.A2" office:value-type="string">
            <text:p text:style-name="P3">Estabilidad</text:p>
          </table:table-cell>
          <table:table-cell table:style-name="Tabla53.A2" office:value-type="string">
            <text:p text:style-name="P4">Alta</text:p>
          </table:table-cell>
        </table:table-row>
      </table:table>
      <text:p text:style-name="P2"/>
      <text:p text:style-name="P2"><text:soft-page-break/></text:p>
      <table:table table:name="Tabla54" table:style-name="Tabla54">
        <table:table-column table:style-name="Tabla54.A"/>
        <table:table-row>
          <table:table-cell table:style-name="Tabla54.A1" office:value-type="string">
            <text:p text:style-name="P3">Comentarios</text:p>
          </table:table-cell>
        </table:table-row>
        <table:table-row>
          <table:table-cell table:style-name="Tabla54.A2" office:value-type="string">
            <text:p text:style-name="P5"><text:s/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>
          <table:table-cell table:style-name="Tabla55.A1" office:value-type="string">
            <text:p text:style-name="P3">Caso de uso</text:p>
          </table:table-cell>
          <table:table-cell table:style-name="Tabla55.A1" table:number-columns-spanned="3" office:value-type="string">
            <text:p text:style-name="P4">Modificar mis datos.</text:p>
          </table:table-cell>
          <table:covered-table-cell/>
          <table:covered-table-cell/>
          <table:table-cell table:style-name="Tabla55.E1" table:number-columns-spanned="3" office:value-type="float" office:value="5.2">
            <text:p text:style-name="P4">5,2</text:p>
          </table:table-cell>
          <table:covered-table-cell/>
          <table:covered-table-cell/>
        </table:table-row>
        <table:table-row>
          <table:table-cell table:style-name="Tabla55.A2" office:value-type="string">
            <text:p text:style-name="P3">Actores</text:p>
          </table:table-cell>
          <table:table-cell table:style-name="Tabla5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Tipo</text:p>
          </table:table-cell>
          <table:table-cell table:style-name="Tabla5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ropósito</text:p>
          </table:table-cell>
          <table:table-cell table:style-name="Tabla55.A2" table:number-columns-spanned="6" office:value-type="string">
            <text:p text:style-name="P5">Permite al cliente modificar su información pers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Descripción</text:p>
          </table:table-cell>
          <table:table-cell table:style-name="Tabla55.A2" table:number-columns-spanned="6" office:value-type="string">
            <text:p text:style-name="P5">El cliente ha seleccionado la opción modificar datos personales y modifica su información personal en el sistema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Referencias</text:p>
          </table:table-cell>
          <table:table-cell table:style-name="Tabla5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recondición</text:p>
          </table:table-cell>
          <table:table-cell table:style-name="Tabla55.A2" table:number-columns-spanned="6" office:value-type="string">
            <text:p text:style-name="P5">Estar identificado como cliente habitual y haber introducido información pers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Postcondición</text:p>
          </table:table-cell>
          <table:table-cell table:style-name="Tabla55.A2" table:number-columns-spanned="6" office:value-type="string">
            <text:p text:style-name="P5">Se actualiza la información personal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2" office:value-type="string">
            <text:p text:style-name="P3">Autor</text:p>
          </table:table-cell>
          <table:table-cell table:style-name="Tabla55.A2" office:value-type="string">
            <text:p text:style-name="P5">David Morales</text:p>
          </table:table-cell>
          <table:table-cell table:style-name="Tabla55.A2" office:value-type="string">
            <text:p text:style-name="P3">Fecha</text:p>
          </table:table-cell>
          <table:table-cell table:style-name="Tabla55.A2" table:number-columns-spanned="2" office:value-type="string">
            <text:p text:style-name="P5">14/4/2016</text:p>
          </table:table-cell>
          <table:covered-table-cell/>
          <table:table-cell table:style-name="Tabla55.A2" office:value-type="string">
            <text:p text:style-name="P3">Versión</text:p>
          </table:table-cell>
          <table:table-cell table:style-name="Tabla55.A2" office:value-type="string">
            <text:p text:style-name="P5">1.0</text:p>
          </table:table-cell>
        </table:table-row>
      </table:table>
      <text:p text:style-name="P2"/>
      <text:p text:style-name="P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>
          <table:table-cell table:style-name="Tabla5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56.A1" office:value-type="string">
            <text:p text:style-name="P2"/>
          </table:table-cell>
          <table:table-cell table:style-name="Tabla56.A1" office:value-type="string">
            <text:p text:style-name="P3">Acción de actor</text:p>
          </table:table-cell>
          <table:table-cell table:style-name="Tabla56.A1" office:value-type="string">
            <text:p text:style-name="P2"/>
          </table:table-cell>
          <table:table-cell table:style-name="Tabla56.A1" office:value-type="string">
            <text:p text:style-name="P3">Acción del sistema</text:p>
          </table:table-cell>
        </table:table-row>
        <table:table-row>
          <table:table-cell table:style-name="Tabla56.A3" office:value-type="string">
            <text:p text:style-name="P6">1</text:p>
          </table:table-cell>
          <table:table-cell table:style-name="Tabla56.A3" office:value-type="string">
            <text:p text:style-name="P5">Cliente: Modifica la información personal que desee. <text:s/></text:p>
          </table:table-cell>
          <table:table-cell table:style-name="Tabla56.A3" office:value-type="string">
            <text:p text:style-name="P6">2</text:p>
          </table:table-cell>
          <table:table-cell table:style-name="Tabla56.A3" office:value-type="string">
            <text:p text:style-name="P5">Actualiza la información personal.</text:p>
          </table:table-cell>
        </table:table-row>
      </table:table>
      <text:p text:style-name="P2"/>
      <text:p text:style-name="P2"/>
      <table:table table:name="Tabla57" table:style-name="Tabla57">
        <table:table-column table:style-name="Tabla57.A"/>
        <table:table-row>
          <table:table-cell table:style-name="Tabla57.A1" office:value-type="string">
            <text:p text:style-name="P3">Curso Alternos </text:p>
          </table:table-cell>
        </table:table-row>
        <table:table-row>
          <table:table-cell table:style-name="Tabla57.A2" office:value-type="string">
            <text:p text:style-name="P3"/>
          </table:table-cell>
        </table:table-row>
      </table:table>
      <text:p text:style-name="P2"/>
      <text:p text:style-name="P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58.A2" office:value-type="string">
            <text:p text:style-name="P3">Frecuencia esperada</text:p>
          </table:table-cell>
          <table:table-cell table:style-name="Tabla58.A2" office:value-type="string">
            <text:p text:style-name="P4">Media</text:p>
          </table:table-cell>
          <table:table-cell table:style-name="Tabla58.A2" office:value-type="string">
            <text:p text:style-name="P3">Rendimiento</text:p>
          </table:table-cell>
          <table:table-cell table:style-name="Tabla58.A2" office:value-type="string">
            <text:p text:style-name="P4">Moderada</text:p>
          </table:table-cell>
        </table:table-row>
        <table:table-row>
          <table:table-cell table:style-name="Tabla58.A2" office:value-type="string">
            <text:p text:style-name="P3">Importancia</text:p>
          </table:table-cell>
          <table:table-cell table:style-name="Tabla58.A2" office:value-type="string">
            <text:p text:style-name="P4">Moderada</text:p>
          </table:table-cell>
          <table:table-cell table:style-name="Tabla58.A2" office:value-type="string">
            <text:p text:style-name="P3">Urgencia</text:p>
          </table:table-cell>
          <table:table-cell table:style-name="Tabla58.A2" office:value-type="string">
            <text:p text:style-name="P4">Moderada</text:p>
          </table:table-cell>
        </table:table-row>
        <table:table-row>
          <table:table-cell table:style-name="Tabla58.A2" office:value-type="string">
            <text:p text:style-name="P3">Estado</text:p>
          </table:table-cell>
          <table:table-cell table:style-name="Tabla58.A2" office:value-type="string">
            <text:p text:style-name="P4">Diseño</text:p>
          </table:table-cell>
          <table:table-cell table:style-name="Tabla58.A2" office:value-type="string">
            <text:p text:style-name="P3">Estabilidad</text:p>
          </table:table-cell>
          <table:table-cell table:style-name="Tabla58.A2" office:value-type="string">
            <text:p text:style-name="P4">Alta</text:p>
          </table:table-cell>
        </table:table-row>
      </table:table>
      <text:p text:style-name="P2"/>
      <text:p text:style-name="P2"/>
      <table:table table:name="Tabla59" table:style-name="Tabla59">
        <table:table-column table:style-name="Tabla59.A"/>
        <table:table-row>
          <table:table-cell table:style-name="Tabla59.A1" office:value-type="string">
            <text:p text:style-name="P3">Comentarios</text:p>
          </table:table-cell>
        </table:table-row>
        <table:table-row>
          <table:table-cell table:style-name="Tabla59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column table:style-name="Tabla60.F"/>
        <table:table-column table:style-name="Tabla60.G"/>
        <table:table-row>
          <table:table-cell table:style-name="Tabla60.A1" office:value-type="string">
            <text:p text:style-name="P3">Caso de uso</text:p>
          </table:table-cell>
          <table:table-cell table:style-name="Tabla60.A1" table:number-columns-spanned="3" office:value-type="string">
            <text:p text:style-name="P4">Eliminar perfil.</text:p>
          </table:table-cell>
          <table:covered-table-cell/>
          <table:covered-table-cell/>
          <table:table-cell table:style-name="Tabla60.E1" table:number-columns-spanned="3" office:value-type="float" office:value="5.3">
            <text:p text:style-name="P4">5,3</text:p>
          </table:table-cell>
          <table:covered-table-cell/>
          <table:covered-table-cell/>
        </table:table-row>
        <table:table-row>
          <table:table-cell table:style-name="Tabla60.A2" office:value-type="string">
            <text:p text:style-name="P3">Actores</text:p>
          </table:table-cell>
          <table:table-cell table:style-name="Tabla6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Tipo</text:p>
          </table:table-cell>
          <table:table-cell table:style-name="Tabla6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ropósito</text:p>
          </table:table-cell>
          <table:table-cell table:style-name="Tabla60.A2" table:number-columns-spanned="6" office:value-type="string">
            <text:p text:style-name="P5">Permite al cliente darse de baja en el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Descripción</text:p>
          </table:table-cell>
          <table:table-cell table:style-name="Tabla60.A2" table:number-columns-spanned="6" office:value-type="string">
            <text:p text:style-name="P5">El cliente ha seleccionado la opción eliminar perfil y confirma dar de baja su perf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Referencias</text:p>
          </table:table-cell>
          <table:table-cell table:style-name="Tabla6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recondición</text:p>
          </table:table-cell>
          <table:table-cell table:style-name="Tabla6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Postcondición</text:p>
          </table:table-cell>
          <table:table-cell table:style-name="Tabla60.A2" table:number-columns-spanned="6" office:value-type="string">
            <text:p text:style-name="P5">Se elimina el perfil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0.A2" office:value-type="string">
            <text:p text:style-name="P3">Autor</text:p>
          </table:table-cell>
          <table:table-cell table:style-name="Tabla60.A2" office:value-type="string">
            <text:p text:style-name="P5">David Morales</text:p>
          </table:table-cell>
          <table:table-cell table:style-name="Tabla60.A2" office:value-type="string">
            <text:p text:style-name="P3">Fecha</text:p>
          </table:table-cell>
          <table:table-cell table:style-name="Tabla60.A2" table:number-columns-spanned="2" office:value-type="string">
            <text:p text:style-name="P5">14/4/2016</text:p>
          </table:table-cell>
          <table:covered-table-cell/>
          <table:table-cell table:style-name="Tabla60.A2" office:value-type="string">
            <text:p text:style-name="P3">Versión</text:p>
          </table:table-cell>
          <table:table-cell table:style-name="Tabla60.A2" office:value-type="string">
            <text:p text:style-name="P5">1.0</text:p>
          </table:table-cell>
        </table:table-row>
      </table:table>
      <text:p text:style-name="P2"/>
      <text:p text:style-name="P2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61.A1" office:value-type="string">
            <text:p text:style-name="P2"/>
          </table:table-cell>
          <table:table-cell table:style-name="Tabla61.A1" office:value-type="string">
            <text:p text:style-name="P3">Acción de actor</text:p>
          </table:table-cell>
          <table:table-cell table:style-name="Tabla61.A1" office:value-type="string">
            <text:p text:style-name="P2"/>
          </table:table-cell>
          <table:table-cell table:style-name="Tabla61.A1" office:value-type="string">
            <text:p text:style-name="P3">Acción del sistema</text:p>
          </table:table-cell>
        </table:table-row>
        <table:table-row>
          <table:table-cell table:style-name="Tabla61.A3" office:value-type="string">
            <text:p text:style-name="P6">1</text:p>
          </table:table-cell>
          <table:table-cell table:style-name="Tabla61.A3" office:value-type="string">
            <text:p text:style-name="P5">Cliente: Selecciona eliminar perfil y confirma.</text:p>
          </table:table-cell>
          <table:table-cell table:style-name="Tabla61.A3" office:value-type="string">
            <text:p text:style-name="P6">2</text:p>
          </table:table-cell>
          <table:table-cell table:style-name="Tabla61.A3" office:value-type="string">
            <text:p text:style-name="P5">Elimina el perfil.</text:p>
          </table:table-cell>
        </table:table-row>
      </table:table>
      <text:p text:style-name="P2"/>
      <text:p text:style-name="P2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3">Curso Alternos </text:p>
          </table:table-cell>
        </table:table-row>
        <table:table-row>
          <table:table-cell table:style-name="Tabla62.A2" office:value-type="string">
            <text:p text:style-name="P1"><text:span text:style-name="T1">2b) </text:span>El cliente no confirma eliminar perfil, termina el caso de uso sin eliminarse el perfil.</text:p>
          </table:table-cell>
        </table:table-row>
      </table:table>
      <text:p text:style-name="P2"/>
      <text:p text:style-name="P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63.A2" office:value-type="string">
            <text:p text:style-name="P3">Frecuencia esperada</text:p>
          </table:table-cell>
          <table:table-cell table:style-name="Tabla63.A2" office:value-type="string">
            <text:p text:style-name="P4">Baja</text:p>
          </table:table-cell>
          <table:table-cell table:style-name="Tabla63.A2" office:value-type="string">
            <text:p text:style-name="P3">Rendimiento</text:p>
          </table:table-cell>
          <table:table-cell table:style-name="Tabla63.A2" office:value-type="string">
            <text:p text:style-name="P4">Moderada</text:p>
          </table:table-cell>
        </table:table-row>
        <table:table-row>
          <table:table-cell table:style-name="Tabla63.A2" office:value-type="string">
            <text:p text:style-name="P3">Importancia</text:p>
          </table:table-cell>
          <table:table-cell table:style-name="Tabla63.A2" office:value-type="string">
            <text:p text:style-name="P4">Moderada</text:p>
          </table:table-cell>
          <table:table-cell table:style-name="Tabla63.A2" office:value-type="string">
            <text:p text:style-name="P3">Urgencia</text:p>
          </table:table-cell>
          <table:table-cell table:style-name="Tabla63.A2" office:value-type="string">
            <text:p text:style-name="P4">Moderada</text:p>
          </table:table-cell>
        </table:table-row>
        <table:table-row>
          <table:table-cell table:style-name="Tabla63.A2" office:value-type="string">
            <text:p text:style-name="P3">Estado</text:p>
          </table:table-cell>
          <table:table-cell table:style-name="Tabla63.A2" office:value-type="string">
            <text:p text:style-name="P4">Diseño</text:p>
          </table:table-cell>
          <table:table-cell table:style-name="Tabla63.A2" office:value-type="string">
            <text:p text:style-name="P3">Estabilidad</text:p>
          </table:table-cell>
          <table:table-cell table:style-name="Tabla63.A2" office:value-type="string">
            <text:p text:style-name="P4">Alta</text:p>
          </table:table-cell>
        </table:table-row>
      </table:table>
      <text:p text:style-name="P2"/>
      <text:p text:style-name="P2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3">Comentarios</text:p>
          </table:table-cell>
        </table:table-row>
        <table:table-row>
          <table:table-cell table:style-name="Tabla64.A2" office:value-type="string">
            <text:p text:style-name="P5">Se <text:s/>podrían pedir motivos para eliminar el perfil y sugerencias para mejorar el sistema.</text:p>
          </table:table-cell>
        </table:table-row>
      </table:table>
      <text:p text:style-name="P2"/>
      <text:p text:style-name="P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column table:style-name="Tabla65.E"/>
        <table:table-column table:style-name="Tabla65.F"/>
        <table:table-column table:style-name="Tabla65.G"/>
        <table:table-row>
          <table:table-cell table:style-name="Tabla65.A1" office:value-type="string">
            <text:p text:style-name="P3">Caso de uso</text:p>
          </table:table-cell>
          <table:table-cell table:style-name="Tabla65.A1" table:number-columns-spanned="3" office:value-type="string">
            <text:p text:style-name="P4">Añadir dirección.</text:p>
          </table:table-cell>
          <table:covered-table-cell/>
          <table:covered-table-cell/>
          <table:table-cell table:style-name="Tabla65.E1" table:number-columns-spanned="3" office:value-type="float" office:value="5.4">
            <text:p text:style-name="P4">5,4</text:p>
          </table:table-cell>
          <table:covered-table-cell/>
          <table:covered-table-cell/>
        </table:table-row>
        <table:table-row>
          <table:table-cell table:style-name="Tabla65.A2" office:value-type="string">
            <text:p text:style-name="P3">Actores</text:p>
          </table:table-cell>
          <table:table-cell table:style-name="Tabla6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Tipo</text:p>
          </table:table-cell>
          <table:table-cell table:style-name="Tabla6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ropósito</text:p>
          </table:table-cell>
          <table:table-cell table:style-name="Tabla65.A2" table:number-columns-spanned="6" office:value-type="string">
            <text:p text:style-name="P5">Permite al cliente añadir direcciones persona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Descripción</text:p>
          </table:table-cell>
          <table:table-cell table:style-name="Tabla65.A2" table:number-columns-spanned="6" office:value-type="string">
            <text:p text:style-name="P5">El cliente ha seleccionado la opción añadir dirección e introduce una nuev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Referencias</text:p>
          </table:table-cell>
          <table:table-cell table:style-name="Tabla6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recondición</text:p>
          </table:table-cell>
          <table:table-cell table:style-name="Tabla65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Postcondición</text:p>
          </table:table-cell>
          <table:table-cell table:style-name="Tabla65.A2" table:number-columns-spanned="6" office:value-type="string">
            <text:p text:style-name="P5">Se añade una nueva dirección asociada al client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5.A2" office:value-type="string">
            <text:p text:style-name="P3">Autor</text:p>
          </table:table-cell>
          <table:table-cell table:style-name="Tabla65.A2" office:value-type="string">
            <text:p text:style-name="P5">David Morales</text:p>
          </table:table-cell>
          <table:table-cell table:style-name="Tabla65.A2" office:value-type="string">
            <text:p text:style-name="P3">Fecha</text:p>
          </table:table-cell>
          <table:table-cell table:style-name="Tabla65.A2" table:number-columns-spanned="2" office:value-type="string">
            <text:p text:style-name="P5">14/4/2016</text:p>
          </table:table-cell>
          <table:covered-table-cell/>
          <table:table-cell table:style-name="Tabla65.A2" office:value-type="string">
            <text:p text:style-name="P3">Versión</text:p>
          </table:table-cell>
          <table:table-cell table:style-name="Tabla65.A2" office:value-type="string">
            <text:p text:style-name="P5">1.0</text:p>
          </table:table-cell>
        </table:table-row>
      </table:table>
      <text:p text:style-name="P2"/>
      <text:p text:style-name="P2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66.A1" office:value-type="string">
            <text:p text:style-name="P2"/>
          </table:table-cell>
          <table:table-cell table:style-name="Tabla66.A1" office:value-type="string">
            <text:p text:style-name="P3">Acción de actor</text:p>
          </table:table-cell>
          <table:table-cell table:style-name="Tabla66.A1" office:value-type="string">
            <text:p text:style-name="P2"/>
          </table:table-cell>
          <table:table-cell table:style-name="Tabla66.A1" office:value-type="string">
            <text:p text:style-name="P3">Acción del sistema</text:p>
          </table:table-cell>
        </table:table-row>
        <table:table-row>
          <table:table-cell table:style-name="Tabla66.A3" office:value-type="string">
            <text:p text:style-name="P6">1</text:p>
          </table:table-cell>
          <table:table-cell table:style-name="Tabla66.A3" office:value-type="string">
            <text:p text:style-name="P5">Cliente: Introduce la dirección nueva.</text:p>
          </table:table-cell>
          <table:table-cell table:style-name="Tabla66.A3" office:value-type="string">
            <text:p text:style-name="P6">2</text:p>
          </table:table-cell>
          <table:table-cell table:style-name="Tabla66.A3" office:value-type="string">
            <text:p text:style-name="P5">Añade la nueva dirección asociada al cliente.</text:p>
          </table:table-cell>
        </table:table-row>
      </table:table>
      <text:p text:style-name="P2"/>
      <text:p text:style-name="P2"/>
      <table:table table:name="Tabla67" table:style-name="Tabla67">
        <table:table-column table:style-name="Tabla67.A"/>
        <text:soft-page-break/>
        <table:table-row>
          <table:table-cell table:style-name="Tabla67.A1" office:value-type="string">
            <text:p text:style-name="P3">Curso Alternos </text:p>
          </table:table-cell>
        </table:table-row>
        <table:table-row>
          <table:table-cell table:style-name="Tabla67.A2" office:value-type="string">
            <text:p text:style-name="P1"><text:span text:style-name="T1">2b) <text:s/></text:span>La dirección introducida no es válida, se avisa al cliente del error y se le permite volver a 1 o terminar el caso de uso.</text:p>
          </table:table-cell>
        </table:table-row>
      </table:table>
      <text:p text:style-name="P2"/>
      <text:p text:style-name="P2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68.A2" office:value-type="string">
            <text:p text:style-name="P3">Frecuencia esperada</text:p>
          </table:table-cell>
          <table:table-cell table:style-name="Tabla68.A2" office:value-type="string">
            <text:p text:style-name="P4">Media</text:p>
          </table:table-cell>
          <table:table-cell table:style-name="Tabla68.A2" office:value-type="string">
            <text:p text:style-name="P3">Rendimiento</text:p>
          </table:table-cell>
          <table:table-cell table:style-name="Tabla68.A2" office:value-type="string">
            <text:p text:style-name="P4">Moderada</text:p>
          </table:table-cell>
        </table:table-row>
        <table:table-row>
          <table:table-cell table:style-name="Tabla68.A2" office:value-type="string">
            <text:p text:style-name="P3">Importancia</text:p>
          </table:table-cell>
          <table:table-cell table:style-name="Tabla68.A2" office:value-type="string">
            <text:p text:style-name="P4">Moderada</text:p>
          </table:table-cell>
          <table:table-cell table:style-name="Tabla68.A2" office:value-type="string">
            <text:p text:style-name="P3">Urgencia</text:p>
          </table:table-cell>
          <table:table-cell table:style-name="Tabla68.A2" office:value-type="string">
            <text:p text:style-name="P4">Moderada</text:p>
          </table:table-cell>
        </table:table-row>
        <table:table-row>
          <table:table-cell table:style-name="Tabla68.A2" office:value-type="string">
            <text:p text:style-name="P3">Estado</text:p>
          </table:table-cell>
          <table:table-cell table:style-name="Tabla68.A2" office:value-type="string">
            <text:p text:style-name="P4">Diseño</text:p>
          </table:table-cell>
          <table:table-cell table:style-name="Tabla68.A2" office:value-type="string">
            <text:p text:style-name="P3">Estabilidad</text:p>
          </table:table-cell>
          <table:table-cell table:style-name="Tabla68.A2" office:value-type="string">
            <text:p text:style-name="P4">Alta</text:p>
          </table:table-cell>
        </table:table-row>
      </table:table>
      <text:p text:style-name="P2"/>
      <text:p text:style-name="P2"/>
      <table:table table:name="Tabla69" table:style-name="Tabla69">
        <table:table-column table:style-name="Tabla69.A"/>
        <table:table-row>
          <table:table-cell table:style-name="Tabla69.A1" office:value-type="string">
            <text:p text:style-name="P3">Comentarios</text:p>
          </table:table-cell>
        </table:table-row>
        <table:table-row>
          <table:table-cell table:style-name="Tabla69.A2" office:value-type="string">
            <text:p text:style-name="P5">Podría verificarse la existencia de la nueva dirección con alguna base de datos externa al sistema.</text:p>
          </table:table-cell>
        </table:table-row>
      </table:table>
      <text:p text:style-name="P2"/>
      <text:p text:style-name="P2"/>
      <text:p text:style-name="P2"/>
      <text:p text:style-name="P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>
          <table:table-cell table:style-name="Tabla70.A1" office:value-type="string">
            <text:p text:style-name="P3">Caso de uso</text:p>
          </table:table-cell>
          <table:table-cell table:style-name="Tabla70.A1" table:number-columns-spanned="3" office:value-type="string">
            <text:p text:style-name="P4">Modificar dirección.</text:p>
          </table:table-cell>
          <table:covered-table-cell/>
          <table:covered-table-cell/>
          <table:table-cell table:style-name="Tabla70.E1" table:number-columns-spanned="3" office:value-type="float" office:value="5.5">
            <text:p text:style-name="P4">5,5</text:p>
          </table:table-cell>
          <table:covered-table-cell/>
          <table:covered-table-cell/>
        </table:table-row>
        <table:table-row>
          <table:table-cell table:style-name="Tabla70.A2" office:value-type="string">
            <text:p text:style-name="P3">Actores</text:p>
          </table:table-cell>
          <table:table-cell table:style-name="Tabla7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Tipo</text:p>
          </table:table-cell>
          <table:table-cell table:style-name="Tabla70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ropósito</text:p>
          </table:table-cell>
          <table:table-cell table:style-name="Tabla70.A2" table:number-columns-spanned="6" office:value-type="string">
            <text:p text:style-name="P5">Permite al cliente modific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Descripción</text:p>
          </table:table-cell>
          <table:table-cell table:style-name="Tabla70.A2" table:number-columns-spanned="6" office:value-type="string">
            <text:p text:style-name="P5">El cliente ha seleccionado la opción modificar dirección y modifica alguna de las direcciones asociada a é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Referencias</text:p>
          </table:table-cell>
          <table:table-cell table:style-name="Tabla7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recondición</text:p>
          </table:table-cell>
          <table:table-cell table:style-name="Tabla70.A2" table:number-columns-spanned="6" office:value-type="string">
            <text:p text:style-name="P5">Estar identificado como cliente habitual y haber introducido al menos un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Postcondición</text:p>
          </table:table-cell>
          <table:table-cell table:style-name="Tabla70.A2" table:number-columns-spanned="6" office:value-type="string">
            <text:p text:style-name="P5">Se actualiza las direcciones asociadas a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0.A2" office:value-type="string">
            <text:p text:style-name="P3">Autor</text:p>
          </table:table-cell>
          <table:table-cell table:style-name="Tabla70.A2" office:value-type="string">
            <text:p text:style-name="P5">David Morales</text:p>
          </table:table-cell>
          <table:table-cell table:style-name="Tabla70.A2" office:value-type="string">
            <text:p text:style-name="P3">Fecha</text:p>
          </table:table-cell>
          <table:table-cell table:style-name="Tabla70.A2" table:number-columns-spanned="2" office:value-type="string">
            <text:p text:style-name="P5">14/4/2016</text:p>
          </table:table-cell>
          <table:covered-table-cell/>
          <table:table-cell table:style-name="Tabla70.A2" office:value-type="string">
            <text:p text:style-name="P3">Versión</text:p>
          </table:table-cell>
          <table:table-cell table:style-name="Tabla70.A2" office:value-type="string">
            <text:p text:style-name="P5">1.0</text:p>
          </table:table-cell>
        </table:table-row>
      </table:table>
      <text:p text:style-name="P2"/>
      <text:p text:style-name="P2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1.A1" office:value-type="string">
            <text:p text:style-name="P2"/>
          </table:table-cell>
          <table:table-cell table:style-name="Tabla71.A1" office:value-type="string">
            <text:p text:style-name="P3">Acción de actor</text:p>
          </table:table-cell>
          <table:table-cell table:style-name="Tabla71.A1" office:value-type="string">
            <text:p text:style-name="P2"/>
          </table:table-cell>
          <table:table-cell table:style-name="Tabla71.A1" office:value-type="string">
            <text:p text:style-name="P3">Acción del sistema</text:p>
          </table:table-cell>
        </table:table-row>
        <table:table-row>
          <table:table-cell table:style-name="Tabla71.A3" office:value-type="string">
            <text:p text:style-name="P6">1</text:p>
          </table:table-cell>
          <table:table-cell table:style-name="Tabla71.A3" office:value-type="string">
            <text:p text:style-name="P5">Cliente: Modifica la dirección que desee. <text:s/></text:p>
          </table:table-cell>
          <table:table-cell table:style-name="Tabla71.A3" office:value-type="string">
            <text:p text:style-name="P6">2</text:p>
          </table:table-cell>
          <table:table-cell table:style-name="Tabla71.A3" office:value-type="string">
            <text:p text:style-name="P5">Actualiza las direcciones.</text:p>
          </table:table-cell>
        </table:table-row>
      </table:table>
      <text:p text:style-name="P2"/>
      <text:p text:style-name="P2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3">Curso Alternos </text:p>
          </table:table-cell>
        </table:table-row>
        <table:table-row>
          <table:table-cell table:style-name="Tabla72.A2" office:value-type="string">
            <text:p text:style-name="P1"><text:span text:style-name="T1">2b)</text:span> La dirección introducida no es válida, se avisa al cliente del error y se le permite volver a 1 o terminar el caso de uso.</text:p>
          </table:table-cell>
        </table:table-row>
      </table:table>
      <text:p text:style-name="P2"/>
      <text:p text:style-name="P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73.A2" office:value-type="string">
            <text:p text:style-name="P3">Frecuencia esperada</text:p>
          </table:table-cell>
          <table:table-cell table:style-name="Tabla73.A2" office:value-type="string">
            <text:p text:style-name="P4">Baja</text:p>
          </table:table-cell>
          <table:table-cell table:style-name="Tabla73.A2" office:value-type="string">
            <text:p text:style-name="P3">Rendimiento</text:p>
          </table:table-cell>
          <table:table-cell table:style-name="Tabla73.A2" office:value-type="string">
            <text:p text:style-name="P4">Moderada</text:p>
          </table:table-cell>
        </table:table-row>
        <table:table-row>
          <table:table-cell table:style-name="Tabla73.A2" office:value-type="string">
            <text:p text:style-name="P3">Importancia</text:p>
          </table:table-cell>
          <table:table-cell table:style-name="Tabla73.A2" office:value-type="string">
            <text:p text:style-name="P4">Moderada</text:p>
          </table:table-cell>
          <table:table-cell table:style-name="Tabla73.A2" office:value-type="string">
            <text:p text:style-name="P3">Urgencia</text:p>
          </table:table-cell>
          <table:table-cell table:style-name="Tabla73.A2" office:value-type="string">
            <text:p text:style-name="P4">Moderada</text:p>
          </table:table-cell>
        </table:table-row>
        <table:table-row>
          <table:table-cell table:style-name="Tabla73.A2" office:value-type="string">
            <text:p text:style-name="P3">Estado</text:p>
          </table:table-cell>
          <table:table-cell table:style-name="Tabla73.A2" office:value-type="string">
            <text:p text:style-name="P4">Diseño</text:p>
          </table:table-cell>
          <table:table-cell table:style-name="Tabla73.A2" office:value-type="string">
            <text:p text:style-name="P3">Estabilidad</text:p>
          </table:table-cell>
          <table:table-cell table:style-name="Tabla73.A2" office:value-type="string">
            <text:p text:style-name="P4">Alta</text:p>
          </table:table-cell>
        </table:table-row>
      </table:table>
      <text:p text:style-name="P2"/>
      <text:p text:style-name="P2"/>
      <table:table table:name="Tabla74" table:style-name="Tabla74">
        <table:table-column table:style-name="Tabla74.A"/>
        <table:table-row>
          <table:table-cell table:style-name="Tabla74.A1" office:value-type="string">
            <text:p text:style-name="P3">Comentarios</text:p>
          </table:table-cell>
        </table:table-row>
        <table:table-row>
          <table:table-cell table:style-name="Tabla74.A2" office:value-type="string">
            <text:p text:style-name="P5">Podría verificarse la existencia de la nueva dirección con alguna base de datos externa al sistema.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column table:style-name="Tabla75.E"/>
        <table:table-column table:style-name="Tabla75.F"/>
        <table:table-column table:style-name="Tabla75.G"/>
        <table:table-row>
          <table:table-cell table:style-name="Tabla75.A1" office:value-type="string">
            <text:p text:style-name="P3">Caso de uso</text:p>
          </table:table-cell>
          <table:table-cell table:style-name="Tabla75.A1" table:number-columns-spanned="3" office:value-type="string">
            <text:p text:style-name="P4">Eliminar dirección.</text:p>
          </table:table-cell>
          <table:covered-table-cell/>
          <table:covered-table-cell/>
          <table:table-cell table:style-name="Tabla75.E1" table:number-columns-spanned="3" office:value-type="float" office:value="5.6">
            <text:p text:style-name="P4">5,6</text:p>
          </table:table-cell>
          <table:covered-table-cell/>
          <table:covered-table-cell/>
        </table:table-row>
        <table:table-row>
          <table:table-cell table:style-name="Tabla75.A2" office:value-type="string">
            <text:p text:style-name="P3">Actores</text:p>
          </table:table-cell>
          <table:table-cell table:style-name="Tabla7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Tipo</text:p>
          </table:table-cell>
          <table:table-cell table:style-name="Tabla7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ropósito</text:p>
          </table:table-cell>
          <table:table-cell table:style-name="Tabla75.A2" table:number-columns-spanned="6" office:value-type="string">
            <text:p text:style-name="P5">Permite al cliente elimin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Descripción</text:p>
          </table:table-cell>
          <table:table-cell table:style-name="Tabla75.A2" table:number-columns-spanned="6" office:value-type="string">
            <text:p text:style-name="P5">El cliente ha seleccionado la opción eliminar dirección y elimna alguna o varias de las direcciones asociadas a é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Referencias</text:p>
          </table:table-cell>
          <table:table-cell table:style-name="Tabla7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recondición</text:p>
          </table:table-cell>
          <table:table-cell table:style-name="Tabla75.A2" table:number-columns-spanned="6" office:value-type="string">
            <text:p text:style-name="P5">Estar identificado como cliente habitual y haber introducido al menos una direcció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Postcondición</text:p>
          </table:table-cell>
          <table:table-cell table:style-name="Tabla75.A2" table:number-columns-spanned="6" office:value-type="string">
            <text:p text:style-name="P5">Se eliminan las direcciones asociadas al cliente que este seleccion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5.A2" office:value-type="string">
            <text:p text:style-name="P3">Autor</text:p>
          </table:table-cell>
          <table:table-cell table:style-name="Tabla75.A2" office:value-type="string">
            <text:p text:style-name="P5">David Morales</text:p>
          </table:table-cell>
          <table:table-cell table:style-name="Tabla75.A2" office:value-type="string">
            <text:p text:style-name="P3">Fecha</text:p>
          </table:table-cell>
          <table:table-cell table:style-name="Tabla75.A2" table:number-columns-spanned="2" office:value-type="string">
            <text:p text:style-name="P5">14/4/2016</text:p>
          </table:table-cell>
          <table:covered-table-cell/>
          <table:table-cell table:style-name="Tabla75.A2" office:value-type="string">
            <text:p text:style-name="P3">Versión</text:p>
          </table:table-cell>
          <table:table-cell table:style-name="Tabla75.A2" office:value-type="string">
            <text:p text:style-name="P5">1.0</text:p>
          </table:table-cell>
        </table:table-row>
      </table:table>
      <text:p text:style-name="P2"/>
      <text:p text:style-name="P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76.A1" office:value-type="string">
            <text:p text:style-name="P2"/>
          </table:table-cell>
          <table:table-cell table:style-name="Tabla76.A1" office:value-type="string">
            <text:p text:style-name="P3">Acción de actor</text:p>
          </table:table-cell>
          <table:table-cell table:style-name="Tabla76.A1" office:value-type="string">
            <text:p text:style-name="P2"/>
          </table:table-cell>
          <table:table-cell table:style-name="Tabla76.A1" office:value-type="string">
            <text:p text:style-name="P3">Acción del sistema</text:p>
          </table:table-cell>
        </table:table-row>
        <table:table-row>
          <table:table-cell table:style-name="Tabla76.A3" office:value-type="string">
            <text:p text:style-name="P6">1</text:p>
          </table:table-cell>
          <table:table-cell table:style-name="Tabla76.A3" office:value-type="string">
            <text:p text:style-name="P5">Cliente: Selecciona las direcciones a eliminar. </text:p>
          </table:table-cell>
          <table:table-cell table:style-name="Tabla76.A3" office:value-type="string">
            <text:p text:style-name="P6">2</text:p>
          </table:table-cell>
          <table:table-cell table:style-name="Tabla76.A3" office:value-type="string">
            <text:p text:style-name="P5">Elimina las direcciones del sistema.</text:p>
          </table:table-cell>
        </table:table-row>
      </table:table>
      <text:p text:style-name="P2"/>
      <text:p text:style-name="P2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3">Curso Alternos </text:p>
          </table:table-cell>
        </table:table-row>
        <table:table-row>
          <table:table-cell table:style-name="Tabla77.A2" office:value-type="string">
            <text:p text:style-name="P1"><text:span text:style-name="T1">2b)</text:span> En caso de que se eliminen todas las direcciones, se solicita al cliente que introduzca una nueva dirección.</text:p>
          </table:table-cell>
        </table:table-row>
      </table:table>
      <text:p text:style-name="P2"/>
      <text:p text:style-name="P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78.A2" office:value-type="string">
            <text:p text:style-name="P3">Frecuencia esperada</text:p>
          </table:table-cell>
          <table:table-cell table:style-name="Tabla78.A2" office:value-type="string">
            <text:p text:style-name="P4">Baja.</text:p>
          </table:table-cell>
          <table:table-cell table:style-name="Tabla78.A2" office:value-type="string">
            <text:p text:style-name="P3">Rendimiento</text:p>
          </table:table-cell>
          <table:table-cell table:style-name="Tabla78.A2" office:value-type="string">
            <text:p text:style-name="P4">Moderada</text:p>
          </table:table-cell>
        </table:table-row>
        <table:table-row>
          <table:table-cell table:style-name="Tabla78.A2" office:value-type="string">
            <text:p text:style-name="P3">Importancia</text:p>
          </table:table-cell>
          <table:table-cell table:style-name="Tabla78.A2" office:value-type="string">
            <text:p text:style-name="P4">Moderada</text:p>
          </table:table-cell>
          <table:table-cell table:style-name="Tabla78.A2" office:value-type="string">
            <text:p text:style-name="P3">Urgencia</text:p>
          </table:table-cell>
          <table:table-cell table:style-name="Tabla78.A2" office:value-type="string">
            <text:p text:style-name="P4">Moderada</text:p>
          </table:table-cell>
        </table:table-row>
        <table:table-row>
          <table:table-cell table:style-name="Tabla78.A2" office:value-type="string">
            <text:p text:style-name="P3">Estado</text:p>
          </table:table-cell>
          <table:table-cell table:style-name="Tabla78.A2" office:value-type="string">
            <text:p text:style-name="P4">Diseño</text:p>
          </table:table-cell>
          <table:table-cell table:style-name="Tabla78.A2" office:value-type="string">
            <text:p text:style-name="P3">Estabilidad</text:p>
          </table:table-cell>
          <table:table-cell table:style-name="Tabla78.A2" office:value-type="string">
            <text:p text:style-name="P4">Alta</text:p>
          </table:table-cell>
        </table:table-row>
      </table:table>
      <text:p text:style-name="P2"/>
      <text:p text:style-name="P2"/>
      <table:table table:name="Tabla79" table:style-name="Tabla79">
        <table:table-column table:style-name="Tabla79.A"/>
        <table:table-row>
          <table:table-cell table:style-name="Tabla79.A1" office:value-type="string">
            <text:p text:style-name="P3">Comentarios</text:p>
          </table:table-cell>
        </table:table-row>
        <table:table-row>
          <table:table-cell table:style-name="Tabla79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row>
          <table:table-cell table:style-name="Tabla80.A1" office:value-type="string">
            <text:p text:style-name="P3">Caso de uso</text:p>
          </table:table-cell>
          <table:table-cell table:style-name="Tabla80.A1" table:number-columns-spanned="3" office:value-type="string">
            <text:p text:style-name="P4">Invitar amigos.</text:p>
          </table:table-cell>
          <table:covered-table-cell/>
          <table:covered-table-cell/>
          <table:table-cell table:style-name="Tabla80.E1" table:number-columns-spanned="3" office:value-type="float" office:value="5.7">
            <text:p text:style-name="P4">5,7</text:p>
          </table:table-cell>
          <table:covered-table-cell/>
          <table:covered-table-cell/>
        </table:table-row>
        <table:table-row>
          <table:table-cell table:style-name="Tabla80.A2" office:value-type="string">
            <text:p text:style-name="P3">Actores</text:p>
          </table:table-cell>
          <table:table-cell table:style-name="Tabla8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Tipo</text:p>
          </table:table-cell>
          <table:table-cell table:style-name="Tabla8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ropósito</text:p>
          </table:table-cell>
          <table:table-cell table:style-name="Tabla80.A2" table:number-columns-spanned="6" office:value-type="string">
            <text:p text:style-name="P5">Permite al cliente mandar invitaciones a usuarios no registrados para que se registren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Descripción</text:p>
          </table:table-cell>
          <table:table-cell table:style-name="Tabla80.A2" table:number-columns-spanned="6" office:value-type="string">
            <text:p text:style-name="P5">El cliente ha seleccionado invitar a amigos e introduce la información de contacto de los usuarios no registrados a los que desea invitar a registrarse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Referencias</text:p>
          </table:table-cell>
          <table:table-cell table:style-name="Tabla8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recondición</text:p>
          </table:table-cell>
          <table:table-cell table:style-name="Tabla8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Postcondición</text:p>
          </table:table-cell>
          <table:table-cell table:style-name="Tabla80.A2" table:number-columns-spanned="6" office:value-type="string">
            <text:p text:style-name="P5">Se envian invitaciones a las direcciones de contacto introduci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0.A2" office:value-type="string">
            <text:p text:style-name="P3">Autor</text:p>
          </table:table-cell>
          <table:table-cell table:style-name="Tabla80.A2" office:value-type="string">
            <text:p text:style-name="P5">David Morales</text:p>
          </table:table-cell>
          <table:table-cell table:style-name="Tabla80.A2" office:value-type="string">
            <text:p text:style-name="P3">Fecha</text:p>
          </table:table-cell>
          <table:table-cell table:style-name="Tabla80.A2" table:number-columns-spanned="2" office:value-type="string">
            <text:p text:style-name="P5">14/4/2016</text:p>
          </table:table-cell>
          <table:covered-table-cell/>
          <table:table-cell table:style-name="Tabla80.A2" office:value-type="string">
            <text:p text:style-name="P3">Versión</text:p>
          </table:table-cell>
          <table:table-cell table:style-name="Tabla80.A2" office:value-type="string">
            <text:p text:style-name="P5">1.0</text:p>
          </table:table-cell>
        </table:table-row>
      </table:table>
      <text:p text:style-name="P2"/>
      <text:p text:style-name="P2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81.A1" office:value-type="string">
            <text:p text:style-name="P2"/>
          </table:table-cell>
          <table:table-cell table:style-name="Tabla81.A1" office:value-type="string">
            <text:p text:style-name="P3">Acción de actor</text:p>
          </table:table-cell>
          <table:table-cell table:style-name="Tabla81.A1" office:value-type="string">
            <text:p text:style-name="P2"/>
          </table:table-cell>
          <table:table-cell table:style-name="Tabla81.A1" office:value-type="string">
            <text:p text:style-name="P3">Acción del sistema</text:p>
          </table:table-cell>
        </table:table-row>
        <table:table-row>
          <table:table-cell table:style-name="Tabla81.A3" office:value-type="string">
            <text:p text:style-name="P6">1</text:p>
          </table:table-cell>
          <table:table-cell table:style-name="Tabla81.A3" office:value-type="string">
            <text:p text:style-name="P5">Cliente: Introduce las direcciones de contacto deseadas.</text:p>
          </table:table-cell>
          <table:table-cell table:style-name="Tabla81.A3" office:value-type="string">
            <text:p text:style-name="P6">2</text:p>
          </table:table-cell>
          <table:table-cell table:style-name="Tabla81.A3" office:value-type="string">
            <text:p text:style-name="P5">Envía invitaciones a las direcciones de contacto introducidas.</text:p>
          </table:table-cell>
        </table:table-row>
      </table:table>
      <text:p text:style-name="P2"/>
      <text:p text:style-name="P2"/>
      <table:table table:name="Tabla82" table:style-name="Tabla82">
        <table:table-column table:style-name="Tabla82.A"/>
        <table:table-row>
          <table:table-cell table:style-name="Tabla82.A1" office:value-type="string">
            <text:p text:style-name="P3">Curso Alternos </text:p>
          </table:table-cell>
        </table:table-row>
        <table:table-row>
          <table:table-cell table:style-name="Tabla82.A2" office:value-type="string">
            <text:p text:style-name="P1"><text:span text:style-name="T1">2b)</text:span> En caso de que las direcciones no sean válidas se notifica al cliente el error y se le permite volver a 1.</text:p>
          </table:table-cell>
        </table:table-row>
      </table:table>
      <text:p text:style-name="P2"/>
      <text:p text:style-name="P2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83.A2" office:value-type="string">
            <text:p text:style-name="P3">Frecuencia esperada</text:p>
          </table:table-cell>
          <table:table-cell table:style-name="Tabla83.A2" office:value-type="string">
            <text:p text:style-name="P4">Baja.</text:p>
          </table:table-cell>
          <table:table-cell table:style-name="Tabla83.A2" office:value-type="string">
            <text:p text:style-name="P3">Rendimiento</text:p>
          </table:table-cell>
          <table:table-cell table:style-name="Tabla83.A2" office:value-type="string">
            <text:p text:style-name="P4">Moderada</text:p>
          </table:table-cell>
        </table:table-row>
        <table:table-row>
          <table:table-cell table:style-name="Tabla83.A2" office:value-type="string">
            <text:p text:style-name="P3">Importancia</text:p>
          </table:table-cell>
          <table:table-cell table:style-name="Tabla83.A2" office:value-type="string">
            <text:p text:style-name="P4">Moderada</text:p>
          </table:table-cell>
          <table:table-cell table:style-name="Tabla83.A2" office:value-type="string">
            <text:p text:style-name="P3">Urgencia</text:p>
          </table:table-cell>
          <table:table-cell table:style-name="Tabla83.A2" office:value-type="string">
            <text:p text:style-name="P4">Moderada</text:p>
          </table:table-cell>
        </table:table-row>
        <table:table-row>
          <table:table-cell table:style-name="Tabla83.A2" office:value-type="string">
            <text:p text:style-name="P3">Estado</text:p>
          </table:table-cell>
          <table:table-cell table:style-name="Tabla83.A2" office:value-type="string">
            <text:p text:style-name="P4">Diseño</text:p>
          </table:table-cell>
          <table:table-cell table:style-name="Tabla83.A2" office:value-type="string">
            <text:p text:style-name="P3">Estabilidad</text:p>
          </table:table-cell>
          <table:table-cell table:style-name="Tabla83.A2" office:value-type="string">
            <text:p text:style-name="P4">Alta</text:p>
          </table:table-cell>
        </table:table-row>
      </table:table>
      <text:p text:style-name="P2"/>
      <text:p text:style-name="P2"/>
      <table:table table:name="Tabla84" table:style-name="Tabla84">
        <table:table-column table:style-name="Tabla84.A"/>
        <table:table-row>
          <table:table-cell table:style-name="Tabla84.A1" office:value-type="string">
            <text:p text:style-name="P3">Comentarios</text:p>
          </table:table-cell>
        </table:table-row>
        <table:table-row>
          <table:table-cell table:style-name="Tabla84.A2" office:value-type="string">
            <text:p text:style-name="P5">Se contemplan diversos tipos de información de contacto: perfiles en redes sociales, email, móvil, etc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row>
          <table:table-cell table:style-name="Tabla85.A1" office:value-type="string">
            <text:p text:style-name="P3">Caso de uso</text:p>
          </table:table-cell>
          <table:table-cell table:style-name="Tabla85.A1" table:number-columns-spanned="3" office:value-type="string">
            <text:p text:style-name="P4">Consultar mis pedidos.</text:p>
          </table:table-cell>
          <table:covered-table-cell/>
          <table:covered-table-cell/>
          <table:table-cell table:style-name="Tabla85.E1" table:number-columns-spanned="3" office:value-type="float" office:value="5.8">
            <text:p text:style-name="P4">5,8</text:p>
          </table:table-cell>
          <table:covered-table-cell/>
          <table:covered-table-cell/>
        </table:table-row>
        <table:table-row>
          <table:table-cell table:style-name="Tabla85.A2" office:value-type="string">
            <text:p text:style-name="P3">Actores</text:p>
          </table:table-cell>
          <table:table-cell table:style-name="Tabla85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Tipo</text:p>
          </table:table-cell>
          <table:table-cell table:style-name="Tabla85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ropósito</text:p>
          </table:table-cell>
          <table:table-cell table:style-name="Tabla85.A2" table:number-columns-spanned="6" office:value-type="string">
            <text:p text:style-name="P5">Permite al cliente consultar el estado de los pedidos re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Descripción</text:p>
          </table:table-cell>
          <table:table-cell table:style-name="Tabla85.A2" table:number-columns-spanned="6" office:value-type="string">
            <text:p text:style-name="P5">El cliente ha seleccionado la opción consultar pedidos y introduce los patrones de búsque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Referencias</text:p>
          </table:table-cell>
          <table:table-cell table:style-name="Tabla8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recondición</text:p>
          </table:table-cell>
          <table:table-cell table:style-name="Tabla85.A2" table:number-columns-spanned="6" office:value-type="string">
            <text:p text:style-name="P5">Estar identificado como cliente habitual y haber realizado algún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Postcondición</text:p>
          </table:table-cell>
          <table:table-cell table:style-name="Tabla85.A2" table:number-columns-spanned="6" office:value-type="string">
            <text:p text:style-name="P5">Se listan los pedidos que coincidan con los patrones de búsqueda del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5.A2" office:value-type="string">
            <text:p text:style-name="P3">Autor</text:p>
          </table:table-cell>
          <table:table-cell table:style-name="Tabla85.A2" office:value-type="string">
            <text:p text:style-name="P5">David Morales</text:p>
          </table:table-cell>
          <table:table-cell table:style-name="Tabla85.A2" office:value-type="string">
            <text:p text:style-name="P3">Fecha</text:p>
          </table:table-cell>
          <table:table-cell table:style-name="Tabla85.A2" table:number-columns-spanned="2" office:value-type="string">
            <text:p text:style-name="P5">14/4/2016</text:p>
          </table:table-cell>
          <table:covered-table-cell/>
          <table:table-cell table:style-name="Tabla85.A2" office:value-type="string">
            <text:p text:style-name="P3">Versión</text:p>
          </table:table-cell>
          <table:table-cell table:style-name="Tabla85.A2" office:value-type="string">
            <text:p text:style-name="P5">1.0</text:p>
          </table:table-cell>
        </table:table-row>
      </table:table>
      <text:p text:style-name="P2"><text:soft-page-break/></text:p>
      <text:p text:style-name="P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86.A1" office:value-type="string">
            <text:p text:style-name="P2"/>
          </table:table-cell>
          <table:table-cell table:style-name="Tabla86.A1" office:value-type="string">
            <text:p text:style-name="P3">Acción de actor</text:p>
          </table:table-cell>
          <table:table-cell table:style-name="Tabla86.A1" office:value-type="string">
            <text:p text:style-name="P2"/>
          </table:table-cell>
          <table:table-cell table:style-name="Tabla86.A1" office:value-type="string">
            <text:p text:style-name="P3">Acción del sistema</text:p>
          </table:table-cell>
        </table:table-row>
        <table:table-row>
          <table:table-cell table:style-name="Tabla86.A3" office:value-type="string">
            <text:p text:style-name="P6">1</text:p>
          </table:table-cell>
          <table:table-cell table:style-name="Tabla86.A3" office:value-type="string">
            <text:p text:style-name="P5">Cliente: Introduce patrones de búsqueda (incluyendo listar todo).</text:p>
          </table:table-cell>
          <table:table-cell table:style-name="Tabla86.A3" office:value-type="string">
            <text:p text:style-name="P6">2</text:p>
          </table:table-cell>
          <table:table-cell table:style-name="Tabla86.A3" office:value-type="string">
            <text:p text:style-name="P5">Realiza una búsqueda en el sistema.</text:p>
          </table:table-cell>
        </table:table-row>
        <table:table-row>
          <table:table-cell table:style-name="Tabla86.A4" office:value-type="string">
            <text:p text:style-name="P6"/>
          </table:table-cell>
          <table:table-cell table:style-name="Tabla86.A4" office:value-type="string">
            <text:p text:style-name="P5"/>
          </table:table-cell>
          <table:table-cell table:style-name="Tabla86.C4" office:value-type="float" office:value="3">
            <text:p text:style-name="P6">3</text:p>
          </table:table-cell>
          <table:table-cell table:style-name="Tabla86.A4" office:value-type="string">
            <text:p text:style-name="P5">Lista los resultados obtenidos.</text:p>
          </table:table-cell>
        </table:table-row>
      </table:table>
      <text:p text:style-name="P2"/>
      <text:p text:style-name="P2"/>
      <table:table table:name="Tabla87" table:style-name="Tabla87">
        <table:table-column table:style-name="Tabla87.A"/>
        <table:table-row>
          <table:table-cell table:style-name="Tabla87.A1" office:value-type="string">
            <text:p text:style-name="P3">Curso Alternos </text:p>
          </table:table-cell>
        </table:table-row>
        <table:table-row>
          <table:table-cell table:style-name="Tabla87.A2" office:value-type="string">
            <text:p text:style-name="P1"><text:span text:style-name="T1">2b)</text:span> En caso de que no se encuentre coincidencias se notifica al cliente y se le permite variar los patrones de búsqueda.</text:p>
          </table:table-cell>
        </table:table-row>
      </table:table>
      <text:p text:style-name="P2"/>
      <text:p text:style-name="P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88.A2" office:value-type="string">
            <text:p text:style-name="P3">Frecuencia esperada</text:p>
          </table:table-cell>
          <table:table-cell table:style-name="Tabla88.A2" office:value-type="string">
            <text:p text:style-name="P4">Media.</text:p>
          </table:table-cell>
          <table:table-cell table:style-name="Tabla88.A2" office:value-type="string">
            <text:p text:style-name="P3">Rendimiento</text:p>
          </table:table-cell>
          <table:table-cell table:style-name="Tabla88.A2" office:value-type="string">
            <text:p text:style-name="P4">Moderada</text:p>
          </table:table-cell>
        </table:table-row>
        <table:table-row>
          <table:table-cell table:style-name="Tabla88.A2" office:value-type="string">
            <text:p text:style-name="P3">Importancia</text:p>
          </table:table-cell>
          <table:table-cell table:style-name="Tabla88.A2" office:value-type="string">
            <text:p text:style-name="P4">Moderada</text:p>
          </table:table-cell>
          <table:table-cell table:style-name="Tabla88.A2" office:value-type="string">
            <text:p text:style-name="P3">Urgencia</text:p>
          </table:table-cell>
          <table:table-cell table:style-name="Tabla88.A2" office:value-type="string">
            <text:p text:style-name="P4">Moderada</text:p>
          </table:table-cell>
        </table:table-row>
        <table:table-row>
          <table:table-cell table:style-name="Tabla88.A2" office:value-type="string">
            <text:p text:style-name="P3">Estado</text:p>
          </table:table-cell>
          <table:table-cell table:style-name="Tabla88.A2" office:value-type="string">
            <text:p text:style-name="P4">Diseño</text:p>
          </table:table-cell>
          <table:table-cell table:style-name="Tabla88.A2" office:value-type="string">
            <text:p text:style-name="P3">Estabilidad</text:p>
          </table:table-cell>
          <table:table-cell table:style-name="Tabla88.A2" office:value-type="string">
            <text:p text:style-name="P4">Alta</text:p>
          </table:table-cell>
        </table:table-row>
      </table:table>
      <text:p text:style-name="P2"/>
      <text:p text:style-name="P2"/>
      <table:table table:name="Tabla89" table:style-name="Tabla89">
        <table:table-column table:style-name="Tabla89.A"/>
        <table:table-row>
          <table:table-cell table:style-name="Tabla89.A1" office:value-type="string">
            <text:p text:style-name="P3">Comentarios</text:p>
          </table:table-cell>
        </table:table-row>
        <table:table-row>
          <table:table-cell table:style-name="Tabla89.A2" office:value-type="string">
            <text:p text:style-name="P5">Se pueden dar sugerencias de búsqueda.</text:p>
          </table:table-cell>
        </table:table-row>
      </table:table>
      <text:p text:style-name="P2"/>
      <text:p text:style-name="P2"/>
      <text:p text:style-name="P2"/>
      <text:p text:style-name="P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column table:style-name="Tabla90.E"/>
        <table:table-column table:style-name="Tabla90.F"/>
        <table:table-column table:style-name="Tabla90.G"/>
        <table:table-row>
          <table:table-cell table:style-name="Tabla90.A1" office:value-type="string">
            <text:p text:style-name="P3">Caso de uso</text:p>
          </table:table-cell>
          <table:table-cell table:style-name="Tabla90.A1" table:number-columns-spanned="3" office:value-type="string">
            <text:p text:style-name="P4">Consultar mis puntos.</text:p>
          </table:table-cell>
          <table:covered-table-cell/>
          <table:covered-table-cell/>
          <table:table-cell table:style-name="Tabla90.E1" table:number-columns-spanned="3" office:value-type="float" office:value="5.9">
            <text:p text:style-name="P4">5,9</text:p>
          </table:table-cell>
          <table:covered-table-cell/>
          <table:covered-table-cell/>
        </table:table-row>
        <table:table-row>
          <table:table-cell table:style-name="Tabla90.A2" office:value-type="string">
            <text:p text:style-name="P3">Actores</text:p>
          </table:table-cell>
          <table:table-cell table:style-name="Tabla90.A2" table:number-columns-spanned="6" office:value-type="string">
            <text:p text:style-name="P5">Cliente habitual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Tipo</text:p>
          </table:table-cell>
          <table:table-cell table:style-name="Tabla90.A2" table:number-columns-spanned="6" office:value-type="string">
            <text:p text:style-name="P5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ropósito</text:p>
          </table:table-cell>
          <table:table-cell table:style-name="Tabla90.A2" table:number-columns-spanned="6" office:value-type="string">
            <text:p text:style-name="P5">Permite al cliente eliminar sus direcci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Descripción</text:p>
          </table:table-cell>
          <table:table-cell table:style-name="Tabla90.A2" table:number-columns-spanned="6" office:value-type="string">
            <text:p text:style-name="P5">El cliente ha seleccionado la opción consultar puntos y se le muestran los puntos acumulados en su perf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Referencias</text:p>
          </table:table-cell>
          <table:table-cell table:style-name="Tabla90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recondición</text:p>
          </table:table-cell>
          <table:table-cell table:style-name="Tabla90.A2" table:number-columns-spanned="6" office:value-type="string">
            <text:p text:style-name="P5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Postcondición</text:p>
          </table:table-cell>
          <table:table-cell table:style-name="Tabla90.A2" table:number-columns-spanned="6" office:value-type="string">
            <text:p text:style-name="P5">Se muestran los puntos acumul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0.A2" office:value-type="string">
            <text:p text:style-name="P3">Autor</text:p>
          </table:table-cell>
          <table:table-cell table:style-name="Tabla90.A2" office:value-type="string">
            <text:p text:style-name="P5">David Morales</text:p>
          </table:table-cell>
          <table:table-cell table:style-name="Tabla90.A2" office:value-type="string">
            <text:p text:style-name="P3">Fecha</text:p>
          </table:table-cell>
          <table:table-cell table:style-name="Tabla90.A2" table:number-columns-spanned="2" office:value-type="string">
            <text:p text:style-name="P5">14/4/2016</text:p>
          </table:table-cell>
          <table:covered-table-cell/>
          <table:table-cell table:style-name="Tabla90.A2" office:value-type="string">
            <text:p text:style-name="P3">Versión</text:p>
          </table:table-cell>
          <table:table-cell table:style-name="Tabla90.A2" office:value-type="string">
            <text:p text:style-name="P5">1.0</text:p>
          </table:table-cell>
        </table:table-row>
      </table:table>
      <text:p text:style-name="P2"/>
      <text:p text:style-name="P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91.A1" office:value-type="string">
            <text:p text:style-name="P2"/>
          </table:table-cell>
          <table:table-cell table:style-name="Tabla91.A1" office:value-type="string">
            <text:p text:style-name="P3">Acción de actor</text:p>
          </table:table-cell>
          <table:table-cell table:style-name="Tabla91.A1" office:value-type="string">
            <text:p text:style-name="P2"/>
          </table:table-cell>
          <table:table-cell table:style-name="Tabla91.A1" office:value-type="string">
            <text:p text:style-name="P3">Acción del sistema</text:p>
          </table:table-cell>
        </table:table-row>
        <table:table-row>
          <table:table-cell table:style-name="Tabla91.A3" office:value-type="string">
            <text:p text:style-name="P6">1</text:p>
          </table:table-cell>
          <table:table-cell table:style-name="Tabla91.A3" office:value-type="string">
            <text:p text:style-name="P5">Cliente: Selecciona consultar puntos. </text:p>
          </table:table-cell>
          <table:table-cell table:style-name="Tabla91.A3" office:value-type="string">
            <text:p text:style-name="P6">2</text:p>
          </table:table-cell>
          <table:table-cell table:style-name="Tabla91.A3" office:value-type="string">
            <text:p text:style-name="P5">Se muestran los puntos acumulados.</text:p>
          </table:table-cell>
        </table:table-row>
      </table:table>
      <text:p text:style-name="P2"/>
      <text:p text:style-name="P2"/>
      <table:table table:name="Tabla92" table:style-name="Tabla92">
        <table:table-column table:style-name="Tabla92.A"/>
        <table:table-row>
          <table:table-cell table:style-name="Tabla92.A1" office:value-type="string">
            <text:p text:style-name="P3">Curso Alternos </text:p>
          </table:table-cell>
        </table:table-row>
        <table:table-row>
          <table:table-cell table:style-name="Tabla92.A2" office:value-type="string">
            <text:p text:style-name="P1"/>
          </table:table-cell>
        </table:table-row>
      </table:table>
      <text:p text:style-name="P2"/>
      <text:p text:style-name="P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93.A2" office:value-type="string">
            <text:p text:style-name="P3">Frecuencia esperada</text:p>
          </table:table-cell>
          <table:table-cell table:style-name="Tabla93.A2" office:value-type="string">
            <text:p text:style-name="P4">Media.</text:p>
          </table:table-cell>
          <table:table-cell table:style-name="Tabla93.A2" office:value-type="string">
            <text:p text:style-name="P3">Rendimiento</text:p>
          </table:table-cell>
          <table:table-cell table:style-name="Tabla93.A2" office:value-type="string">
            <text:p text:style-name="P4">Moderada</text:p>
          </table:table-cell>
        </table:table-row>
        <table:table-row>
          <table:table-cell table:style-name="Tabla93.A2" office:value-type="string">
            <text:p text:style-name="P3">Importancia</text:p>
          </table:table-cell>
          <table:table-cell table:style-name="Tabla93.A2" office:value-type="string">
            <text:p text:style-name="P4">Moderada</text:p>
          </table:table-cell>
          <table:table-cell table:style-name="Tabla93.A2" office:value-type="string">
            <text:p text:style-name="P3">Urgencia</text:p>
          </table:table-cell>
          <table:table-cell table:style-name="Tabla93.A2" office:value-type="string">
            <text:p text:style-name="P4">Moderada</text:p>
          </table:table-cell>
        </table:table-row>
        <table:table-row>
          <table:table-cell table:style-name="Tabla93.A2" office:value-type="string">
            <text:p text:style-name="P3">Estado</text:p>
          </table:table-cell>
          <table:table-cell table:style-name="Tabla93.A2" office:value-type="string">
            <text:p text:style-name="P4">Diseño</text:p>
          </table:table-cell>
          <table:table-cell table:style-name="Tabla93.A2" office:value-type="string">
            <text:p text:style-name="P3">Estabilidad</text:p>
          </table:table-cell>
          <table:table-cell table:style-name="Tabla93.A2" office:value-type="string">
            <text:p text:style-name="P4">Alta</text:p>
          </table:table-cell>
        </table:table-row>
      </table:table>
      <text:p text:style-name="P2"/>
      <text:p text:style-name="P2"><text:soft-page-break/></text:p>
      <table:table table:name="Tabla94" table:style-name="Tabla94">
        <table:table-column table:style-name="Tabla94.A"/>
        <table:table-row>
          <table:table-cell table:style-name="Tabla94.A1" office:value-type="string">
            <text:p text:style-name="P3">Comentarios</text:p>
          </table:table-cell>
        </table:table-row>
        <table:table-row>
          <table:table-cell table:style-name="Tabla94.A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column table:style-name="Tabla95.E"/>
        <table:table-column table:style-name="Tabla95.F"/>
        <table:table-column table:style-name="Tabla95.G"/>
        <table:table-row>
          <table:table-cell table:style-name="Tabla95.A1" office:value-type="string">
            <text:p text:style-name="P3">Caso de uso</text:p>
          </table:table-cell>
          <table:table-cell table:style-name="Tabla95.A1" table:number-columns-spanned="3" office:value-type="string">
            <text:p text:style-name="P4">Eliminar promociones caducadas.</text:p>
          </table:table-cell>
          <table:covered-table-cell/>
          <table:covered-table-cell/>
          <table:table-cell table:style-name="Tabla95.E1" table:number-columns-spanned="3" office:value-type="float" office:value="1.1">
            <text:p text:style-name="P4">1,1</text:p>
          </table:table-cell>
          <table:covered-table-cell/>
          <table:covered-table-cell/>
        </table:table-row>
        <table:table-row>
          <table:table-cell table:style-name="Tabla95.A2" office:value-type="string">
            <text:p text:style-name="P3">Actores</text:p>
          </table:table-cell>
          <table:table-cell table:style-name="Tabla95.A2" table:number-columns-spanned="6" office:value-type="string">
            <text:p text:style-name="P5">Temporizador 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Tipo</text:p>
          </table:table-cell>
          <table:table-cell table:style-name="Tabla95.A2" table:number-columns-spanned="6" office:value-type="string">
            <text:p text:style-name="P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Propósito</text:p>
          </table:table-cell>
          <table:table-cell table:style-name="Tabla95.A2" table:number-columns-spanned="6" office:value-type="string">
            <text:p text:style-name="P5">Permite eliminar automáticamente las promociones caduca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Descripción</text:p>
          </table:table-cell>
          <table:table-cell table:style-name="Tabla95.A2" table:number-columns-spanned="6" office:value-type="string">
            <text:p text:style-name="P5">El sistema elimina las promociones caducada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Referencias</text:p>
          </table:table-cell>
          <table:table-cell table:style-name="Tabla95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Precondición</text:p>
          </table:table-cell>
          <table:table-cell table:style-name="Tabla95.A2" table:number-columns-spanned="6" office:value-type="string">
            <text:p text:style-name="P5">El período por el que fue definida la promoción ha cadu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Postcondición</text:p>
          </table:table-cell>
          <table:table-cell table:style-name="Tabla95.A2" table:number-columns-spanned="6" office:value-type="string">
            <text:p text:style-name="P5">La promoción es elimi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5.A2" office:value-type="string">
            <text:p text:style-name="P3">Autor</text:p>
          </table:table-cell>
          <table:table-cell table:style-name="Tabla95.A2" office:value-type="string">
            <text:p text:style-name="P5">David Morales.</text:p>
          </table:table-cell>
          <table:table-cell table:style-name="Tabla95.A2" office:value-type="string">
            <text:p text:style-name="P3">Fecha</text:p>
          </table:table-cell>
          <table:table-cell table:style-name="Tabla95.A2" table:number-columns-spanned="2" office:value-type="string">
            <text:p text:style-name="P5">14/4/2016</text:p>
          </table:table-cell>
          <table:covered-table-cell/>
          <table:table-cell table:style-name="Tabla95.A2" office:value-type="string">
            <text:p text:style-name="P3">Versión</text:p>
          </table:table-cell>
          <table:table-cell table:style-name="Tabla95.A2" office:value-type="string">
            <text:p text:style-name="P5">1.0</text:p>
          </table:table-cell>
        </table:table-row>
      </table:table>
      <text:p text:style-name="P2"/>
      <text:p text:style-name="P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>
          <table:table-cell table:style-name="Tabla96.A1" office:value-type="string">
            <text:p text:style-name="P2"/>
          </table:table-cell>
          <table:table-cell table:style-name="Tabla96.A1" office:value-type="string">
            <text:p text:style-name="P3">Acción de actor</text:p>
          </table:table-cell>
          <table:table-cell table:style-name="Tabla96.A1" office:value-type="string">
            <text:p text:style-name="P2"/>
          </table:table-cell>
          <table:table-cell table:style-name="Tabla96.A1" office:value-type="string">
            <text:p text:style-name="P3">Acción del sistema</text:p>
          </table:table-cell>
        </table:table-row>
        <table:table-row>
          <table:table-cell table:style-name="Tabla96.A3" office:value-type="string">
            <text:p text:style-name="P6">1</text:p>
          </table:table-cell>
          <table:table-cell table:style-name="Tabla96.A3" office:value-type="string">
            <text:p text:style-name="P5">Temporizador: marca para eliminar las promociones caducadas.</text:p>
          </table:table-cell>
          <table:table-cell table:style-name="Tabla96.A3" office:value-type="string">
            <text:p text:style-name="P6">2</text:p>
          </table:table-cell>
          <table:table-cell table:style-name="Tabla96.A3" office:value-type="string">
            <text:p text:style-name="P5">Elimina las ofertas señaladas por el temporizador.</text:p>
          </table:table-cell>
        </table:table-row>
      </table:table>
      <text:p text:style-name="P2"/>
      <text:p text:style-name="P2"/>
      <table:table table:name="Tabla97" table:style-name="Tabla97">
        <table:table-column table:style-name="Tabla97.A"/>
        <table:table-row>
          <table:table-cell table:style-name="Tabla97.A1" office:value-type="string">
            <text:p text:style-name="P3">Curso Alternos </text:p>
          </table:table-cell>
        </table:table-row>
        <table:table-row>
          <table:table-cell table:style-name="Tabla97.A2" office:value-type="string">
            <text:p text:style-name="P4"/>
          </table:table-cell>
        </table:table-row>
      </table:table>
      <text:p text:style-name="P2"/>
      <text:p text:style-name="P2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>
          <table:table-cell table:style-name="Tabla98.A2" office:value-type="string">
            <text:p text:style-name="P3">Frecuencia esperada</text:p>
          </table:table-cell>
          <table:table-cell table:style-name="Tabla98.A2" office:value-type="string">
            <text:p text:style-name="P4">Alta</text:p>
          </table:table-cell>
          <table:table-cell table:style-name="Tabla98.A2" office:value-type="string">
            <text:p text:style-name="P3">Rendimiento</text:p>
          </table:table-cell>
          <table:table-cell table:style-name="Tabla98.A2" office:value-type="string">
            <text:p text:style-name="P4">Moderada</text:p>
          </table:table-cell>
        </table:table-row>
        <table:table-row>
          <table:table-cell table:style-name="Tabla98.A2" office:value-type="string">
            <text:p text:style-name="P3">Importancia</text:p>
          </table:table-cell>
          <table:table-cell table:style-name="Tabla98.A2" office:value-type="string">
            <text:p text:style-name="P4">Moderada</text:p>
          </table:table-cell>
          <table:table-cell table:style-name="Tabla98.A2" office:value-type="string">
            <text:p text:style-name="P3">Urgencia</text:p>
          </table:table-cell>
          <table:table-cell table:style-name="Tabla98.A2" office:value-type="string">
            <text:p text:style-name="P4">Moderada</text:p>
          </table:table-cell>
        </table:table-row>
        <table:table-row>
          <table:table-cell table:style-name="Tabla98.A2" office:value-type="string">
            <text:p text:style-name="P3">Estado</text:p>
          </table:table-cell>
          <table:table-cell table:style-name="Tabla98.A2" office:value-type="string">
            <text:p text:style-name="P4">Diseño</text:p>
          </table:table-cell>
          <table:table-cell table:style-name="Tabla98.A2" office:value-type="string">
            <text:p text:style-name="P3">Estabilidad</text:p>
          </table:table-cell>
          <table:table-cell table:style-name="Tabla98.A2" office:value-type="string">
            <text:p text:style-name="P4">Alta</text:p>
          </table:table-cell>
        </table:table-row>
      </table:table>
      <text:p text:style-name="P2"/>
      <text:p text:style-name="P2"/>
      <table:table table:name="Tabla99" table:style-name="Tabla99">
        <table:table-column table:style-name="Tabla99.A"/>
        <table:table-row>
          <table:table-cell table:style-name="Tabla99.A1" office:value-type="string">
            <text:p text:style-name="P3">Comentarios</text:p>
          </table:table-cell>
        </table:table-row>
        <table:table-row>
          <table:table-cell table:style-name="Tabla99.A2" office:value-type="string">
            <text:p text:style-name="P5">Se lleva a cabo de manera períodica.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Calibri1" svg:font-family="Calibri"/>
    <style:font-face style:name="Liberation Serif" svg:font-family="'Liberation Serif'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4-19T19:54:56.25</dc:date>
    <dc:creator>david </dc:creator>
    <meta:editing-duration>PT1H36M58S</meta:editing-duration>
    <meta:editing-cycles>4</meta:editing-cycles>
    <meta:generator>OpenOffice/4.1.2$Win32 OpenOffice.org_project/412m3$Build-9782</meta:generator>
    <meta:document-statistic meta:table-count="99" meta:image-count="0" meta:object-count="0" meta:page-count="15" meta:paragraph-count="933" meta:word-count="2616" meta:character-count="17822"/>
  </office:meta>
</office:document-meta>
</file>